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7.66mm"/>
    </style:style>
    <style:style style:name="co14" style:family="table-column">
      <style:table-column-properties fo:break-before="auto" style:column-width="83.68mm"/>
    </style:style>
    <style:style style:name="co15" style:family="table-column">
      <style:table-column-properties fo:break-before="auto" style:column-width="41.47mm"/>
    </style:style>
    <style:style style:name="co16" style:family="table-column">
      <style:table-column-properties fo:break-before="auto" style:column-width="60.55mm"/>
    </style:style>
    <style:style style:name="co17" style:family="table-column">
      <style:table-column-properties fo:break-before="auto" style:column-width="24.02mm"/>
    </style:style>
    <style:style style:name="co8" style:family="table-column">
      <style:table-column-properties fo:break-before="auto" style:column-width="32.67mm"/>
    </style:style>
    <style:style style:name="co18" style:family="table-column">
      <style:table-column-properties fo:break-before="auto" style:column-width="113.81mm"/>
    </style:style>
    <style:style style:name="co10" style:family="table-column">
      <style:table-column-properties fo:break-before="auto" style:column-width="48.7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43mm"/>
    </style:style>
    <style:style style:name="co13" style:family="table-column">
      <style:table-column-properties fo:break-before="auto" style:column-width="57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0" style:family="table-cell" style:parent-style-name="Default">
      <style:table-cell-properties fo:border-bottom="0.06pt solid #000000" fo:background-color="#66ffff" fo:border-left="none" fo:border-right="none" fo:border-top="none"/>
      <style:text-properties style:font-name="Liberation Sans"/>
    </style:style>
    <style:style style:name="ce101" style:family="table-cell" style:parent-style-name="Default">
      <style:table-cell-properties fo:background-color="#0000ff"/>
      <style:text-properties style:font-name="Liberation Sans"/>
    </style:style>
    <style:style style:name="ce102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/>
    </style:style>
    <style:style style:name="ce103" style:family="table-cell" style:parent-style-name="Default">
      <style:text-properties style:font-name="Liberation Sans"/>
    </style:style>
    <style:style style:name="ce104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fo:color="#000000" style:font-name="Liberation Sans"/>
    </style:style>
    <style:style style:name="ce105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style:font-name="Liberation Sans"/>
    </style:style>
    <style:style style:name="ce106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style:font-name="Liberation Sans"/>
    </style:style>
    <style:style style:name="ce107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fo:color="#000000" style:font-name="Liberation Sans"/>
    </style:style>
    <style:style style:name="ce108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fo:color="#000000" style:font-name="Liberation Sans"/>
    </style:style>
    <style:style style:name="ce109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font-name="Liberation Sans"/>
    </style:style>
    <style:style style:name="ce110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style:font-name="Liberation Sans"/>
    </style:style>
    <style:style style:name="ce111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11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113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114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16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118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119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ans"/>
    </style:style>
    <style:style style:name="ce2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style:font-name="Liberation Sans" fo:font-weight="normal" style:font-weight-asian="normal" style:font-weight-complex="normal"/>
    </style:style>
    <style:style style:name="ce35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ackground-color="#99ff66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ackground-color="#0000ff"/>
      <style:text-properties style:font-name="Liberation Sans" style:font-name-asian="Noto Sans CJK SC Regular" style:font-name-complex="FreeSans"/>
    </style:style>
    <style:style style:name="ce39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40" style:family="table-cell" style:parent-style-name="Default">
      <style:table-cell-properties fo:background-color="#cc00cc"/>
      <style:text-properties fo:color="#ffffff" style:font-name="Liberation Sans"/>
    </style:style>
    <style:style style:name="ce47" style:family="table-cell" style:parent-style-name="Default">
      <style:table-cell-properties fo:background-color="#996600"/>
      <style:text-properties style:font-name="Liberation Sans"/>
    </style:style>
    <style:style style:name="ce48" style:family="table-cell" style:parent-style-name="Default">
      <style:text-properties style:font-name="Liberation Sans" fo:font-size="10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 fo:font-size="10pt" fo:font-weight="normal" style:font-size-asian="9pt" style:font-weight-asian="normal" style:font-size-complex="9pt" style:font-weight-complex="normal"/>
    </style:style>
    <style:style style:name="ce52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99ff66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#ffcc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ff3333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66ff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fo:color="#ffffff" style:font-name="Liberation Sans" fo:font-size="10pt" fo:font-weight="normal" style:font-size-asian="9pt" style:font-weight-asian="normal" style:font-size-complex="9pt" style:font-weight-complex="normal"/>
    </style:style>
    <style:style style:name="ce78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9966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ackground-color="#cc00cc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0.06pt solid #000000" fo:background-color="#66ffff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0000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ext-properties style:font-name="Liberation Sans" fo:font-size="10pt" fo:font-weight="normal" style:font-size-asian="9pt" style:font-weight-asian="normal" style:font-size-complex="9pt" style:font-weight-complex="normal"/>
    </style:style>
    <style:style style:name="ce85" style:family="table-cell" style:parent-style-name="Default"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87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88" style:family="table-cell" style:parent-style-name="Default">
      <style:table-cell-properties fo:background-color="#99ff66"/>
      <style:text-properties style:font-name="Liberation Sans"/>
    </style:style>
    <style:style style:name="ce89" style:family="table-cell" style:parent-style-name="Default">
      <style:table-cell-properties fo:background-color="#ffcc00"/>
      <style:text-properties style:font-name="Liberation Sans"/>
    </style:style>
    <style:style style:name="ce90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91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/>
    </style:style>
    <style:style style:name="ce92" style:family="table-cell" style:parent-style-name="Default">
      <style:table-cell-properties fo:background-color="#ff3333"/>
      <style:text-properties style:font-name="Liberation Sans"/>
    </style:style>
    <style:style style:name="ce93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94" style:family="table-cell" style:parent-style-name="Default">
      <style:table-cell-properties fo:background-color="#66ffff"/>
      <style:text-properties style:font-name="Liberation Sans"/>
    </style:style>
    <style:style style:name="ce95" style:family="table-cell" style:parent-style-name="Default">
      <style:table-cell-properties fo:border-bottom="none" fo:background-color="#00ccff" fo:border-left="none" fo:border-right="none" fo:border-top="0.06pt solid #000000"/>
      <style:text-properties fo:color="#000000" style:font-name="Liberation Sans"/>
    </style:style>
    <style:style style:name="ce96" style:family="table-cell" style:parent-style-name="Default">
      <style:table-cell-properties fo:border-bottom="0.06pt solid #000000" fo:background-color="#00ccff" fo:border-left="none" fo:border-right="none" fo:border-top="none"/>
      <style:text-properties style:font-name="Liberation Sans"/>
    </style:style>
    <style:style style:name="ce97" style:family="table-cell" style:parent-style-name="Default">
      <style:table-cell-properties fo:border-bottom="none" fo:background-color="#00ccff" fo:border-left="none" fo:border-right="none" fo:border-top="0.06pt solid #000000"/>
      <style:text-properties style:font-name="Liberation Sans"/>
    </style:style>
    <style:style style:name="ce98" style:family="table-cell" style:parent-style-name="Default">
      <style:table-cell-properties fo:border-bottom="0.06pt solid #000000" fo:background-color="#00ccff" fo:border-left="none" fo:border-right="none" fo:border-top="none"/>
      <style:text-properties fo:color="#ffffff" style:font-name="Liberation Sans"/>
    </style:style>
    <style:style style:name="ce99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77" style:family="table-cell" style:parent-style-name="Default" style:data-style-name="N61"/>
    <style:style style:name="ce15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16" style:family="table-cell" style:parent-style-name="Default">
      <style:table-cell-properties fo:background-color="#cc00cc"/>
      <style:text-properties fo:color="#ffffff" style:font-name="Liberation Sans"/>
    </style:style>
    <style:style style:name="ce41" style:family="table-cell" style:parent-style-name="Default"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43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44" style:family="table-cell" style:parent-style-name="Default">
      <style:table-cell-properties fo:background-color="#99ff66"/>
      <style:text-properties style:font-name="Liberation Sans"/>
    </style:style>
    <style:style style:name="ce45" style:family="table-cell" style:parent-style-name="Default">
      <style:table-cell-properties fo:background-color="#ffcc00"/>
      <style:text-properties style:font-name="Liberation Sans"/>
    </style:style>
    <style:style style:name="ce46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49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50" style:family="table-cell" style:parent-style-name="Default">
      <style:table-cell-properties fo:background-color="#66ffff"/>
      <style:text-properties style:font-name="Liberation Sans"/>
    </style:style>
    <style:style style:name="ce55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57" style:family="table-cell" style:parent-style-name="Default">
      <style:table-cell-properties fo:background-color="#0000ff"/>
      <style:text-properties style:font-name="Liberation Sans"/>
    </style:style>
    <style:style style:name="ce59" style:family="table-cell" style:parent-style-name="Default">
      <style:text-properties style:font-name="Liberation Sans"/>
    </style:style>
    <style:style style:name="ce64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fo:color="#000000" style:font-name="Liberation Sans"/>
    </style:style>
    <style:style style:name="ce65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font-name="Liberation Sans"/>
    </style:style>
    <style:style style:name="ce66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style:font-name="Liberation Sans"/>
    </style:style>
    <style:style style:name="ce67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69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22" style:family="table-cell" style:parent-style-name="Default">
      <style:table-cell-properties fo:border-bottom="0.06pt solid #000000" fo:background-color="#ff33ff" fo:border-left="none" fo:border-right="none" fo:border-top="none"/>
      <style:text-properties style:font-name="Liberation Sans"/>
    </style:style>
    <style:style style:name="ce123" style:family="table-cell" style:parent-style-name="Default">
      <style:table-cell-properties fo:background-color="#ff33ff"/>
      <style:text-properties style:use-window-font-color="true" style:font-name="Liberation Sans"/>
    </style:style>
    <style:style style:name="ce124" style:family="table-cell" style:parent-style-name="Default">
      <style:table-cell-properties fo:background-color="#ff33ff"/>
      <style:text-properties style:font-name="Liberation Sans"/>
    </style:style>
    <style:style style:name="ce18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>
      <style:text-properties style:font-name="Liberation Sans" fo:font-weight="normal" style:font-weight-asian="normal" style:font-weight-complex="normal"/>
    </style:style>
    <style:style style:name="ce192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193" style:family="table-cell" style:parent-style-name="Default">
      <style:table-cell-properties fo:background-color="#99ff66"/>
      <style:text-properties style:font-name="Liberation Sans" style:font-name-asian="Noto Sans CJK SC Regular" style:font-name-complex="FreeSans"/>
    </style:style>
    <style:style style:name="ce194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195" style:family="table-cell" style:parent-style-name="Default">
      <style:table-cell-properties fo:background-color="#0000ff"/>
      <style:text-properties style:font-name="Liberation Sans" style:font-name-asian="Noto Sans CJK SC Regular" style:font-name-complex="FreeSans"/>
    </style:style>
    <style:style style:name="ce196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197" style:family="table-cell" style:parent-style-name="Default">
      <style:table-cell-properties fo:background-color="#cc00cc"/>
      <style:text-properties fo:color="#ffffff" style:font-name="Liberation Sans"/>
    </style:style>
    <style:style style:name="ce198" style:family="table-cell" style:parent-style-name="Default">
      <style:table-cell-properties fo:background-color="#996600"/>
      <style:text-properties style:font-name="Liberation Sans"/>
    </style:style>
    <style:style style:name="ce199" style:family="table-cell" style:parent-style-name="Default">
      <style:text-properties style:font-name="Liberation Sans" fo:font-size="10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 fo:font-size="10pt" fo:font-weight="normal" style:font-size-asian="9pt" style:font-weight-asian="normal" style:font-size-complex="9pt" style:font-weight-complex="normal"/>
    </style:style>
    <style:style style:name="ce201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fo:background-color="#99ff66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fo:background-color="#ffcc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fo:background-color="#ff3333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fo:background-color="#66ff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fo:color="#ffffff" style:font-name="Liberation Sans" fo:font-size="10pt" fo:font-weight="normal" style:font-size-asian="9pt" style:font-weight-asian="normal" style:font-size-complex="9pt" style:font-weight-complex="normal"/>
    </style:style>
    <style:style style:name="ce215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ackground-color="#9966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ackground-color="#cc00cc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fo:border-bottom="0.06pt solid #000000" fo:background-color="#66ffff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ackground-color="#0000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ext-properties style:font-name="Liberation Sans" fo:font-size="10pt" fo:font-weight="normal" style:font-size-asian="9pt" style:font-weight-asian="normal" style:font-size-complex="9pt" style:font-weight-complex="normal"/>
    </style:style>
    <style:style style:name="ce222" style:family="table-cell" style:parent-style-name="Default"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224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225" style:family="table-cell" style:parent-style-name="Default">
      <style:table-cell-properties fo:background-color="#99ff66"/>
      <style:text-properties style:font-name="Liberation Sans"/>
    </style:style>
    <style:style style:name="ce226" style:family="table-cell" style:parent-style-name="Default">
      <style:table-cell-properties fo:background-color="#ffcc00"/>
      <style:text-properties style:font-name="Liberation Sans"/>
    </style:style>
    <style:style style:name="ce227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228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/>
    </style:style>
    <style:style style:name="ce229" style:family="table-cell" style:parent-style-name="Default">
      <style:table-cell-properties fo:background-color="#ff3333"/>
      <style:text-properties style:font-name="Liberation Sans"/>
    </style:style>
    <style:style style:name="ce230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231" style:family="table-cell" style:parent-style-name="Default">
      <style:table-cell-properties fo:background-color="#66ffff"/>
      <style:text-properties style:font-name="Liberation Sans"/>
    </style:style>
    <style:style style:name="ce232" style:family="table-cell" style:parent-style-name="Default">
      <style:table-cell-properties fo:border-bottom="none" fo:background-color="#00ccff" fo:border-left="none" fo:border-right="none" fo:border-top="0.06pt solid #000000"/>
      <style:text-properties fo:color="#000000" style:font-name="Liberation Sans"/>
    </style:style>
    <style:style style:name="ce233" style:family="table-cell" style:parent-style-name="Default">
      <style:table-cell-properties fo:border-bottom="0.06pt solid #000000" fo:background-color="#00ccff" fo:border-left="none" fo:border-right="none" fo:border-top="none"/>
      <style:text-properties style:font-name="Liberation Sans"/>
    </style:style>
    <style:style style:name="ce234" style:family="table-cell" style:parent-style-name="Default">
      <style:table-cell-properties fo:border-bottom="none" fo:background-color="#00ccff" fo:border-left="none" fo:border-right="none" fo:border-top="0.06pt solid #000000"/>
      <style:text-properties style:font-name="Liberation Sans"/>
    </style:style>
    <style:style style:name="ce235" style:family="table-cell" style:parent-style-name="Default">
      <style:table-cell-properties fo:border-bottom="0.06pt solid #000000" fo:background-color="#00ccff" fo:border-left="none" fo:border-right="none" fo:border-top="none"/>
      <style:text-properties fo:color="#ffffff" style:font-name="Liberation Sans"/>
    </style:style>
    <style:style style:name="ce236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237" style:family="table-cell" style:parent-style-name="Default">
      <style:table-cell-properties fo:border-bottom="0.06pt solid #000000" fo:background-color="#66ffff" fo:border-left="none" fo:border-right="none" fo:border-top="none"/>
      <style:text-properties style:font-name="Liberation Sans"/>
    </style:style>
    <style:style style:name="ce238" style:family="table-cell" style:parent-style-name="Default">
      <style:table-cell-properties fo:background-color="#0000ff"/>
      <style:text-properties style:font-name="Liberation Sans"/>
    </style:style>
    <style:style style:name="ce239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fo:color="#000000" style:font-name="Liberation Sans"/>
    </style:style>
    <style:style style:name="ce242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style:font-name="Liberation Sans"/>
    </style:style>
    <style:style style:name="ce243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style:font-name="Liberation Sans"/>
    </style:style>
    <style:style style:name="ce244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fo:color="#000000" style:font-name="Liberation Sans"/>
    </style:style>
    <style:style style:name="ce24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fo:color="#000000" style:font-name="Liberation Sans"/>
    </style:style>
    <style:style style:name="ce246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font-name="Liberation Sans"/>
    </style:style>
    <style:style style:name="ce24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style:font-name="Liberation Sans"/>
    </style:style>
    <style:style style:name="ce248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24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250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25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25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/>
    </style:style>
    <style:style style:name="ce254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255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25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/>
    </style:style>
    <style:style style:name="ce25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ans"/>
    </style:style>
    <style:style style:name="ce258" style:family="table-cell" style:parent-style-name="Default" style:data-style-name="N61"/>
    <style:style style:name="ce259" style:family="table-cell" style:parent-style-name="Default">
      <style:table-cell-properties fo:border-bottom="0.06pt solid #000000" fo:background-color="#ff33ff" fo:border-left="none" fo:border-right="none" fo:border-top="none"/>
      <style:text-properties style:font-name="Liberation Sans"/>
    </style:style>
    <style:style style:name="ce260" style:family="table-cell" style:parent-style-name="Default">
      <style:table-cell-properties fo:background-color="#ff33ff"/>
      <style:text-properties style:use-window-font-color="true" style:font-name="Liberation Sans"/>
    </style:style>
    <style:style style:name="ce261" style:family="table-cell" style:parent-style-name="Default">
      <style:table-cell-properties fo:background-color="#ff33ff"/>
      <style:text-properties style:font-name="Liberation Sans"/>
    </style:style>
    <style:style style:name="T1" style:family="text">
      <style:text-properties style:text-outline="false" style:text-line-through-style="none" style:text-line-through-type="none" style:text-position="0% 100%" fo:font-style="italic" fo:text-shadow="none" style:text-underline-style="none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Calibri" fo:font-size="9pt" fo:font-style="normal" fo:text-shadow="none" style:text-underline-style="none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Calibri" fo:font-style="normal" fo:text-shadow="none" style:text-underline-style="none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tyle="normal" fo:text-shadow="none" style:text-underline-style="none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style:text-underline-style="none" style:text-underline-color="font-color" style:text-line-through-type="none" fo:font-style="italic" style:text-outline="false" fo:text-shadow="none" style:text-position="0% 100%" style:font-size-asian="9pt" style:font-size-complex="9pt" style:font-weight-asian="bold" style:font-weight-complex="bold" style:font-style-asian="italic" style:font-style-complex="italic"/>
    </style:style>
    <style:style style:name="T11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12" style:family="text">
      <style:text-properties style:font-name="Calibri" fo:font-size="9pt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13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14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fo:color="#000000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Mapping" table:style-name="ta1">
        <table:table-column table:style-name="co6" table:default-cell-style-name="ce191"/>
        <table:table-column table:style-name="co7" table:default-cell-style-name="ce191"/>
        <table:table-column table:style-name="co9" table:default-cell-style-name="ce240"/>
        <table:table-column table:style-name="co14" table:default-cell-style-name="ce240"/>
        <table:table-column table:style-name="co15" table:default-cell-style-name="ce240"/>
        <table:table-column table:style-name="co16" table:default-cell-style-name="ce240"/>
        <table:table-column table:style-name="co17" table:default-cell-style-name="ce240"/>
        <table:table-column table:style-name="co8" table:default-cell-style-name="ce240"/>
        <table:table-column table:style-name="co18" table:default-cell-style-name="ce240"/>
        <table:table-column table:style-name="co10" table:default-cell-style-name="ce240"/>
        <table:table-column table:style-name="co11" table:default-cell-style-name="ce240"/>
        <table:table-column table:style-name="co12" table:default-cell-style-name="ce240"/>
        <table:table-column table:style-name="co11" table:number-columns-repeated="1009" table:default-cell-style-name="ce240"/>
        <table:table-row table:style-name="ro1">
          <table:table-cell table:style-name="ce182" office:value-type="string" calcext:value-type="string">
            <text:p><text:span text:style-name="T10">Sub-system</text:span></text:p>
          </table:table-cell>
          <table:table-cell table:style-name="ce199" office:value-type="string" calcext:value-type="string">
            <text:p>Reaction name_PDF</text:p>
          </table:table-cell>
          <table:table-cell table:style-name="ce222" office:value-type="string" calcext:value-type="string">
            <text:p>Reaction name KM</text:p>
          </table:table-cell>
          <table:table-cell table:style-name="ce222" office:value-type="string" calcext:value-type="string">
            <text:p>Kinetic_Reaction</text:p>
          </table:table-cell>
          <table:table-cell table:style-name="ce222" office:value-type="string" calcext:value-type="string">
            <text:p>Stochiometric_R_NAME</text:p>
          </table:table-cell>
          <table:table-cell table:style-name="ce222" office:value-type="string" calcext:value-type="string">
            <text:p>Stochiometric_Reaction</text:p>
          </table:table-cell>
          <table:table-cell/>
          <table:table-cell table:style-name="ce222" office:value-type="string" calcext:value-type="string">
            <text:p>Comment</text:p>
          </table:table-cell>
          <table:table-cell table:style-name="ce222" office:value-type="string" calcext:value-type="string">
            <text:p>Stochiometric_Name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  <table:table-cell table:number-columns-repeated="1009"/>
        </table:table-row>
        <table:table-row table:style-name="ro1">
          <table:table-cell table:style-name="ce183" office:value-type="string" calcext:value-type="string">
            <text:p><text:span text:style-name="T11">-</text:span></text:p>
          </table:table-cell>
          <table:table-cell table:style-name="ce200" office:value-type="string" calcext:value-type="string">
            <text:p>GLC_feed</text:p>
          </table:table-cell>
          <table:table-cell table:style-name="ce223" office:value-type="string" calcext:value-type="string">
            <text:p>_GLC_FEED</text:p>
          </table:table-cell>
          <table:table-cell table:style-name="ce223" office:value-type="string" calcext:value-type="string">
            <text:p>-&gt; GLCx</text:p>
          </table:table-cell>
          <table:table-cell table:style-name="ce223" office:value-type="string" calcext:value-type="string">
            <text:p>R_EX_glc_LPAREN_e_RPAREN_</text:p>
          </table:table-cell>
          <table:table-cell table:style-name="ce223" office:value-type="string" calcext:value-type="string">
            <text:p>D-Glucose{Extracellular} = </text:p>
          </table:table-cell>
          <table:table-cell table:style-name="ce223" office:value-type="string" calcext:value-type="string">
            <text:p>V</text:p>
          </table:table-cell>
          <table:table-cell table:style-name="ce249" office:value-type="string" calcext:value-type="string">
            <text:p>same</text:p>
          </table:table-cell>
          <table:table-cell table:style-name="ce253" office:value-type="string" calcext:value-type="string">
            <text:p>D-Glucose exchang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style-name="ce183" office:value-type="string" calcext:value-type="string">
            <text:p><text:span text:style-name="T11">-</text:span></text:p>
          </table:table-cell>
          <table:table-cell table:style-name="ce201" office:value-type="string" calcext:value-type="string">
            <text:p><text:span text:style-name="T15">ACE_OUT</text:span></text:p>
          </table:table-cell>
          <table:table-cell table:style-name="ce223" office:value-type="string" calcext:value-type="string">
            <text:p>_ACE_OUT</text:p>
          </table:table-cell>
          <table:table-cell table:style-name="ce223" office:value-type="string" calcext:value-type="string">
            <text:p>ACEx -&gt; </text:p>
          </table:table-cell>
          <table:table-cell table:style-name="ce223" office:value-type="string" calcext:value-type="string">
            <text:p>R_EX_ac_LPAREN_e_RPAREN_</text:p>
          </table:table-cell>
          <table:table-cell table:style-name="ce223" office:value-type="string" calcext:value-type="string">
            <text:p>Acetate{Extracellular} = </text:p>
          </table:table-cell>
          <table:table-cell table:style-name="ce223" office:value-type="string" calcext:value-type="string">
            <text:p>V</text:p>
          </table:table-cell>
          <table:table-cell table:style-name="ce249" office:value-type="string" calcext:value-type="string">
            <text:p>same</text:p>
          </table:table-cell>
          <table:table-cell table:style-name="ce253" office:value-type="string" calcext:value-type="string">
            <text:p>Acetate exchang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4">
            <text:p><text:span text:style-name="T12">Exchange reactions</text:span></text:p>
          </table:table-cell>
          <table:table-cell table:style-name="ce202" office:value-type="string" calcext:value-type="string">
            <text:p><text:span text:style-name="T15">XCH_GLC</text:span></text:p>
          </table:table-cell>
          <table:table-cell table:style-name="ce224" office:value-type="string" calcext:value-type="string">
            <text:p>XCH_GLC</text:p>
          </table:table-cell>
          <table:table-cell table:style-name="ce224" office:value-type="string" calcext:value-type="string">
            <text:p>GLCx = GLCp</text:p>
          </table:table-cell>
          <table:table-cell table:style-name="ce224" office:value-type="string" calcext:value-type="string">
            <text:p>R_GLCtexi</text:p>
          </table:table-cell>
          <table:table-cell table:style-name="ce224" office:value-type="string" calcext:value-type="string">
            <text:p>D-Glucose{Extracellular} -&gt; D-Glucose{Periplasm}</text:p>
          </table:table-cell>
          <table:table-cell table:style-name="ce224" office:value-type="string" calcext:value-type="string">
            <text:p>V</text:p>
          </table:table-cell>
          <table:table-cell table:style-name="ce250" office:value-type="string" calcext:value-type="string">
            <text:p>same</text:p>
          </table:table-cell>
          <table:table-cell table:style-name="ce254" office:value-type="string" calcext:value-type="string">
            <text:p>D-glucose transport via diffusion (extracellular to periplasm) irreversibl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22407</text:p>
          </table:table-cell>
          <table:table-cell office:value-type="float" office:value="0.230009188263143" calcext:value-type="float">
            <text:p>0.230009188263143</text:p>
          </table:table-cell>
          <table:table-cell table:number-columns-repeated="1009"/>
        </table:table-row>
        <table:table-row table:style-name="ro1">
          <table:covered-table-cell table:style-name="ce185"/>
          <table:table-cell table:style-name="ce203" office:value-type="string" calcext:value-type="string">
            <text:p><text:span text:style-name="T16">XCH_P</text:span></text:p>
          </table:table-cell>
          <table:table-cell table:style-name="ce225" office:value-type="string" calcext:value-type="string">
            <text:p>XCH_P</text:p>
          </table:table-cell>
          <table:table-cell table:style-name="ce225" office:value-type="string" calcext:value-type="string">
            <text:p>Px = Pp</text:p>
          </table:table-cell>
          <table:table-cell table:style-name="ce225" office:value-type="string" calcext:value-type="string">
            <text:p>R_PItex</text:p>
          </table:table-cell>
          <table:table-cell table:style-name="ce225" office:value-type="string" calcext:value-type="string">
            <text:p>Phosphate{Extracellular} = Phosphate{Periplasm}</text:p>
          </table:table-cell>
          <table:table-cell table:style-name="ce225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255" office:value-type="string" calcext:value-type="string">
            <text:p>phosphate transport via diffusion (extracellular to periplasm)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037444</text:p>
          </table:table-cell>
          <table:table-cell office:value-type="float" office:value="0.503177546081487" calcext:value-type="float">
            <text:p>0.503177546081487</text:p>
          </table:table-cell>
          <table:table-cell table:number-columns-repeated="1009"/>
        </table:table-row>
        <table:table-row table:style-name="ro1">
          <table:covered-table-cell table:style-name="ce185"/>
          <table:table-cell table:style-name="ce204" office:value-type="string" calcext:value-type="string">
            <text:p><text:span text:style-name="T15">XCH_ACE</text:span></text:p>
          </table:table-cell>
          <table:table-cell table:style-name="ce226" office:value-type="string" calcext:value-type="string">
            <text:p>XCH_ACE1</text:p>
          </table:table-cell>
          <table:table-cell table:style-name="ce226" office:value-type="string" calcext:value-type="string">
            <text:p>ACE = ACEp</text:p>
          </table:table-cell>
          <table:table-cell table:style-name="ce226" office:value-type="string" calcext:value-type="string">
            <text:p>R_ACt2rpp</text:p>
          </table:table-cell>
          <table:table-cell table:style-name="ce226" office:value-type="string" calcext:value-type="string">
            <text:p>Acetate{Periplasm} + H+{Periplasm} = Acetate{Cytoplasm} + H+{Cytoplasm}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2*H+</text:p>
          </table:table-cell>
          <table:table-cell table:style-name="ce255" office:value-type="string" calcext:value-type="string">
            <text:p>acetate reversible transport via proton symport (periplasm)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26837</text:p>
          </table:table-cell>
          <table:table-cell office:value-type="float" office:value="0.000426751480320819" calcext:value-type="float">
            <text:p>0.000426751480321</text:p>
          </table:table-cell>
          <table:table-cell table:number-columns-repeated="1009"/>
        </table:table-row>
        <table:table-row table:style-name="ro1">
          <table:covered-table-cell table:style-name="ce186"/>
          <table:table-cell table:style-name="ce205" office:value-type="string" calcext:value-type="string">
            <text:p><text:span text:style-name="T15">XCH_ACE</text:span></text:p>
          </table:table-cell>
          <table:table-cell table:style-name="ce227" office:value-type="string" calcext:value-type="string">
            <text:p>XCH_ACE2</text:p>
          </table:table-cell>
          <table:table-cell table:style-name="ce227" office:value-type="string" calcext:value-type="string">
            <text:p>ACEp = ACEx</text:p>
          </table:table-cell>
          <table:table-cell table:style-name="ce227" office:value-type="string" calcext:value-type="string">
            <text:p>R_ACACtex</text:p>
          </table:table-cell>
          <table:table-cell table:style-name="ce227" office:value-type="string" calcext:value-type="string">
            <text:p>Acetate{Extracellular} = Acetate{Periplasm}</text:p>
          </table:table-cell>
          <table:table-cell table:style-name="ce227" office:value-type="string" calcext:value-type="string">
            <text:p>X</text:p>
          </table:table-cell>
          <table:table-cell table:style-name="ce251" office:value-type="string" calcext:value-type="string">
            <text:p>It’s reversed</text:p>
          </table:table-cell>
          <table:table-cell table:style-name="ce256" office:value-type="string" calcext:value-type="string">
            <text:p>Acetate transport via diffusion (extracellular to periplasm)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275203</text:p>
          </table:table-cell>
          <table:table-cell office:value-type="float" office:value="0.000426022569592791" calcext:value-type="float">
            <text:p>0.000426022569593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5">
            <text:p><text:span text:style-name="T12">Glucose uptake</text:span></text:p>
          </table:table-cell>
          <table:table-cell table:style-name="ce206" office:value-type="string" calcext:value-type="string">
            <text:p><text:span text:style-name="T15">PTS_0</text:span></text:p>
          </table:table-cell>
          <table:table-cell table:style-name="ce228" office:value-type="string" calcext:value-type="string">
            <text:p>PTS_0</text:p>
          </table:table-cell>
          <table:table-cell table:style-name="ce228" office:value-type="string" calcext:value-type="string">
            <text:p>ei + PEP = eiP + PYR</text:p>
          </table:table-cell>
          <table:table-cell table:style-name="ce196" office:value-type="string" calcext:value-type="string">
            <text:p>R_GLCptspp</text:p>
          </table:table-cell>
          <table:table-cell table:style-name="ce196" office:value-type="string" calcext:value-type="string">
            <text:p>Phosphoenolpyruvate + D-Glucose{Periplasm} -&gt; "D-Glucose 6-phosphate"{Cytoplasm} + Pyruvate{Cytoplasm}</text:p>
          </table:table-cell>
          <table:table-cell table:style-name="ce228" office:value-type="string" calcext:value-type="string">
            <text:p>XX</text:p>
          </table:table-cell>
          <table:table-cell table:style-name="ce251" office:value-type="string" calcext:value-type="string">
            <text:p>PTS_0+PTS_4</text:p>
          </table:table-cell>
          <table:table-cell table:style-name="ce256" office:value-type="string" calcext:value-type="string">
            <text:p>D-glucose transport via PEP:Pyr PTS (periplasm)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32741</text:p>
          </table:table-cell>
          <table:table-cell table:number-columns-repeated="1009"/>
        </table:table-row>
        <table:table-row table:style-name="ro1">
          <table:covered-table-cell table:style-name="ce185"/>
          <table:table-cell table:style-name="ce207" office:value-type="string" calcext:value-type="string">
            <text:p><text:span text:style-name="T15">PTS_1</text:span></text:p>
          </table:table-cell>
          <table:table-cell table:style-name="ce229" office:value-type="string" calcext:value-type="string">
            <text:p>PTS_1</text:p>
          </table:table-cell>
          <table:table-cell table:style-name="ce229" office:value-type="string" calcext:value-type="string">
            <text:p>hpr + eiP = hprP + ei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29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PTS_1</text:p>
          </table:table-cell>
          <table:table-cell office:value-type="float" office:value="0.00000129627471144947" calcext:value-type="float">
            <text:p>1.29627471144947E-06</text:p>
          </table:table-cell>
          <table:table-cell office:value-type="float" office:value="0.230029542349426" calcext:value-type="float">
            <text:p>0.230029542349426</text:p>
          </table:table-cell>
          <table:table-cell table:number-columns-repeated="1009"/>
        </table:table-row>
        <table:table-row table:style-name="ro1">
          <table:covered-table-cell table:style-name="ce185"/>
          <table:table-cell table:style-name="ce207" office:value-type="string" calcext:value-type="string">
            <text:p><text:span text:style-name="T15">PTS_2</text:span></text:p>
          </table:table-cell>
          <table:table-cell table:style-name="ce229" office:value-type="string" calcext:value-type="string">
            <text:p>PTS_2</text:p>
          </table:table-cell>
          <table:table-cell table:style-name="ce229" office:value-type="string" calcext:value-type="string">
            <text:p>eiia + hprP = eiiaP + hpr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29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PTS_2</text:p>
          </table:table-cell>
          <table:table-cell office:value-type="float" office:value="0.00000129627478044527" calcext:value-type="float">
            <text:p>1.29627478044527E-06</text:p>
          </table:table-cell>
          <table:table-cell office:value-type="float" office:value="0.230029173579563" calcext:value-type="float">
            <text:p>0.230029173579563</text:p>
          </table:table-cell>
          <table:table-cell table:number-columns-repeated="1009"/>
        </table:table-row>
        <table:table-row table:style-name="ro1">
          <table:covered-table-cell table:style-name="ce185"/>
          <table:table-cell table:style-name="ce207" office:value-type="string" calcext:value-type="string">
            <text:p><text:span text:style-name="T15">PTS_3</text:span></text:p>
          </table:table-cell>
          <table:table-cell table:style-name="ce229" office:value-type="string" calcext:value-type="string">
            <text:p>PTS_3</text:p>
          </table:table-cell>
          <table:table-cell table:style-name="ce229" office:value-type="string" calcext:value-type="string">
            <text:p>eiicb + eiiaP = eiicbP + eiia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29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PTS_3</text:p>
          </table:table-cell>
          <table:table-cell office:value-type="float" office:value="0.00000129629329486907" calcext:value-type="float">
            <text:p>1.29629329486907E-06</text:p>
          </table:table-cell>
          <table:table-cell office:value-type="float" office:value="0.230009210310891" calcext:value-type="float">
            <text:p>0.230009210310891</text:p>
          </table:table-cell>
          <table:table-cell table:number-columns-repeated="1009"/>
        </table:table-row>
        <table:table-row table:style-name="ro1">
          <table:covered-table-cell table:style-name="ce186"/>
          <table:table-cell table:style-name="ce208" office:value-type="string" calcext:value-type="string">
            <text:p><text:span text:style-name="T15">PTS_4</text:span></text:p>
          </table:table-cell>
          <table:table-cell table:style-name="ce196" office:value-type="string" calcext:value-type="string">
            <text:p>PTS_4</text:p>
          </table:table-cell>
          <table:table-cell table:style-name="ce196" office:value-type="string" calcext:value-type="string">
            <text:p>GLCp + eiicbP = G6P + eiicb</text:p>
          </table:table-cell>
          <table:table-cell table:style-name="ce196" office:value-type="string" calcext:value-type="string">
            <text:p>R_GLCptspp</text:p>
          </table:table-cell>
          <table:table-cell table:style-name="ce196" office:value-type="string" calcext:value-type="string">
            <text:p>Phosphoenolpyruvate + D-Glucose{Periplasm} -&gt; "D-Glucose 6-phosphate"{Cytoplasm} + Pyruvate{Cytoplasm}</text:p>
          </table:table-cell>
          <table:table-cell table:style-name="ce196" office:value-type="string" calcext:value-type="string">
            <text:p>XX</text:p>
          </table:table-cell>
          <table:table-cell table:style-name="ce251" office:value-type="string" calcext:value-type="string">
            <text:p>PTS_0+PTS_4</text:p>
          </table:table-cell>
          <table:table-cell table:style-name="ce256" office:value-type="string" calcext:value-type="string">
            <text:p>D-glucose transport via PEP:Pyr PTS (periplasm)</text:p>
          </table:table-cell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2962933027342E-06</text:p>
          </table:table-cell>
          <table:table-cell office:value-type="float" office:value="0.230009204891174" calcext:value-type="float">
            <text:p>0.230009204891174</text:p>
          </table:table-cell>
          <table:table-cell table:number-columns-repeated="1009"/>
        </table:table-row>
        <table:table-row table:style-name="ro1">
          <table:table-cell table:style-name="ce187" office:value-type="string" calcext:value-type="string">
            <text:p><text:span text:style-name="T12">Phosphate uptake</text:span></text:p>
          </table:table-cell>
          <table:table-cell table:style-name="ce201" office:value-type="string" calcext:value-type="string">
            <text:p><text:span text:style-name="T16">PIT</text:span></text:p>
          </table:table-cell>
          <table:table-cell table:style-name="ce223" office:value-type="string" calcext:value-type="string">
            <text:p>PIT</text:p>
          </table:table-cell>
          <table:table-cell table:style-name="ce223" office:value-type="string" calcext:value-type="string">
            <text:p>Pp + Hout = P + Hin; <text:s/>Hout Hin</text:p>
          </table:table-cell>
          <table:table-cell table:style-name="ce223" office:value-type="string" calcext:value-type="string">
            <text:p>R_PIt2rpp</text:p>
          </table:table-cell>
          <table:table-cell table:style-name="ce223" office:value-type="string" calcext:value-type="string">
            <text:p>H+{Periplasm} + Phosphate{Periplasm} = H+{Cytoplasm} + Phosphate{Cytoplasm}</text:p>
          </table:table-cell>
          <table:table-cell table:style-name="ce223" office:value-type="string" calcext:value-type="string">
            <text:p>V</text:p>
          </table:table-cell>
          <table:table-cell table:style-name="ce249" office:value-type="string" calcext:value-type="string">
            <text:p>same</text:p>
          </table:table-cell>
          <table:table-cell table:style-name="ce253" office:value-type="string" calcext:value-type="string">
            <text:p>phosphate reversible transport via symport (periplasm)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258967</text:p>
          </table:table-cell>
          <table:table-cell office:value-type="float" office:value="0.503177558852671" calcext:value-type="float">
            <text:p>0.503177558852671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12">
            <text:p><text:span text:style-name="T12">Glycolysis &amp; gluconeogenesis</text:span></text:p>
          </table:table-cell>
          <table:table-cell table:style-name="ce202" office:value-type="string" calcext:value-type="string">
            <text:p><text:span text:style-name="T16">PGI</text:span></text:p>
          </table:table-cell>
          <table:table-cell table:style-name="ce224" office:value-type="string" calcext:value-type="string">
            <text:p>PGI</text:p>
          </table:table-cell>
          <table:table-cell table:style-name="ce224" office:value-type="string" calcext:value-type="string">
            <text:p>G6P = F6P; <text:s/>PEP PGN</text:p>
          </table:table-cell>
          <table:table-cell table:style-name="ce224" office:value-type="string" calcext:value-type="string">
            <text:p>R_PGI</text:p>
          </table:table-cell>
          <table:table-cell table:style-name="ce224" office:value-type="string" calcext:value-type="string">
            <text:p>"D-Glucose 6-phosphate"{Cytoplasm} = "D-Fructose 6-phosphate"{Cytoplasm}</text:p>
          </table:table-cell>
          <table:table-cell table:style-name="ce224" office:value-type="string" calcext:value-type="string">
            <text:p>V</text:p>
          </table:table-cell>
          <table:table-cell table:style-name="ce250" office:value-type="string" calcext:value-type="string">
            <text:p>same</text:p>
          </table:table-cell>
          <table:table-cell table:style-name="ce254" office:value-type="string" calcext:value-type="string">
            <text:p>glucose-6-phosphate isomeras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00963</text:p>
          </table:table-cell>
          <table:table-cell office:value-type="float" office:value="0.228552851076405" calcext:value-type="float">
            <text:p>0.228552851076405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3" office:value-type="string" calcext:value-type="string">
            <text:p><text:span text:style-name="T15">PFK</text:span></text:p>
          </table:table-cell>
          <table:table-cell table:style-name="ce225" office:value-type="string" calcext:value-type="string">
            <text:p>PFK</text:p>
          </table:table-cell>
          <table:table-cell table:style-name="ce225" office:value-type="string" calcext:value-type="string">
            <text:p>ATP + F6P = ADP + FDP; <text:s/>PEP MgADP MgATP</text:p>
          </table:table-cell>
          <table:table-cell table:style-name="ce225" office:value-type="string" calcext:value-type="string">
            <text:p>R_PFK</text:p>
          </table:table-cell>
          <table:table-cell table:style-name="ce225" office:value-type="string" calcext:value-type="string">
            <text:p>ATP + "D-Fructose 6-phosphate"{Cytoplasm} -&gt; ADP + "D-Fructose 1,6-bisphosphate" + H+{Cytoplasm}</text:p>
          </table:table-cell>
          <table:table-cell table:style-name="ce225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255" office:value-type="string" calcext:value-type="string">
            <text:p>phosphofructokinas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773813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5">FBP</text:span></text:p>
          </table:table-cell>
          <table:table-cell table:style-name="ce226" office:value-type="string" calcext:value-type="string">
            <text:p>FBP</text:p>
          </table:table-cell>
          <table:table-cell table:style-name="ce226" office:value-type="string" calcext:value-type="string">
            <text:p>FDP -&gt; F6P + P; <text:s/>AMP MG MgFDP</text:p>
          </table:table-cell>
          <table:table-cell table:style-name="ce226" office:value-type="string" calcext:value-type="string">
            <text:p>R_FBP</text:p>
          </table:table-cell>
          <table:table-cell table:style-name="ce226" office:value-type="string" calcext:value-type="string">
            <text:p>"D-Fructose 1,6-bisphosphate" + H2O{Cytoplasm} -&gt; "D-Fructose 6-phosphate"{Cytoplasm} + Phosphate{Cytoplasm}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255" office:value-type="string" calcext:value-type="string">
            <text:p>fructose-bisphosphatase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17872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3" office:value-type="string" calcext:value-type="string">
            <text:p><text:span text:style-name="T16">FBA</text:span></text:p>
          </table:table-cell>
          <table:table-cell table:style-name="ce225" office:value-type="string" calcext:value-type="string">
            <text:p>FBA</text:p>
          </table:table-cell>
          <table:table-cell table:style-name="ce225" office:value-type="string" calcext:value-type="string">
            <text:p>FDP = DAP + GAP; <text:s/>PEP</text:p>
          </table:table-cell>
          <table:table-cell table:style-name="ce225" office:value-type="string" calcext:value-type="string">
            <text:p>R_FBA</text:p>
          </table:table-cell>
          <table:table-cell table:style-name="ce225" office:value-type="string" calcext:value-type="string">
            <text:p>"D-Fructose 1,6-bisphosphate" = "Dihydroxyacetone phosphate" + "Glyceraldehyde 3-phosphate"</text:p>
          </table:table-cell>
          <table:table-cell table:style-name="ce225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255" office:value-type="string" calcext:value-type="string">
            <text:p>fructose-bisphosphate aldolas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11226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3" office:value-type="string" calcext:value-type="string">
            <text:p><text:span text:style-name="T16">TPI</text:span></text:p>
          </table:table-cell>
          <table:table-cell table:style-name="ce225" office:value-type="string" calcext:value-type="string">
            <text:p>TPI</text:p>
          </table:table-cell>
          <table:table-cell table:style-name="ce225" office:value-type="string" calcext:value-type="string">
            <text:p>DAP = GAP</text:p>
          </table:table-cell>
          <table:table-cell table:style-name="ce225" office:value-type="string" calcext:value-type="string">
            <text:p>R_TPI</text:p>
          </table:table-cell>
          <table:table-cell table:style-name="ce225" office:value-type="string" calcext:value-type="string">
            <text:p>"Dihydroxyacetone phosphate" = "Glyceraldehyde 3-phosphate"</text:p>
          </table:table-cell>
          <table:table-cell table:style-name="ce225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255" office:value-type="string" calcext:value-type="string">
            <text:p>triose-phosphate isomeras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12261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GDH</text:span></text:p>
          </table:table-cell>
          <table:table-cell table:style-name="ce226" office:value-type="string" calcext:value-type="string">
            <text:p>GDH</text:p>
          </table:table-cell>
          <table:table-cell table:style-name="ce226" office:value-type="string" calcext:value-type="string">
            <text:p>GAP + NAD + P = BPG + NADH</text:p>
          </table:table-cell>
          <table:table-cell table:style-name="ce226" office:value-type="string" calcext:value-type="string">
            <text:p>R_GAPD</text:p>
          </table:table-cell>
          <table:table-cell table:style-name="ce226" office:value-type="string" calcext:value-type="string">
            <text:p>"Glyceraldehyde 3-phosphate" + "Nicotinamide adenine dinucleotide" + Phosphate{Cytoplasm} = "3-Phospho-D-glyceroyl phosphate" + H+{Cytoplasm} + "Nicotinamide adenine dinucleotide - reduced"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255" office:value-type="string" calcext:value-type="string">
            <text:p>glyceraldehyde-3-phosphate dehydrogenase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25177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PGK</text:span></text:p>
          </table:table-cell>
          <table:table-cell table:style-name="ce226" office:value-type="string" calcext:value-type="string">
            <text:p>PGK</text:p>
          </table:table-cell>
          <table:table-cell table:style-name="ce226" office:value-type="string" calcext:value-type="string">
            <text:p>ADP + BPG = ATP + PGA3; <text:s/>MgADP MgATP</text:p>
          </table:table-cell>
          <table:table-cell table:style-name="ce226" office:value-type="string" calcext:value-type="string">
            <text:p>R_PGK</text:p>
          </table:table-cell>
          <table:table-cell table:style-name="ce226" office:value-type="string" calcext:value-type="string">
            <text:p>3-Phospho-D-glycerate + ATP = "3-Phospho-D-glyceroyl phosphate" + ADP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255" office:value-type="string" calcext:value-type="string">
            <text:p>phosphoglycerate kinase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790395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GPM</text:span></text:p>
          </table:table-cell>
          <table:table-cell table:style-name="ce226" office:value-type="string" calcext:value-type="string">
            <text:p>GPM</text:p>
          </table:table-cell>
          <table:table-cell table:style-name="ce226" office:value-type="string" calcext:value-type="string">
            <text:p>PGA3 = PGA2</text:p>
          </table:table-cell>
          <table:table-cell table:style-name="ce226" office:value-type="string" calcext:value-type="string">
            <text:p>R_PGM</text:p>
          </table:table-cell>
          <table:table-cell table:style-name="ce226" office:value-type="string" calcext:value-type="string">
            <text:p>"D-Glycerate 2-phosphate" = 3-Phospho-D-glycerate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255" office:value-type="string" calcext:value-type="string">
            <text:p>phosphoglycerate mutase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044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ENO</text:span></text:p>
          </table:table-cell>
          <table:table-cell table:style-name="ce226" office:value-type="string" calcext:value-type="string">
            <text:p>ENO</text:p>
          </table:table-cell>
          <table:table-cell table:style-name="ce226" office:value-type="string" calcext:value-type="string">
            <text:p>PGA2 = PEP</text:p>
          </table:table-cell>
          <table:table-cell table:style-name="ce226" office:value-type="string" calcext:value-type="string">
            <text:p>R_ENO</text:p>
          </table:table-cell>
          <table:table-cell table:style-name="ce226" office:value-type="string" calcext:value-type="string">
            <text:p>"D-Glycerate 2-phosphate" = H2O{Cytoplasm} + Phosphoenolpyruvate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255" office:value-type="string" calcext:value-type="string">
            <text:p>enolase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01661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PYK</text:span></text:p>
          </table:table-cell>
          <table:table-cell table:style-name="ce226" office:value-type="string" calcext:value-type="string">
            <text:p>PYK</text:p>
          </table:table-cell>
          <table:table-cell table:style-name="ce226" office:value-type="string" calcext:value-type="string">
            <text:p>ADP + PEP -&gt; ATP + PYR; <text:s/>FDP G6P GL6P MgADP MgATP R5P RU5P S7P SUCCOA X5P</text:p>
          </table:table-cell>
          <table:table-cell table:style-name="ce226" office:value-type="string" calcext:value-type="string">
            <text:p>R_PYK</text:p>
          </table:table-cell>
          <table:table-cell table:style-name="ce226" office:value-type="string" calcext:value-type="string">
            <text:p>ADP + H+{Cytoplasm} + Phosphoenolpyruvate -&gt; ATP + Pyruvate{Cytoplasm}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255" office:value-type="string" calcext:value-type="string">
            <text:p>pyruvate kinase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068805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PPS</text:span></text:p>
          </table:table-cell>
          <table:table-cell table:style-name="ce226" office:value-type="string" calcext:value-type="string">
            <text:p>PPS</text:p>
          </table:table-cell>
          <table:table-cell table:style-name="ce226" office:value-type="string" calcext:value-type="string">
            <text:p>ATP + PYR = AMP + PEP + P; <text:s/>ADP AKG OAA MG MgADP MgATP</text:p>
          </table:table-cell>
          <table:table-cell table:style-name="ce226" office:value-type="string" calcext:value-type="string">
            <text:p>R_PPS</text:p>
          </table:table-cell>
          <table:table-cell table:style-name="ce226" office:value-type="string" calcext:value-type="string">
            <text:p>ATP + H2O{Cytoplasm} + Pyruvate{Cytoplasm} -&gt; AMP{Cytoplasm} + 2 * H+{Cytoplasm} + Phosphoenolpyruvate + Phosphate{Cytoplasm}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2O and 2*H+</text:p>
          </table:table-cell>
          <table:table-cell table:style-name="ce255" office:value-type="string" calcext:value-type="string">
            <text:p>phosphoenolpyruvate synthase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27558</text:p>
          </table:table-cell>
          <table:table-cell office:value-type="float" office:value="0.00134484651356249" calcext:value-type="float">
            <text:p>0.001344846513562</text:p>
          </table:table-cell>
          <table:table-cell table:number-columns-repeated="1009"/>
        </table:table-row>
        <table:table-row table:style-name="ro1">
          <table:covered-table-cell table:style-name="ce189"/>
          <table:table-cell table:style-name="ce205" office:value-type="string" calcext:value-type="string">
            <text:p><text:span text:style-name="T16">PDH</text:span></text:p>
          </table:table-cell>
          <table:table-cell table:style-name="ce227" office:value-type="string" calcext:value-type="string">
            <text:p>PDH</text:p>
          </table:table-cell>
          <table:table-cell table:style-name="ce227" office:value-type="string" calcext:value-type="string">
            <text:p>COA + NAD + PYR = ACCOA + NADH + HCO3</text:p>
          </table:table-cell>
          <table:table-cell table:style-name="ce227" office:value-type="string" calcext:value-type="string">
            <text:p>R_PDH</text:p>
          </table:table-cell>
          <table:table-cell table:style-name="ce227" office:value-type="string" calcext:value-type="string">
            <text:p>"Coenzyme A" + "Nicotinamide adenine dinucleotide" + Pyruvate{Cytoplasm} -&gt; Acetyl-CoA + CO2{Cytoplasm} + "Nicotinamide adenine dinucleotide - reduced"</text:p>
          </table:table-cell>
          <table:table-cell table:style-name="ce227" office:value-type="string" calcext:value-type="string">
            <text:p>X</text:p>
          </table:table-cell>
          <table:table-cell table:style-name="ce251" office:value-type="string" calcext:value-type="string">
            <text:p>HCO3 → CO2</text:p>
          </table:table-cell>
          <table:table-cell table:style-name="ce256" office:value-type="string" calcext:value-type="string">
            <text:p>pyruvate dehydrogenase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27377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12">
            <text:p><text:span text:style-name="T12">PP pathway</text:span></text:p>
          </table:table-cell>
          <table:table-cell table:style-name="ce209" office:value-type="string" calcext:value-type="string">
            <text:p><text:span text:style-name="T16">ZWF</text:span></text:p>
          </table:table-cell>
          <table:table-cell table:style-name="ce230" office:value-type="string" calcext:value-type="string">
            <text:p>ZWF</text:p>
          </table:table-cell>
          <table:table-cell table:style-name="ce230" office:value-type="string" calcext:value-type="string">
            <text:p>G6P + NADP = GL6P + NADPH</text:p>
          </table:table-cell>
          <table:table-cell table:style-name="ce230" office:value-type="string" calcext:value-type="string">
            <text:p>R_G6PDH2r</text:p>
          </table:table-cell>
          <table:table-cell table:style-name="ce230" office:value-type="string" calcext:value-type="string">
            <text:p>"D-Glucose 6-phosphate"{Cytoplasm} + "Nicotinamide adenine dinucleotide phosphate" = 6-phospho-D-glucono-1,5-lactone + H+{Cytoplasm} + "Nicotinamide adenine dinucleotide phosphate - reduced"</text:p>
          </table:table-cell>
          <table:table-cell table:style-name="ce230" office:value-type="string" calcext:value-type="string">
            <text:p>X</text:p>
          </table:table-cell>
          <table:table-cell table:style-name="ce250" office:value-type="string" calcext:value-type="string">
            <text:p>plus H+</text:p>
          </table:table-cell>
          <table:table-cell table:style-name="ce254" office:value-type="string" calcext:value-type="string">
            <text:p>glucose 6-phosphate dehydrogenase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4.31502854730746E-06</text:p>
          </table:table-cell>
          <table:table-cell office:value-type="float" office:value="0.319963139680334" calcext:value-type="float">
            <text:p>0.319963139680334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0" office:value-type="string" calcext:value-type="string">
            <text:p><text:span text:style-name="T16">PGL</text:span></text:p>
          </table:table-cell>
          <table:table-cell table:style-name="ce231" office:value-type="string" calcext:value-type="string">
            <text:p>PGL</text:p>
          </table:table-cell>
          <table:table-cell table:style-name="ce231" office:value-type="string" calcext:value-type="string">
            <text:p>GL6P = PGN; <text:s/>G6P</text:p>
          </table:table-cell>
          <table:table-cell table:style-name="ce231" office:value-type="string" calcext:value-type="string">
            <text:p>R_PGL</text:p>
          </table:table-cell>
          <table:table-cell table:style-name="ce231" office:value-type="string" calcext:value-type="string">
            <text:p>6-phospho-D-glucono-1,5-lactone + H2O{Cytoplasm} -&gt; 6-Phospho-D-gluconate + H+{Cytoplasm}</text:p>
          </table:table-cell>
          <table:table-cell table:style-name="ce231" office:value-type="string" calcext:value-type="string">
            <text:p>X</text:p>
          </table:table-cell>
          <table:table-cell office:value-type="string" calcext:value-type="string">
            <text:p>same as GL6P_HYDRO plus H2O and H+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4.31502826989289E-06</text:p>
          </table:table-cell>
          <table:table-cell office:value-type="float" office:value="0.319962503713797" calcext:value-type="float">
            <text:p>0.319962503713797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0" office:value-type="string" calcext:value-type="string">
            <text:p><text:span text:style-name="T15">GL6P_HYDRO</text:span></text:p>
          </table:table-cell>
          <table:table-cell table:style-name="ce231" office:value-type="string" calcext:value-type="string">
            <text:p>GL6P_HYDROLYSIS</text:p>
          </table:table-cell>
          <table:table-cell table:style-name="ce231" office:value-type="string" calcext:value-type="string">
            <text:p>GL6P = PGN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372353783448E-13</text:p>
          </table:table-cell>
          <table:table-cell office:value-type="float" office:value="0.0000544835739887019" calcext:value-type="float">
            <text:p>5.44835739887019E-05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GND</text:span></text:p>
          </table:table-cell>
          <table:table-cell table:style-name="ce226" office:value-type="string" calcext:value-type="string">
            <text:p>GND</text:p>
          </table:table-cell>
          <table:table-cell table:style-name="ce226" office:value-type="string" calcext:value-type="string">
            <text:p>NADP + PGN = NADPH + RU5P + HCO3; <text:s/>ATP FDP</text:p>
          </table:table-cell>
          <table:table-cell table:style-name="ce226" office:value-type="string" calcext:value-type="string">
            <text:p>R_GND</text:p>
          </table:table-cell>
          <table:table-cell table:style-name="ce226" office:value-type="string" calcext:value-type="string">
            <text:p>6-Phospho-D-gluconate + "Nicotinamide adenine dinucleotide phosphate" -&gt; CO2{Cytoplasm} + "Nicotinamide adenine dinucleotide phosphate - reduced" + "D-Ribulose 5-phosphate"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255" office:value-type="string" calcext:value-type="string">
            <text:p>phosphogluconate dehydrogenase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856518</text:p>
          </table:table-cell>
          <table:table-cell office:value-type="float" office:value="0.257004198747215" calcext:value-type="float">
            <text:p>0.257004198747215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3" office:value-type="string" calcext:value-type="string">
            <text:p><text:span text:style-name="T16">RPE</text:span></text:p>
          </table:table-cell>
          <table:table-cell table:style-name="ce225" office:value-type="string" calcext:value-type="string">
            <text:p>RPE</text:p>
          </table:table-cell>
          <table:table-cell table:style-name="ce225" office:value-type="string" calcext:value-type="string">
            <text:p>RU5P = X5P</text:p>
          </table:table-cell>
          <table:table-cell table:style-name="ce225" office:value-type="string" calcext:value-type="string">
            <text:p>R_RPE</text:p>
          </table:table-cell>
          <table:table-cell table:style-name="ce225" office:value-type="string" calcext:value-type="string">
            <text:p>"D-Ribulose 5-phosphate" = "D-Xylulose 5-phosphate"</text:p>
          </table:table-cell>
          <table:table-cell table:style-name="ce225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255" office:value-type="string" calcext:value-type="string">
            <text:p>ribulose 5-phosphate 3-epimeras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883869</text:p>
          </table:table-cell>
          <table:table-cell office:value-type="float" office:value="0.164551437630362" calcext:value-type="float">
            <text:p>0.164551437630362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5">RPI</text:span></text:p>
          </table:table-cell>
          <table:table-cell table:style-name="ce226" office:value-type="string" calcext:value-type="string">
            <text:p>RPI</text:p>
          </table:table-cell>
          <table:table-cell table:style-name="ce226" office:value-type="string" calcext:value-type="string">
            <text:p>RU5P = R5P; <text:s/>E4P</text:p>
          </table:table-cell>
          <table:table-cell table:style-name="ce226" office:value-type="string" calcext:value-type="string">
            <text:p>R_RPI</text:p>
          </table:table-cell>
          <table:table-cell table:style-name="ce226" office:value-type="string" calcext:value-type="string">
            <text:p>"alpha-D-Ribose 5-phosphate"{Cytoplasm} = "D-Ribulose 5-phosphate"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255" office:value-type="string" calcext:value-type="string">
            <text:p>ribose-5-phosphate isomerase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04678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1" office:value-type="string" calcext:value-type="string">
            <text:p><text:span text:style-name="T16">X5P_GAP_TKT</text:span></text:p>
          </table:table-cell>
          <table:table-cell table:style-name="ce232" office:value-type="string" calcext:value-type="string">
            <text:p>X5P_GAP_TKT</text:p>
          </table:table-cell>
          <table:table-cell table:style-name="ce241" office:value-type="string" calcext:value-type="string">
            <text:p>tkt + X5P = GAP + tktC2</text:p>
          </table:table-cell>
          <table:table-cell table:style-name="ce245" office:value-type="string" calcext:value-type="string" table:number-columns-spanned="1" table:number-rows-spanned="2">
            <text:p>R_TKT2</text:p>
          </table:table-cell>
          <table:table-cell table:style-name="ce245" office:value-type="string" calcext:value-type="string" table:number-columns-spanned="1" table:number-rows-spanned="2">
            <text:p>"D-Erythrose 4-phosphate" + "D-Xylulose 5-phosphate" = "D-Fructose 6-phosphate"{Cytoplasm} + "Glyceraldehyde 3-phosphate"</text:p>
          </table:table-cell>
          <table:table-cell table:style-name="ce245" office:value-type="string" calcext:value-type="string" table:number-columns-spanned="1" table:number-rows-spanned="2">
            <text:p>XXX</text:p>
          </table:table-cell>
          <table:table-cell table:style-name="ce252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257" office:value-type="string" calcext:value-type="string" table:number-columns-spanned="1" table:number-rows-spanned="2">
            <text:p>transketolase_2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385026</text:p>
          </table:table-cell>
          <table:table-cell office:value-type="float" office:value="0.16454784701382" calcext:value-type="float">
            <text:p>0.16454784701382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2" office:value-type="string" calcext:value-type="string">
            <text:p><text:span text:style-name="T15">F6P_E4P_TKT</text:span></text:p>
          </table:table-cell>
          <table:table-cell table:style-name="ce233" office:value-type="string" calcext:value-type="string">
            <text:p>F6P_E4P_TKT</text:p>
          </table:table-cell>
          <table:table-cell table:style-name="ce242" office:value-type="string" calcext:value-type="string">
            <text:p>E4P + tktC2 = F6P + tkt</text:p>
          </table:table-cell>
          <table:covered-table-cell table:number-columns-repeated="3" table:style-name="ce246"/>
          <table:covered-table-cell/>
          <table:covered-table-cell table:style-name="ce255" office:value-type="float" office:value="0" calcext:value-type="float">
            <text:p>0</text:p>
          </table:covered-table-cell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42081</text:p>
          </table:table-cell>
          <table:table-cell office:value-type="float" office:value="0.0805635822308593" calcext:value-type="float">
            <text:p>0.080563582230859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3" office:value-type="string" calcext:value-type="string">
            <text:p><text:span text:style-name="T15">S7P_R5P_TKT</text:span></text:p>
          </table:table-cell>
          <table:table-cell table:style-name="ce234" office:value-type="string" calcext:value-type="string">
            <text:p>S7P_R5P_TKT</text:p>
          </table:table-cell>
          <table:table-cell table:style-name="ce243" office:value-type="string" calcext:value-type="string">
            <text:p>R5P + tktC2 = S7P + tkt</text:p>
          </table:table-cell>
          <table:table-cell table:style-name="ce247" office:value-type="string" calcext:value-type="string" table:number-columns-spanned="1" table:number-rows-spanned="2">
            <text:p>R_TKT1</text:p>
          </table:table-cell>
          <table:table-cell table:style-name="ce247" office:value-type="string" calcext:value-type="string" table:number-columns-spanned="1" table:number-rows-spanned="2">
            <text:p>"alpha-D-Ribose 5-phosphate"{Cytoplasm} + "D-Xylulose 5-phosphate" = "Glyceraldehyde 3-phosphate" + "Sedoheptulose 7-phosphate"</text:p>
          </table:table-cell>
          <table:table-cell table:style-name="ce247" office:value-type="string" calcext:value-type="string" table:number-columns-spanned="1" table:number-rows-spanned="2">
            <text:p>XXX</text:p>
          </table:table-cell>
          <table:table-cell table:style-name="ce252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257" office:value-type="string" calcext:value-type="string" table:number-columns-spanned="1" table:number-rows-spanned="2">
            <text:p>transketolas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251134</text:p>
          </table:table-cell>
          <table:table-cell office:value-type="float" office:value="0.0839842620951936" calcext:value-type="float">
            <text:p>0.083984262095194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4" office:value-type="string" calcext:value-type="string">
            <text:p>X5P_GAP_TKT 2</text:p>
          </table:table-cell>
          <table:table-cell table:style-name="ce235" office:value-type="string" calcext:value-type="string">
            <text:p>X5P_GAP_TKT 2</text:p>
          </table:table-cell>
          <table:table-cell table:style-name="ce244" office:value-type="string" calcext:value-type="string">
            <text:p>tkt + X5P = GAP + tktC2</text:p>
          </table:table-cell>
          <table:covered-table-cell table:number-columns-repeated="3" table:style-name="ce246"/>
          <table:covered-table-cell/>
          <table:covered-table-cell table:style-name="ce255"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385026</text:p>
          </table:table-cell>
          <table:table-cell office:value-type="float" office:value="0.16454784701382" calcext:value-type="float">
            <text:p>0.16454784701382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3" office:value-type="string" calcext:value-type="string">
            <text:p><text:span text:style-name="T15">F6P_GAP_TAL</text:span></text:p>
          </table:table-cell>
          <table:table-cell table:style-name="ce234" office:value-type="string" calcext:value-type="string">
            <text:p>F6P_GAP_TAL</text:p>
          </table:table-cell>
          <table:table-cell table:style-name="ce243" office:value-type="string" calcext:value-type="string">
            <text:p>GAP + talC3 = F6P + tal</text:p>
          </table:table-cell>
          <table:table-cell table:style-name="ce247" office:value-type="string" calcext:value-type="string" table:number-columns-spanned="1" table:number-rows-spanned="2">
            <text:p>R_TALA</text:p>
          </table:table-cell>
          <table:table-cell table:style-name="ce247" office:value-type="string" calcext:value-type="string" table:number-columns-spanned="1" table:number-rows-spanned="2">
            <text:p>"Glyceraldehyde 3-phosphate" + "Sedoheptulose 7-phosphate" = "D-Erythrose 4-phosphate" + "D-Fructose 6-phosphate"{Cytoplasm}</text:p>
          </table:table-cell>
          <table:table-cell table:style-name="ce247" office:value-type="string" calcext:value-type="string" table:number-columns-spanned="1" table:number-rows-spanned="2">
            <text:p>XXX</text:p>
          </table:table-cell>
          <table:table-cell table:style-name="ce252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257" office:value-type="string" calcext:value-type="string" table:number-columns-spanned="1" table:number-rows-spanned="2">
            <text:p>transaldolas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679423</text:p>
          </table:table-cell>
          <table:table-cell office:value-type="float" office:value="0.0935038938451661" calcext:value-type="float">
            <text:p>0.093503893845166</text:p>
          </table:table-cell>
          <table:table-cell table:number-columns-repeated="1009"/>
        </table:table-row>
        <table:table-row table:style-name="ro1">
          <table:covered-table-cell table:style-name="ce189"/>
          <table:table-cell table:style-name="ce212" office:value-type="string" calcext:value-type="string">
            <text:p><text:span text:style-name="T15">S7P_E4P_TAL</text:span></text:p>
          </table:table-cell>
          <table:table-cell table:style-name="ce233" office:value-type="string" calcext:value-type="string">
            <text:p>S7P_E4P_TAL</text:p>
          </table:table-cell>
          <table:table-cell table:style-name="ce242" office:value-type="string" calcext:value-type="string">
            <text:p>S7P + tal = E4P + talC3</text:p>
          </table:table-cell>
          <table:covered-table-cell table:number-columns-repeated="3" table:style-name="ce248"/>
          <table:covered-table-cell table:style-name="ce251"/>
          <table:covered-table-cell table:style-name="ce256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699912</text:p>
          </table:table-cell>
          <table:table-cell office:value-type="float" office:value="0.0934794112814307" calcext:value-type="float">
            <text:p>0.093479411281431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2">
            <text:p><text:span text:style-name="T12">ED pathway</text:span></text:p>
          </table:table-cell>
          <table:table-cell table:style-name="ce209" office:value-type="string" calcext:value-type="string">
            <text:p><text:span text:style-name="T16">EDD</text:span></text:p>
          </table:table-cell>
          <table:table-cell table:style-name="ce230" office:value-type="string" calcext:value-type="string">
            <text:p>EDD</text:p>
          </table:table-cell>
          <table:table-cell table:style-name="ce230" office:value-type="string" calcext:value-type="string">
            <text:p>PGN = KDPG</text:p>
          </table:table-cell>
          <table:table-cell table:style-name="ce230" office:value-type="string" calcext:value-type="string">
            <text:p>R_EDD</text:p>
          </table:table-cell>
          <table:table-cell table:style-name="ce230" office:value-type="string" calcext:value-type="string">
            <text:p>6-Phospho-D-gluconate -&gt; "2-Dehydro-3-deoxy-D-gluconate 6-phosphate" + H2O{Cytoplasm}</text:p>
          </table:table-cell>
          <table:table-cell table:style-name="ce230" office:value-type="string" calcext:value-type="string">
            <text:p>X</text:p>
          </table:table-cell>
          <table:table-cell table:style-name="ce250" office:value-type="string" calcext:value-type="string">
            <text:p>plus H2O</text:p>
          </table:table-cell>
          <table:table-cell table:style-name="ce254" office:value-type="string" calcext:value-type="string">
            <text:p>6-phosphogluconate dehydratase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25211</text:p>
          </table:table-cell>
          <table:table-cell table:number-columns-repeated="1009"/>
        </table:table-row>
        <table:table-row table:style-name="ro1">
          <table:covered-table-cell table:style-name="ce189"/>
          <table:table-cell table:style-name="ce215" office:value-type="string" calcext:value-type="string">
            <text:p><text:span text:style-name="T16">EDA</text:span></text:p>
          </table:table-cell>
          <table:table-cell table:style-name="ce236" office:value-type="string" calcext:value-type="string">
            <text:p>EDA</text:p>
          </table:table-cell>
          <table:table-cell table:style-name="ce236" office:value-type="string" calcext:value-type="string">
            <text:p>KDPG = GAP + PYR</text:p>
          </table:table-cell>
          <table:table-cell table:style-name="ce236" office:value-type="string" calcext:value-type="string">
            <text:p>R_EDA</text:p>
          </table:table-cell>
          <table:table-cell table:style-name="ce236" office:value-type="string" calcext:value-type="string">
            <text:p>"2-Dehydro-3-deoxy-D-gluconate 6-phosphate" -&gt; "Glyceraldehyde 3-phosphate" + Pyruvate{Cytoplasm}</text:p>
          </table:table-cell>
          <table:table-cell table:style-name="ce236" office:value-type="string" calcext:value-type="string">
            <text:p>V</text:p>
          </table:table-cell>
          <table:table-cell table:style-name="ce251" office:value-type="string" calcext:value-type="string">
            <text:p>same</text:p>
          </table:table-cell>
          <table:table-cell table:style-name="ce256" office:value-type="string" calcext:value-type="string">
            <text:p>2-dehydro-3-deoxy-phosphogluconate aldolas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27449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3">
            <text:p><text:span text:style-name="T13">Anaplerotic </text:span><text:span text:style-name="T14">reactions</text:span></text:p>
          </table:table-cell>
          <table:table-cell table:style-name="ce209" office:value-type="string" calcext:value-type="string">
            <text:p>PPC</text:p>
          </table:table-cell>
          <table:table-cell table:style-name="ce230" office:value-type="string" calcext:value-type="string">
            <text:p>PPC</text:p>
          </table:table-cell>
          <table:table-cell table:style-name="ce230" office:value-type="string" calcext:value-type="string">
            <text:p>PEP + HCO3 = OAA + P; <text:s/>ACCOA CIT FDP FUM MAL SUC ASP CYS</text:p>
          </table:table-cell>
          <table:table-cell table:style-name="ce230" office:value-type="string" calcext:value-type="string">
            <text:p>R_PPC</text:p>
          </table:table-cell>
          <table:table-cell table:style-name="ce230" office:value-type="string" calcext:value-type="string">
            <text:p>CO2{Cytoplasm} + H2O{Cytoplasm} + Phosphoenolpyruvate -&gt; H+{Cytoplasm} + Oxaloacetate + Phosphate{Cytoplasm}</text:p>
          </table:table-cell>
          <table:table-cell table:style-name="ce230" office:value-type="string" calcext:value-type="string">
            <text:p>X</text:p>
          </table:table-cell>
          <table:table-cell table:style-name="ce250" office:value-type="string" calcext:value-type="string">
            <text:p>HCO3→CO2 + H2O</text:p>
          </table:table-cell>
          <table:table-cell table:style-name="ce254" office:value-type="string" calcext:value-type="string">
            <text:p>phosphoenolpyruvate carboxylas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39589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PCK</text:span></text:p>
          </table:table-cell>
          <table:table-cell table:style-name="ce226" office:value-type="string" calcext:value-type="string">
            <text:p>PCK</text:p>
          </table:table-cell>
          <table:table-cell table:style-name="ce226" office:value-type="string" calcext:value-type="string">
            <text:p>ATP + OAA = ADP + PEP + HCO3; <text:s/>MgADP MgATP</text:p>
          </table:table-cell>
          <table:table-cell table:style-name="ce226" office:value-type="string" calcext:value-type="string">
            <text:p>R_PPCK</text:p>
          </table:table-cell>
          <table:table-cell table:style-name="ce226" office:value-type="string" calcext:value-type="string">
            <text:p>ATP + Oxaloacetate -&gt; ADP + CO2{Cytoplasm} + Phosphoenolpyruvate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HCO3→CO2</text:p>
          </table:table-cell>
          <table:table-cell table:style-name="ce255" office:value-type="string" calcext:value-type="string">
            <text:p>phosphoenolpyruvate carboxykinase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02417</text:p>
          </table:table-cell>
          <table:table-cell office:value-type="float" office:value="3.9008176739073" calcext:value-type="float">
            <text:p>3.9008176739073</text:p>
          </table:table-cell>
          <table:table-cell table:number-columns-repeated="1009"/>
        </table:table-row>
        <table:table-row table:style-name="ro1">
          <table:covered-table-cell table:style-name="ce189"/>
          <table:table-cell table:style-name="ce205" office:value-type="string" calcext:value-type="string">
            <text:p><text:span text:style-name="T16">MAD</text:span></text:p>
          </table:table-cell>
          <table:table-cell table:style-name="ce227" office:value-type="string" calcext:value-type="string">
            <text:p>MAE</text:p>
          </table:table-cell>
          <table:table-cell table:style-name="ce227" office:value-type="string" calcext:value-type="string">
            <text:p>MAL + NAD -&gt; NADH + PYR + HCO3; <text:s/>ATP ACCOA COA MG ASP MN</text:p>
          </table:table-cell>
          <table:table-cell table:style-name="ce227" office:value-type="string" calcext:value-type="string">
            <text:p>R_ME1</text:p>
          </table:table-cell>
          <table:table-cell table:style-name="ce227" office:value-type="string" calcext:value-type="string">
            <text:p>L-Malate{Cytoplasm} + "Nicotinamide adenine dinucleotide" -&gt; CO2{Cytoplasm} + "Nicotinamide adenine dinucleotide - reduced" + Pyruvate{Cytoplasm}</text:p>
          </table:table-cell>
          <table:table-cell table:style-name="ce227" office:value-type="string" calcext:value-type="string">
            <text:p>X</text:p>
          </table:table-cell>
          <table:table-cell table:style-name="ce251" office:value-type="string" calcext:value-type="string">
            <text:p>HCO3→CO2</text:p>
          </table:table-cell>
          <table:table-cell table:style-name="ce256" office:value-type="string" calcext:value-type="string">
            <text:p>malic enzyme (NAD)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46224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12">
            <text:p><text:span text:style-name="T12">TCA cycle</text:span></text:p>
          </table:table-cell>
          <table:table-cell table:style-name="ce209" office:value-type="string" calcext:value-type="string">
            <text:p><text:span text:style-name="T16">GLT</text:span></text:p>
          </table:table-cell>
          <table:table-cell table:style-name="ce230" office:value-type="string" calcext:value-type="string">
            <text:p>GLT</text:p>
          </table:table-cell>
          <table:table-cell table:style-name="ce230" office:value-type="string" calcext:value-type="string">
            <text:p>ACCOA + OAA = CIT + COA; <text:s/>ATP AKG NADH</text:p>
          </table:table-cell>
          <table:table-cell table:style-name="ce230" office:value-type="string" calcext:value-type="string">
            <text:p>R_CS</text:p>
          </table:table-cell>
          <table:table-cell table:style-name="ce230" office:value-type="string" calcext:value-type="string">
            <text:p>Acetyl-CoA + H2O{Cytoplasm} + Oxaloacetate -&gt; Citrate{Cytoplasm} + "Coenzyme A" + H+{Cytoplasm}</text:p>
          </table:table-cell>
          <table:table-cell table:style-name="ce230" office:value-type="string" calcext:value-type="string">
            <text:p>X</text:p>
          </table:table-cell>
          <table:table-cell table:style-name="ce250" office:value-type="string" calcext:value-type="string">
            <text:p>plus H2O and H+</text:p>
          </table:table-cell>
          <table:table-cell table:style-name="ce254" office:value-type="string" calcext:value-type="string">
            <text:p>citrate synthase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262331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ACN_1</text:span></text:p>
          </table:table-cell>
          <table:table-cell table:style-name="ce226" office:value-type="string" calcext:value-type="string">
            <text:p>ACN_1</text:p>
          </table:table-cell>
          <table:table-cell table:style-name="ce226" office:value-type="string" calcext:value-type="string">
            <text:p>CIT = ACO; <text:s/>ICIT</text:p>
          </table:table-cell>
          <table:table-cell table:style-name="ce226" office:value-type="string" calcext:value-type="string">
            <text:p>R_ACONTa</text:p>
          </table:table-cell>
          <table:table-cell table:style-name="ce226" office:value-type="string" calcext:value-type="string">
            <text:p>Citrate{Cytoplasm} = cis-Aconitate + H2O{Cytoplasm}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255" office:value-type="string" calcext:value-type="string">
            <text:p>aconitase (half-reaction A, Citrate hydro-lyase)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761272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ACN_2</text:span></text:p>
          </table:table-cell>
          <table:table-cell table:style-name="ce226" office:value-type="string" calcext:value-type="string">
            <text:p>ACN_2</text:p>
          </table:table-cell>
          <table:table-cell table:style-name="ce226" office:value-type="string" calcext:value-type="string">
            <text:p>ACO = ICIT; <text:s/>CIT</text:p>
          </table:table-cell>
          <table:table-cell table:style-name="ce226" office:value-type="string" calcext:value-type="string">
            <text:p>R_ACONTb</text:p>
          </table:table-cell>
          <table:table-cell table:style-name="ce226" office:value-type="string" calcext:value-type="string">
            <text:p>cis-Aconitate + H2O{Cytoplasm} = Isocitrate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255" office:value-type="string" calcext:value-type="string">
            <text:p>aconitase (half-reaction B, Isocitrate hydro-lyase)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45913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ICD</text:span></text:p>
          </table:table-cell>
          <table:table-cell table:style-name="ce226" office:value-type="string" calcext:value-type="string">
            <text:p>ICD</text:p>
          </table:table-cell>
          <table:table-cell table:style-name="ce226" office:value-type="string" calcext:value-type="string">
            <text:p>ICIT + NADP = AKG + NADPH + HCO3; <text:s/>icd</text:p>
          </table:table-cell>
          <table:table-cell table:style-name="ce226" office:value-type="string" calcext:value-type="string">
            <text:p>R_ICDHyr</text:p>
          </table:table-cell>
          <table:table-cell table:style-name="ce226" office:value-type="string" calcext:value-type="string">
            <text:p>Isocitrate + "Nicotinamide adenine dinucleotide phosphate" = 2-Oxoglutarate{Cytoplasm} + CO2{Cytoplasm} + "Nicotinamide adenine dinucleotide phosphate - reduced"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255" office:value-type="string" calcext:value-type="string">
            <text:p>isocitrate dehydrogenase (NADP)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552558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6" office:value-type="string" calcext:value-type="string">
            <text:p><text:span text:style-name="T15">ACEK_1</text:span></text:p>
          </table:table-cell>
          <table:table-cell table:style-name="ce198" office:value-type="string" calcext:value-type="string">
            <text:p>ACEK_1</text:p>
          </table:table-cell>
          <table:table-cell table:style-name="ce198" office:value-type="string" calcext:value-type="string">
            <text:p>ATP + icd = ADP + icdP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style-name="ce198" office:value-type="string" calcext:value-type="string">
            <text:p>XXXX</text:p>
          </table:table-cell>
          <table:table-cell office:value-type="string" calcext:value-type="string">
            <text:p>Reaction only in the kinetic for concetration of ATP and ADP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ACEK_1</text:p>
          </table:table-cell>
          <table:table-cell office:value-type="float" office:value="-0.000000048298889882303" calcext:value-type="float">
            <text:p>-4.8298889882303E-08</text:p>
          </table:table-cell>
          <table:table-cell office:value-type="float" office:value="0.00673087114551467" calcext:value-type="float">
            <text:p>0.006730871145515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6" office:value-type="string" calcext:value-type="string">
            <text:p><text:span text:style-name="T15">ACEK_2</text:span></text:p>
          </table:table-cell>
          <table:table-cell table:style-name="ce198" office:value-type="string" calcext:value-type="string">
            <text:p>ACEK_2</text:p>
          </table:table-cell>
          <table:table-cell table:style-name="ce198" office:value-type="string" calcext:value-type="string">
            <text:p>icdP = icd + P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style-name="ce198" office:value-type="string" calcext:value-type="string">
            <text:p>XXXX</text:p>
          </table:table-cell>
          <table:table-cell office:value-type="string" calcext:value-type="string">
            <text:p>Reaction only in the kinetic for concetration of P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ACEK_2</text:p>
          </table:table-cell>
          <table:table-cell office:value-type="float" office:value="-0.0000000991172373374197" calcext:value-type="float">
            <text:p>-9.91172373374197E-08</text:p>
          </table:table-cell>
          <table:table-cell office:value-type="float" office:value="0.00673088044356685" calcext:value-type="float">
            <text:p>0.006730880443567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LPD</text:span></text:p>
          </table:table-cell>
          <table:table-cell table:style-name="ce226" office:value-type="string" calcext:value-type="string">
            <text:p>LPD</text:p>
          </table:table-cell>
          <table:table-cell table:style-name="ce226" office:value-type="string" calcext:value-type="string">
            <text:p>COA + AKG + NAD -&gt; NADH + SUCCOA + HCO3</text:p>
          </table:table-cell>
          <table:table-cell table:style-name="ce226" office:value-type="string" calcext:value-type="string">
            <text:p>R_AKGDH</text:p>
          </table:table-cell>
          <table:table-cell table:style-name="ce226" office:value-type="string" calcext:value-type="string">
            <text:p>2-Oxoglutarate{Cytoplasm} + "Coenzyme A" + "Nicotinamide adenine dinucleotide" -&gt; CO2{Cytoplasm} + "Nicotinamide adenine dinucleotide - reduced" + Succinyl-CoA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255" office:value-type="string" calcext:value-type="string">
            <text:p>2-Oxogluterate dehydrogenase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3.13896034286178E-06</text:p>
          </table:table-cell>
          <table:table-cell office:value-type="float" office:value="0.689925703506458" calcext:value-type="float">
            <text:p>0.689925703506458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SK</text:span></text:p>
          </table:table-cell>
          <table:table-cell table:style-name="ce226" office:value-type="string" calcext:value-type="string">
            <text:p>SK</text:p>
          </table:table-cell>
          <table:table-cell table:style-name="ce226" office:value-type="string" calcext:value-type="string">
            <text:p>ADP + SUCCOA + P = ATP + COA + SUC</text:p>
          </table:table-cell>
          <table:table-cell table:style-name="ce226" office:value-type="string" calcext:value-type="string">
            <text:p>R_SUCOAS</text:p>
          </table:table-cell>
          <table:table-cell table:style-name="ce226" office:value-type="string" calcext:value-type="string">
            <text:p>ATP + "Coenzyme A" + Succinate{Cytoplasm} = ADP + Phosphate{Cytoplasm} + Succinyl-CoA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255" office:value-type="string" calcext:value-type="string">
            <text:p>succinyl-CoA synthetase (ADP-forming)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31056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7" office:value-type="string" calcext:value-type="string">
            <text:p><text:span text:style-name="T15">SDH</text:span></text:p>
          </table:table-cell>
          <table:table-cell table:style-name="ce197" office:value-type="string" calcext:value-type="string">
            <text:p>SDH</text:p>
          </table:table-cell>
          <table:table-cell table:style-name="ce197" office:value-type="string" calcext:value-type="string">
            <text:p>FAD + SUC = FUM + FADH2</text:p>
          </table:table-cell>
          <table:table-cell table:style-name="ce197" office:value-type="string" calcext:value-type="string">
            <text:p>R_SUCDi</text:p>
          </table:table-cell>
          <table:table-cell table:style-name="ce197" office:value-type="string" calcext:value-type="string">
            <text:p>Ubiquinone-8 + Succinate{Cytoplasm} -&gt; Fumarate{Cytoplasm} + Ubiquinol-8</text:p>
          </table:table-cell>
          <table:table-cell table:style-name="ce197" office:value-type="string" calcext:value-type="string">
            <text:p>XXXX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table:style-name="ce255" office:value-type="string" calcext:value-type="string">
            <text:p>succinate dehydrogenase (irreversible)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46893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6">FUMA</text:span></text:p>
          </table:table-cell>
          <table:table-cell table:style-name="ce226" office:value-type="string" calcext:value-type="string">
            <text:p>FUMA</text:p>
          </table:table-cell>
          <table:table-cell table:style-name="ce226" office:value-type="string" calcext:value-type="string">
            <text:p>FUM = MAL</text:p>
          </table:table-cell>
          <table:table-cell table:style-name="ce226" office:value-type="string" calcext:value-type="string">
            <text:p>R_FUM</text:p>
          </table:table-cell>
          <table:table-cell table:style-name="ce226" office:value-type="string" calcext:value-type="string">
            <text:p>Fumarate{Cytoplasm} + H2O{Cytoplasm} = L-Malate{Cytoplasm}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255" office:value-type="string" calcext:value-type="string">
            <text:p>fumarase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4535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0" office:value-type="string" calcext:value-type="string">
            <text:p><text:span text:style-name="T16">MQO</text:span></text:p>
          </table:table-cell>
          <table:table-cell table:style-name="ce231" office:value-type="string" calcext:value-type="string">
            <text:p>MQO</text:p>
          </table:table-cell>
          <table:table-cell table:style-name="ce231" office:value-type="string" calcext:value-type="string">
            <text:p>MAL + Q = OAA + QH2</text:p>
          </table:table-cell>
          <table:table-cell table:style-name="ce231" office:value-type="string" calcext:value-type="string">
            <text:p>R_MDH2</text:p>
          </table:table-cell>
          <table:table-cell table:style-name="ce231" office:value-type="string" calcext:value-type="string">
            <text:p>L-Malate{Cytoplasm} + Ubiquinone-8 -&gt; Oxaloacetate + Ubiquinol-8</text:p>
          </table:table-cell>
          <table:table-cell table:style-name="ce231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255" office:value-type="string" calcext:value-type="string">
            <text:p>Malate dehydrogenase (ubiquinone 8 as acceptor)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0937</text:p>
          </table:table-cell>
          <table:table-cell table:number-columns-repeated="1009"/>
        </table:table-row>
        <table:table-row table:style-name="ro1">
          <table:covered-table-cell table:style-name="ce189"/>
          <table:table-cell table:style-name="ce218" office:value-type="string" calcext:value-type="string">
            <text:p><text:span text:style-name="T15">MDH</text:span></text:p>
          </table:table-cell>
          <table:table-cell table:style-name="ce237" office:value-type="string" calcext:value-type="string">
            <text:p>MDH</text:p>
          </table:table-cell>
          <table:table-cell table:style-name="ce237" office:value-type="string" calcext:value-type="string">
            <text:p>QH2 + OAA = MAL + Q; <text:s/>NAD NADH</text:p>
          </table:table-cell>
          <table:table-cell table:style-name="ce231" office:value-type="string" calcext:value-type="string">
            <text:p>R_MDH2</text:p>
          </table:table-cell>
          <table:table-cell table:style-name="ce231" office:value-type="string" calcext:value-type="string">
            <text:p>L-Malate{Cytoplasm} + Ubiquinone-8 -&gt; Oxaloacetate + Ubiquinol-8</text:p>
          </table:table-cell>
          <table:table-cell table:style-name="ce237" office:value-type="float" office:value="0" calcext:value-type="float">
            <text:p>0</text:p>
          </table:table-cell>
          <table:table-cell table:style-name="ce251" office:value-type="string" calcext:value-type="string">
            <text:p>reverse from the top</text:p>
          </table:table-cell>
          <table:table-cell table:style-name="ce255" office:value-type="string" calcext:value-type="string">
            <text:p>Malate dehydrogenase (ubiquinone 8 as acceptor)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02211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2">
            <text:p><text:span text:style-name="T12">Glyoxylate shunt</text:span></text:p>
          </table:table-cell>
          <table:table-cell table:style-name="ce202" office:value-type="string" calcext:value-type="string">
            <text:p><text:span text:style-name="T16">ACEA</text:span></text:p>
          </table:table-cell>
          <table:table-cell table:style-name="ce224" office:value-type="string" calcext:value-type="string">
            <text:p>ACEA</text:p>
          </table:table-cell>
          <table:table-cell table:style-name="ce224" office:value-type="string" calcext:value-type="string">
            <text:p>ICIT = GLX + SUC; <text:s/>PEP PGA3</text:p>
          </table:table-cell>
          <table:table-cell table:style-name="ce224" office:value-type="string" calcext:value-type="string">
            <text:p>R_ICL</text:p>
          </table:table-cell>
          <table:table-cell table:style-name="ce224" office:value-type="string" calcext:value-type="string">
            <text:p>Isocitrate -&gt; Glyoxylate + Succinate{Cytoplasm}</text:p>
          </table:table-cell>
          <table:table-cell table:style-name="ce224" office:value-type="string" calcext:value-type="string">
            <text:p>V</text:p>
          </table:table-cell>
          <table:table-cell table:style-name="ce250" office:value-type="string" calcext:value-type="string">
            <text:p>same</text:p>
          </table:table-cell>
          <table:table-cell table:style-name="ce254" office:value-type="string" calcext:value-type="string">
            <text:p>Isocitrate lyas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492263</text:p>
          </table:table-cell>
          <table:table-cell table:number-columns-repeated="1009"/>
        </table:table-row>
        <table:table-row table:style-name="ro1">
          <table:covered-table-cell table:style-name="ce189"/>
          <table:table-cell table:style-name="ce205" office:value-type="string" calcext:value-type="string">
            <text:p><text:span text:style-name="T16">ACEB</text:span></text:p>
          </table:table-cell>
          <table:table-cell table:style-name="ce227" office:value-type="string" calcext:value-type="string">
            <text:p>ACEB</text:p>
          </table:table-cell>
          <table:table-cell table:style-name="ce227" office:value-type="string" calcext:value-type="string">
            <text:p>ACCOA + GLX = COA + MAL</text:p>
          </table:table-cell>
          <table:table-cell table:style-name="ce227" office:value-type="string" calcext:value-type="string">
            <text:p>R_MALS</text:p>
          </table:table-cell>
          <table:table-cell table:style-name="ce227" office:value-type="string" calcext:value-type="string">
            <text:p>Acetyl-CoA + Glyoxylate + H2O{Cytoplasm} -&gt; "Coenzyme A" + H+{Cytoplasm} + L-Malate{Cytoplasm}</text:p>
          </table:table-cell>
          <table:table-cell table:style-name="ce227" office:value-type="string" calcext:value-type="string">
            <text:p>V</text:p>
          </table:table-cell>
          <table:table-cell table:style-name="ce251" office:value-type="string" calcext:value-type="string">
            <text:p>plus H+ H2O</text:p>
          </table:table-cell>
          <table:table-cell table:style-name="ce256" office:value-type="string" calcext:value-type="string">
            <text:p>malate synthase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1994922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3">
            <text:p><text:span text:style-name="T12">Acetate metabolism</text:span></text:p>
          </table:table-cell>
          <table:table-cell table:style-name="ce202" office:value-type="string" calcext:value-type="string">
            <text:p><text:span text:style-name="T16">PTA</text:span></text:p>
          </table:table-cell>
          <table:table-cell table:style-name="ce224" office:value-type="string" calcext:value-type="string">
            <text:p>PTA</text:p>
          </table:table-cell>
          <table:table-cell table:style-name="ce224" office:value-type="string" calcext:value-type="string">
            <text:p>ACCOA + P = COA + ACP</text:p>
          </table:table-cell>
          <table:table-cell table:style-name="ce224" office:value-type="string" calcext:value-type="string">
            <text:p>R_PTAr</text:p>
          </table:table-cell>
          <table:table-cell table:style-name="ce224" office:value-type="string" calcext:value-type="string">
            <text:p>Acetyl-CoA + Phosphate{Cytoplasm} = "Acetyl phosphate" + "Coenzyme A"</text:p>
          </table:table-cell>
          <table:table-cell table:style-name="ce224" office:value-type="string" calcext:value-type="string">
            <text:p>V</text:p>
          </table:table-cell>
          <table:table-cell table:style-name="ce250" office:value-type="string" calcext:value-type="string">
            <text:p>same</text:p>
          </table:table-cell>
          <table:table-cell table:style-name="ce254" office:value-type="string" calcext:value-type="string">
            <text:p>phosphotransacetylas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472007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5">ACK</text:span></text:p>
          </table:table-cell>
          <table:table-cell table:style-name="ce226" office:value-type="string" calcext:value-type="string">
            <text:p>ACK</text:p>
          </table:table-cell>
          <table:table-cell table:style-name="ce226" office:value-type="string" calcext:value-type="string">
            <text:p>ACP + ADP = ACE + ATP</text:p>
          </table:table-cell>
          <table:table-cell table:style-name="ce226" office:value-type="string" calcext:value-type="string">
            <text:p>R_ACKr</text:p>
          </table:table-cell>
          <table:table-cell table:style-name="ce226" office:value-type="string" calcext:value-type="string">
            <text:p>Acetate{Cytoplasm} + ATP = "Acetyl phosphate" + ADP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255" office:value-type="string" calcext:value-type="string">
            <text:p>acetate kinase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153257</text:p>
          </table:table-cell>
          <table:table-cell table:number-columns-repeated="1009"/>
        </table:table-row>
        <table:table-row table:style-name="ro1">
          <table:covered-table-cell table:style-name="ce189"/>
          <table:table-cell table:style-name="ce215" office:value-type="string" calcext:value-type="string">
            <text:p><text:span text:style-name="T16">ACS</text:span></text:p>
          </table:table-cell>
          <table:table-cell table:style-name="ce236" office:value-type="string" calcext:value-type="string">
            <text:p>ACS</text:p>
          </table:table-cell>
          <table:table-cell table:style-name="ce236" office:value-type="string" calcext:value-type="string">
            <text:p>ACE + ATP + COA -&gt; ACCOA + AMP + 2 * P</text:p>
          </table:table-cell>
          <table:table-cell table:style-name="ce236" office:value-type="string" calcext:value-type="string">
            <text:p>R_ACS"</text:p>
          </table:table-cell>
          <table:table-cell table:style-name="ce236" office:value-type="string" calcext:value-type="string">
            <text:p>Acetate{Cytoplasm} + ATP + "Coenzyme A" -&gt; Acetyl-CoA + AMP{Cytoplasm} + Diphosphate</text:p>
          </table:table-cell>
          <table:table-cell table:style-name="ce236" office:value-type="string" calcext:value-type="string">
            <text:p>V</text:p>
          </table:table-cell>
          <table:table-cell table:style-name="ce251" office:value-type="string" calcext:value-type="string">
            <text:p>same</text:p>
          </table:table-cell>
          <table:table-cell table:style-name="ce256" office:value-type="string" calcext:value-type="string">
            <text:p>acetyl-CoA synthetas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2.35304846216521E-06</text:p>
          </table:table-cell>
          <table:table-cell office:value-type="float" office:value="0.352054182501867" calcext:value-type="float">
            <text:p>0.352054182501867</text:p>
          </table:table-cell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1" table:number-rows-spanned="5">
            <text:p><text:span text:style-name="T13">Oxidative </text:span><text:span text:style-name="T14">phosphorylation</text:span></text:p>
          </table:table-cell>
          <table:table-cell table:style-name="ce209" office:value-type="string" calcext:value-type="string">
            <text:p><text:span text:style-name="T15">NDHI</text:span></text:p>
          </table:table-cell>
          <table:table-cell table:style-name="ce230" office:value-type="string" calcext:value-type="string">
            <text:p>NDHI</text:p>
          </table:table-cell>
          <table:table-cell table:style-name="ce230" office:value-type="string" calcext:value-type="string">
            <text:p>NADH + Q + 4 * Hin = NAD + QH2 + 4 * Hout; <text:s/>Hin Hout</text:p>
          </table:table-cell>
          <table:table-cell table:style-name="ce230" office:value-type="string" calcext:value-type="string">
            <text:p>R_NADH16pp</text:p>
          </table:table-cell>
          <table:table-cell table:style-name="ce230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230" office:value-type="string" calcext:value-type="string">
            <text:p>X</text:p>
          </table:table-cell>
          <table:table-cell table:style-name="ce250" office:value-type="string" calcext:value-type="string">
            <text:p>different H+</text:p>
          </table:table-cell>
          <table:table-cell table:style-name="ce254" office:value-type="string" calcext:value-type="string">
            <text:p>NADH dehydrogenase (ubiquinone-8 )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2.1109780305725E-06</text:p>
          </table:table-cell>
          <table:table-cell office:value-type="float" office:value="1.28815457793542" calcext:value-type="float">
            <text:p>1.28815457793542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<text:span text:style-name="T15">NDHII</text:span></text:p>
          </table:table-cell>
          <table:table-cell table:style-name="ce226" office:value-type="string" calcext:value-type="string">
            <text:p>NDHII</text:p>
          </table:table-cell>
          <table:table-cell table:style-name="ce226" office:value-type="string" calcext:value-type="string">
            <text:p>NADH + Q = NAD + QH2</text:p>
          </table:table-cell>
          <table:table-cell table:style-name="ce226" office:value-type="string" calcext:value-type="string">
            <text:p>R_NADH5</text:p>
          </table:table-cell>
          <table:table-cell table:style-name="ce226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255" office:value-type="string" calcext:value-type="string">
            <text:p>NADH dehydrogenase (ubiquinone-8 )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1964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7" office:value-type="string" calcext:value-type="string">
            <text:p><text:span text:style-name="T16">SQR</text:span></text:p>
          </table:table-cell>
          <table:table-cell table:style-name="ce197" office:value-type="string" calcext:value-type="string">
            <text:p>SQR</text:p>
          </table:table-cell>
          <table:table-cell table:style-name="ce197" office:value-type="string" calcext:value-type="string">
            <text:p>FADH2 + Q = FAD + QH2</text:p>
          </table:table-cell>
          <table:table-cell table:style-name="ce197" office:value-type="string" calcext:value-type="string">
            <text:p>R_SUCDi</text:p>
          </table:table-cell>
          <table:table-cell table:style-name="ce197" office:value-type="string" calcext:value-type="string">
            <text:p>Ubiquinone-8 + Succinate{Cytoplasm} -&gt; Fumarate{Cytoplasm} + Ubiquinol-8</text:p>
          </table:table-cell>
          <table:table-cell table:style-name="ce197" office:value-type="string" calcext:value-type="string">
            <text:p>XXXX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table:style-name="ce255" office:value-type="string" calcext:value-type="string">
            <text:p>succinate dehydrogenase (irreversible)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677742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19" office:value-type="string" calcext:value-type="string">
            <text:p>CYTBO</text:p>
          </table:table-cell>
          <table:table-cell table:style-name="ce238" office:value-type="string" calcext:value-type="string">
            <text:p>CYTBO</text:p>
          </table:table-cell>
          <table:table-cell table:style-name="ce238" office:value-type="string" calcext:value-type="string">
            <text:p>2 * QH2 + 8 * Hin + O2 = 2 * Q + 8 * Hout + 2 * H2O; <text:s/>Hin Hout</text:p>
          </table:table-cell>
          <table:table-cell table:style-name="ce238" office:value-type="string" calcext:value-type="string">
            <text:p>R_CYTBO3_4pp</text:p>
          </table:table-cell>
          <table:table-cell table:style-name="ce238" office:value-type="string" calcext:value-type="string">
            <text:p>4 * H+{Cytoplasm} + 0.5 * O2{Cytoplasm} + Ubiquinol-8 -&gt; H2O{Cytoplasm} + Ubiquinone-8 + 4 * H+{Periplasm}</text:p>
          </table:table-cell>
          <table:table-cell table:style-name="ce238" office:value-type="string" calcext:value-type="string">
            <text:p>v</text:p>
          </table:table-cell>
          <table:table-cell office:value-type="string" calcext:value-type="string">
            <text:p>its half, different stochiometry</text:p>
          </table:table-cell>
          <table:table-cell table:style-name="ce255" office:value-type="string" calcext:value-type="string">
            <text:p>cytochrome oxidase bo3 (ubiquinol-8: 4 protons) (periplasm)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4928</text:p>
          </table:table-cell>
          <table:table-cell table:number-columns-repeated="1009"/>
        </table:table-row>
        <table:table-row table:style-name="ro1">
          <table:covered-table-cell table:style-name="ce189"/>
          <table:table-cell table:style-name="ce205" office:value-type="string" calcext:value-type="string">
            <text:p>ATP_SYN</text:p>
          </table:table-cell>
          <table:table-cell table:style-name="ce227" office:value-type="string" calcext:value-type="string">
            <text:p>ATP_SYN</text:p>
          </table:table-cell>
          <table:table-cell table:style-name="ce227" office:value-type="string" calcext:value-type="string">
            <text:p>ADP + P + 4 * Hout = ATP + 4 * Hin; <text:s/>Hin Hout</text:p>
          </table:table-cell>
          <table:table-cell table:style-name="ce227" office:value-type="string" calcext:value-type="string">
            <text:p>R_ATPS4rpp</text:p>
          </table:table-cell>
          <table:table-cell table:style-name="ce227" office:value-type="string" calcext:value-type="string">
            <text:p>ADP + Phosphate{Cytoplasm} + 4 * H+{Periplasm} = ATP + 3 * H+{Cytoplasm} + H2O{Cytoplasm}</text:p>
          </table:table-cell>
          <table:table-cell table:style-name="ce227" office:value-type="string" calcext:value-type="string">
            <text:p>X</text:p>
          </table:table-cell>
          <table:table-cell table:style-name="ce251" office:value-type="string" calcext:value-type="string">
            <text:p>minus H+ plus H2O</text:p>
          </table:table-cell>
          <table:table-cell table:style-name="ce256" office:value-type="string" calcext:value-type="string">
            <text:p>ATP synthase (four protons for one ATP) (periplasm)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0596</text:p>
          </table:table-cell>
          <table:table-cell table:number-columns-repeated="1009"/>
        </table:table-row>
        <table:table-row table:style-name="ro1">
          <table:table-cell table:style-name="ce190" office:value-type="string" calcext:value-type="string" table:number-columns-spanned="1" table:number-rows-spanned="5">
            <text:p>Additional reactions for nucleotides and redox cofactor</text:p>
          </table:table-cell>
          <table:table-cell table:style-name="ce202" office:value-type="string" calcext:value-type="string">
            <text:p>PNT</text:p>
          </table:table-cell>
          <table:table-cell table:style-name="ce224" office:value-type="string" calcext:value-type="string">
            <text:p>PNT</text:p>
          </table:table-cell>
          <table:table-cell table:style-name="ce224" office:value-type="string" calcext:value-type="string">
            <text:p>NAD + NADPH = NADH + NADP</text:p>
          </table:table-cell>
          <table:table-cell table:style-name="ce224" office:value-type="string" calcext:value-type="string">
            <text:p>R_NADTRHD</text:p>
          </table:table-cell>
          <table:table-cell table:style-name="ce224" office:value-type="string" calcext:value-type="string">
            <text:p>"Nicotinamide adenine dinucleotide" + "Nicotinamide adenine dinucleotide phosphate - reduced" -&gt; "Nicotinamide adenine dinucleotide - reduced" + "Nicotinamide adenine dinucleotide phosphate"</text:p>
          </table:table-cell>
          <table:table-cell table:style-name="ce224" office:value-type="string" calcext:value-type="string">
            <text:p>V</text:p>
          </table:table-cell>
          <table:table-cell table:style-name="ce250" office:value-type="string" calcext:value-type="string">
            <text:p>same</text:p>
          </table:table-cell>
          <table:table-cell table:style-name="ce254" office:value-type="string" calcext:value-type="string">
            <text:p>NAD transhydrogenas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169854</text:p>
          </table:table-cell>
          <table:table-cell office:value-type="float" office:value="0.558179141806176" calcext:value-type="float">
            <text:p>0.558179141806176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3" office:value-type="string" calcext:value-type="string">
            <text:p>ADK</text:p>
          </table:table-cell>
          <table:table-cell table:style-name="ce225" office:value-type="string" calcext:value-type="string">
            <text:p>ADK</text:p>
          </table:table-cell>
          <table:table-cell table:style-name="ce225" office:value-type="string" calcext:value-type="string">
            <text:p>AMP + ATP = 2 * ADP</text:p>
          </table:table-cell>
          <table:table-cell table:style-name="ce225" office:value-type="string" calcext:value-type="string">
            <text:p>R_ADK1</text:p>
          </table:table-cell>
          <table:table-cell table:style-name="ce225" office:value-type="string" calcext:value-type="string">
            <text:p>AMP{Cytoplasm} + ATP = 2 * ADP</text:p>
          </table:table-cell>
          <table:table-cell table:style-name="ce225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255" office:value-type="string" calcext:value-type="string">
            <text:p>adenylate kinas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36043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4" office:value-type="string" calcext:value-type="string">
            <text:p>ATP_NGAM</text:p>
          </table:table-cell>
          <table:table-cell table:style-name="ce226" office:value-type="string" calcext:value-type="string">
            <text:p>ATP_MAINTENANCE</text:p>
          </table:table-cell>
          <table:table-cell table:style-name="ce226" office:value-type="string" calcext:value-type="string">
            <text:p>ATP = ADP + P</text:p>
          </table:table-cell>
          <table:table-cell table:style-name="ce226" office:value-type="string" calcext:value-type="string">
            <text:p>R_ATPM</text:p>
          </table:table-cell>
          <table:table-cell table:style-name="ce226" office:value-type="string" calcext:value-type="string">
            <text:p>ATP + H2O{Cytoplasm} -&gt; ADP + H+{Cytoplasm} + Phosphate{Cytoplasm}</text:p>
          </table:table-cell>
          <table:table-cell table:style-name="ce226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255" office:value-type="string" calcext:value-type="string">
            <text:p>ATP maintenance requirement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0996</text:p>
          </table:table-cell>
          <table:table-cell office:value-type="float" office:value="3.87087791742171" calcext:value-type="float">
            <text:p>3.87087791742171</text:p>
          </table:table-cell>
          <table:table-cell table:number-columns-repeated="1009"/>
        </table:table-row>
        <table:table-row table:style-name="ro1">
          <table:covered-table-cell table:style-name="ce188"/>
          <table:table-cell table:style-name="ce203" office:value-type="string" calcext:value-type="string">
            <text:p>CYA</text:p>
          </table:table-cell>
          <table:table-cell table:style-name="ce225" office:value-type="string" calcext:value-type="string">
            <text:p>CYA</text:p>
          </table:table-cell>
          <table:table-cell table:style-name="ce225" office:value-type="string" calcext:value-type="string">
            <text:p>ATP = CAMP + 2 * P; <text:s/>eiiaP</text:p>
          </table:table-cell>
          <table:table-cell table:style-name="ce225" office:value-type="string" calcext:value-type="string">
            <text:p>R_ADNCYC</text:p>
          </table:table-cell>
          <table:table-cell table:style-name="ce225" office:value-type="string" calcext:value-type="string">
            <text:p>ATP -&gt; cAMP + Diphosphate</text:p>
          </table:table-cell>
          <table:table-cell table:style-name="ce225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255" office:value-type="string" calcext:value-type="string">
            <text:p>adenylate cyclas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5999276</text:p>
          </table:table-cell>
          <table:table-cell table:number-columns-repeated="1009"/>
        </table:table-row>
        <table:table-row table:style-name="ro1">
          <table:covered-table-cell table:style-name="ce189"/>
          <table:table-cell table:style-name="ce205" office:value-type="string" calcext:value-type="string">
            <text:p>DOS</text:p>
          </table:table-cell>
          <table:table-cell table:style-name="ce227" office:value-type="string" calcext:value-type="string">
            <text:p>DOS</text:p>
          </table:table-cell>
          <table:table-cell table:style-name="ce227" office:value-type="string" calcext:value-type="string">
            <text:p>CAMP = AMP</text:p>
          </table:table-cell>
          <table:table-cell table:style-name="ce227" office:value-type="string" calcext:value-type="string">
            <text:p>R_PDE4</text:p>
          </table:table-cell>
          <table:table-cell table:style-name="ce227" office:value-type="string" calcext:value-type="string">
            <text:p>cAMP + H2O{Cytoplasm} -&gt; AMP{Cytoplasm} + H+{Cytoplasm}</text:p>
          </table:table-cell>
          <table:table-cell table:style-name="ce227" office:value-type="string" calcext:value-type="string">
            <text:p>X</text:p>
          </table:table-cell>
          <table:table-cell table:style-name="ce251" office:value-type="string" calcext:value-type="string">
            <text:p>plus H2O</text:p>
          </table:table-cell>
          <table:table-cell table:style-name="ce256" office:value-type="string" calcext:value-type="string">
            <text:p>3,5-cyclic-nucleotide phosphodiesterase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387917</text:p>
          </table:table-cell>
          <table:table-cell table:number-columns-repeated="1009"/>
        </table:table-row>
        <table:table-row table:style-name="ro1">
          <table:table-cell table:style-name="ce187" office:value-type="string" calcext:value-type="string">
            <text:p>Biomass synthesis</text:p>
          </table:table-cell>
          <table:table-cell table:style-name="ce220" office:value-type="string" calcext:value-type="string">
            <text:p>GROWTH</text:p>
          </table:table-cell>
          <table:table-cell table:style-name="ce239" office:value-type="string" calcext:value-type="string">
            <text:p>GROWTH</text:p>
          </table:table-cell>
          <table:table-cell table:style-name="ce239" office:value-type="string" calcext:value-type="string">
            <text:p>116 * G6P + 204 * E4P + 845 * PGA3 + 1010 * OAA + 610 * AKG + 1601 * PYR + 507 * R5P + 293 * PEP + 73 * GAP + 40 * F6P + 10169 * NADPH + 2118 * ACCOA + 2004 * NAD + 30508 * ATP -&gt; 10169 * NADP + 2118 * COA + 2004 * NADH + 30508 * ADP + 30508 * P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239" office:value-type="string" calcext:value-type="string">
            <text:p>XXXX</text:p>
          </table:table-cell>
          <table:table-cell table:style-name="ce249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office:value-type="string" calcext:value-type="string">
            <text:p>GROWTH</text:p>
          </table:table-cell>
          <table:table-cell office:value-type="float" office:value="-2.60117373487793E-054" calcext:value-type="float">
            <text:p>-2.60117373487793E-54</text:p>
          </table:table-cell>
          <table:table-cell office:value-type="float" office:value="0.0000710151246078971" calcext:value-type="float">
            <text:p>7.10151246078971E-05</text:p>
          </table:table-cell>
          <table:table-cell table:number-columns-repeated="1009"/>
        </table:table-row>
        <table:table-row table:style-name="ro1">
          <table:table-cell/>
          <table:table-cell table:style-name="ce221"/>
          <table:table-cell table:number-columns-repeated="1019"/>
        </table:table-row>
        <table:table-row table:style-name="ro1">
          <table:table-cell table:style-name="ce192" office:value-type="string" calcext:value-type="string">
            <text:p>NOT EXIST</text:p>
          </table:table-cell>
          <table:table-cell table:number-columns-repeated="1020"/>
        </table:table-row>
        <table:table-row table:style-name="ro1">
          <table:table-cell table:style-name="ce193" office:value-type="string" calcext:value-type="string">
            <text:p>SAME</text:p>
          </table:table-cell>
          <table:table-cell table:number-columns-repeated="1020"/>
        </table:table-row>
        <table:table-row table:style-name="ro1">
          <table:table-cell table:style-name="ce194" office:value-type="string" calcext:value-type="string">
            <text:p>REVERSE OR DOUBLE</text:p>
          </table:table-cell>
          <table:table-cell table:number-columns-repeated="1020"/>
        </table:table-row>
        <table:table-row table:style-name="ro1">
          <table:table-cell table:style-name="ce195" office:value-type="string" calcext:value-type="string">
            <text:p>DIFFERENT STOCHIOMETRY </text:p>
          </table:table-cell>
          <table:table-cell table:number-columns-repeated="1020"/>
        </table:table-row>
        <table:table-row table:style-name="ro1">
          <table:table-cell table:style-name="ce196" office:value-type="string" calcext:value-type="string">
            <text:p>NOT THE SAME REACTION</text:p>
          </table:table-cell>
          <table:table-cell table:number-columns-repeated="1020"/>
        </table:table-row>
        <table:table-row table:style-name="ro1">
          <table:table-cell table:style-name="ce197" office:value-type="string" calcext:value-type="string">
            <text:p>COMBINED IN PALSSON</text:p>
          </table:table-cell>
          <table:table-cell table:number-columns-repeated="1020"/>
        </table:table-row>
        <table:table-row table:style-name="ro1">
          <table:table-cell table:style-name="ce198" office:value-type="string" calcext:value-type="string">
            <text:p>CALCULATE ATP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luxes" table:style-name="ta1">
        <table:table-column table:style-name="co11" table:default-cell-style-name="Default"/>
        <table:table-column table:style-name="co11" table:default-cell-style-name="ce258"/>
        <table:table-column table:style-name="co11" table:default-cell-style-name="Default"/>
        <table:table-row table:style-name="ro1">
          <table:table-cell office:value-type="string" calcext:value-type="string">
            <text:p>Reaction</text:p>
          </table:table-cell>
          <table:table-cell table:style-name="Default" office:value-type="string" calcext:value-type="string">
            <text:p>FluxMin</text:p>
          </table:table-cell>
          <table:table-cell office:value-type="string" calcext:value-type="string">
            <text:p>FluxMax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style-name="Default" office:value-type="float" office:value="-0.100550868800963" calcext:value-type="float">
            <text:p>-0.100550868800963</text:p>
          </table:table-cell>
          <table:table-cell office:value-type="float" office:value="0.228552851076405" calcext:value-type="float">
            <text:p>0.228552851076405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4E-10</text:p>
          </table:table-cell>
          <table:table-cell office:value-type="float" office:value="0.224378869773813" calcext:value-type="float">
            <text:p>0.224378869773813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E-09</text:p>
          </table:table-cell>
          <table:table-cell office:value-type="float" office:value="0.224334395111226" calcext:value-type="float">
            <text:p>0.224334395111226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E-08</text:p>
          </table:table-cell>
          <table:table-cell office:value-type="float" office:value="0.224334395112261" calcext:value-type="float">
            <text:p>0.224334395112261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30E-06</text:p>
          </table:table-cell>
          <table:table-cell office:value-type="float" office:value="0.449486472525177" calcext:value-type="float">
            <text:p>0.449486472525177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E-08</text:p>
          </table:table-cell>
          <table:table-cell office:value-type="float" office:value="0.505300292790395" calcext:value-type="float">
            <text:p>0.505300292790395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E-08</text:p>
          </table:table-cell>
          <table:table-cell office:value-type="float" office:value="0.4484969661044" calcext:value-type="float">
            <text:p>0.4484969661044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E-08</text:p>
          </table:table-cell>
          <table:table-cell office:value-type="float" office:value="0.450063090701661" calcext:value-type="float">
            <text:p>0.450063090701661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E-19</text:p>
          </table:table-cell>
          <table:table-cell office:value-type="float" office:value="0.494068666068805" calcext:value-type="float">
            <text:p>0.494068666068805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4.32E-06</text:p>
          </table:table-cell>
          <table:table-cell office:value-type="float" office:value="0.319963139680334" calcext:value-type="float">
            <text:p>0.319963139680334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4.32E-06</text:p>
          </table:table-cell>
          <table:table-cell office:value-type="float" office:value="0.319962503713797" calcext:value-type="float">
            <text:p>0.31996250371379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style-name="Default" office:value-type="float" office:value="-0.0154491108565178" calcext:value-type="float">
            <text:p>-0.015449110856518</text:p>
          </table:table-cell>
          <table:table-cell office:value-type="float" office:value="0.257004198747215" calcext:value-type="float">
            <text:p>0.257004198747215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table:style-name="Default" office:value-type="float" office:value="-0.030508666883869" calcext:value-type="float">
            <text:p>-0.030508666883869</text:p>
          </table:table-cell>
          <table:table-cell office:value-type="float" office:value="0.164551437630362" calcext:value-type="float">
            <text:p>0.164551437630362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8E-05</text:p>
          </table:table-cell>
          <table:table-cell office:value-type="float" office:value="0.101632323704678" calcext:value-type="float">
            <text:p>0.101632323704678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table:style-name="Default" office:value-type="float" office:value="-0.0304869163850259" calcext:value-type="float">
            <text:p>-0.030486916385026</text:p>
          </table:table-cell>
          <table:table-cell office:value-type="float" office:value="0.16454784701382" calcext:value-type="float">
            <text:p>0.16454784701382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table:style-name="Default" office:value-type="float" office:value="-0.021708687742081" calcext:value-type="float">
            <text:p>-0.021708687742081</text:p>
          </table:table-cell>
          <table:table-cell office:value-type="float" office:value="0.0805635822308593" calcext:value-type="float">
            <text:p>0.080563582230859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table:style-name="Default" office:value-type="float" office:value="-0.00877790525113385" calcext:value-type="float">
            <text:p>-0.008777905251134</text:p>
          </table:table-cell>
          <table:table-cell office:value-type="float" office:value="0.0839842620951936" calcext:value-type="float">
            <text:p>0.083984262095194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table:style-name="Default" office:value-type="float" office:value="-0.00875501967942334" calcext:value-type="float">
            <text:p>-0.008755019679423</text:p>
          </table:table-cell>
          <table:table-cell office:value-type="float" office:value="0.0935038938451661" calcext:value-type="float">
            <text:p>0.093503893845166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table:style-name="Default" office:value-type="float" office:value="-0.00875508469991177" calcext:value-type="float">
            <text:p>-0.008755084699912</text:p>
          </table:table-cell>
          <table:table-cell office:value-type="float" office:value="0.0934794112814307" calcext:value-type="float">
            <text:p>0.093479411281431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E-17</text:p>
          </table:table-cell>
          <table:table-cell office:value-type="float" office:value="0.00193556421787186" calcext:value-type="float">
            <text:p>0.001935564217872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E-06</text:p>
          </table:table-cell>
          <table:table-cell office:value-type="float" office:value="3.85485294239589" calcext:value-type="float">
            <text:p>3.85485294239589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table:style-name="Default" office:value-type="float" office:value="-0.213703848702417" calcext:value-type="float">
            <text:p>-0.213703848702417</text:p>
          </table:table-cell>
          <table:table-cell office:value-type="float" office:value="3.9008176739073" calcext:value-type="float">
            <text:p>3.9008176739073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style-name="Default" office:value-type="float" office:value="-0.282208581227558" calcext:value-type="float">
            <text:p>-0.282208581227558</text:p>
          </table:table-cell>
          <table:table-cell office:value-type="float" office:value="0.00134484651356249" calcext:value-type="float">
            <text:p>0.001344846513562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E-06</text:p>
          </table:table-cell>
          <table:table-cell office:value-type="float" office:value="0.351111495146224" calcext:value-type="float">
            <text:p>0.351111495146224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1E-06</text:p>
          </table:table-cell>
          <table:table-cell office:value-type="float" office:value="0.759661600227377" calcext:value-type="float">
            <text:p>0.759661600227377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4E-06</text:p>
          </table:table-cell>
          <table:table-cell office:value-type="float" office:value="0.430928326262331" calcext:value-type="float">
            <text:p>0.430928326262331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7E-06</text:p>
          </table:table-cell>
          <table:table-cell office:value-type="float" office:value="0.430903692761272" calcext:value-type="float">
            <text:p>0.430903692761272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E-06</text:p>
          </table:table-cell>
          <table:table-cell office:value-type="float" office:value="0.430895164845913" calcext:value-type="float">
            <text:p>0.430895164845913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9E-06</text:p>
          </table:table-cell>
          <table:table-cell office:value-type="float" office:value="0.728639776552558" calcext:value-type="float">
            <text:p>0.728639776552558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3.14E-06</text:p>
          </table:table-cell>
          <table:table-cell office:value-type="float" office:value="0.689925703506458" calcext:value-type="float">
            <text:p>0.689925703506458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E-06</text:p>
          </table:table-cell>
          <table:table-cell office:value-type="float" office:value="0.628595668531056" calcext:value-type="float">
            <text:p>0.628595668531056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E-06</text:p>
          </table:table-cell>
          <table:table-cell office:value-type="float" office:value="0.429704885246893" calcext:value-type="float">
            <text:p>0.429704885246893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E-06</text:p>
          </table:table-cell>
          <table:table-cell office:value-type="float" office:value="0.42969379674535" calcext:value-type="float">
            <text:p>0.42969379674535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7E-05</text:p>
          </table:table-cell>
          <table:table-cell office:value-type="float" office:value="10.1713285290937" calcext:value-type="float">
            <text:p>10.1713285290937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5E-05</text:p>
          </table:table-cell>
          <table:table-cell office:value-type="float" office:value="9.84652331402211" calcext:value-type="float">
            <text:p>9.84652331402211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E-07</text:p>
          </table:table-cell>
          <table:table-cell office:value-type="float" office:value="0.324793856492263" calcext:value-type="float">
            <text:p>0.324793856492263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9E-07</text:p>
          </table:table-cell>
          <table:table-cell office:value-type="float" office:value="0.324793611994922" calcext:value-type="float">
            <text:p>0.324793611994922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-0.000000048298889882303" calcext:value-type="float">
            <text:p>-4.83E-08</text:p>
          </table:table-cell>
          <table:table-cell office:value-type="float" office:value="0.00673087114551467" calcext:value-type="float">
            <text:p>0.006730871145515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-0.0000000991172373374197" calcext:value-type="float">
            <text:p>-9.91E-08</text:p>
          </table:table-cell>
          <table:table-cell office:value-type="float" office:value="0.00673088044356685" calcext:value-type="float">
            <text:p>0.006730880443567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6E-07</text:p>
          </table:table-cell>
          <table:table-cell office:value-type="float" office:value="0.10782272225211" calcext:value-type="float">
            <text:p>0.10782272225211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6E-07</text:p>
          </table:table-cell>
          <table:table-cell office:value-type="float" office:value="0.107814670327449" calcext:value-type="float">
            <text:p>0.107814670327449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2.11E-06</text:p>
          </table:table-cell>
          <table:table-cell office:value-type="float" office:value="1.28815457793542" calcext:value-type="float">
            <text:p>1.28815457793542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table:style-name="Default" office:value-type="float" office:value="-0.259014139169854" calcext:value-type="float">
            <text:p>-0.259014139169854</text:p>
          </table:table-cell>
          <table:table-cell office:value-type="float" office:value="0.558179141806176" calcext:value-type="float">
            <text:p>0.558179141806176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40E-06</text:p>
          </table:table-cell>
          <table:table-cell office:value-type="float" office:value="0.360832298136043" calcext:value-type="float">
            <text:p>0.360832298136043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1E-06</text:p>
          </table:table-cell>
          <table:table-cell office:value-type="float" office:value="3.72743597590596" calcext:value-type="float">
            <text:p>3.72743597590596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5E-07</text:p>
          </table:table-cell>
          <table:table-cell office:value-type="float" office:value="0.0307184459992762" calcext:value-type="float">
            <text:p>0.030718445999276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E-07</text:p>
          </table:table-cell>
          <table:table-cell office:value-type="float" office:value="0.0307041273879167" calcext:value-type="float">
            <text:p>0.030704127387917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1E-08</text:p>
          </table:table-cell>
          <table:table-cell office:value-type="float" office:value="0.352082266153257" calcext:value-type="float">
            <text:p>0.352082266153257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2.35E-06</text:p>
          </table:table-cell>
          <table:table-cell office:value-type="float" office:value="0.352054182501867" calcext:value-type="float">
            <text:p>0.352054182501867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E-06</text:p>
          </table:table-cell>
          <table:table-cell office:value-type="float" office:value="0.366628807472007" calcext:value-type="float">
            <text:p>0.366628807472007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30E-06</text:p>
          </table:table-cell>
          <table:table-cell office:value-type="float" office:value="0.230031779232741" calcext:value-type="float">
            <text:p>0.230031779232741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00000129627471144947" calcext:value-type="float">
            <text:p>1.30E-06</text:p>
          </table:table-cell>
          <table:table-cell office:value-type="float" office:value="0.230029542349426" calcext:value-type="float">
            <text:p>0.230029542349426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00000129627478044527" calcext:value-type="float">
            <text:p>1.30E-06</text:p>
          </table:table-cell>
          <table:table-cell office:value-type="float" office:value="0.230029173579563" calcext:value-type="float">
            <text:p>0.230029173579563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00000129629329486907" calcext:value-type="float">
            <text:p>1.30E-06</text:p>
          </table:table-cell>
          <table:table-cell office:value-type="float" office:value="0.230009210310891" calcext:value-type="float">
            <text:p>0.230009210310891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30E-06</text:p>
          </table:table-cell>
          <table:table-cell office:value-type="float" office:value="0.230009204891174" calcext:value-type="float">
            <text:p>0.230009204891174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table:style-name="Default" office:value-type="float" office:value="0.23" calcext:value-type="float">
            <text:p>0.2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E-07</text:p>
          </table:table-cell>
          <table:table-cell office:value-type="float" office:value="1.33143286274928" calcext:value-type="float">
            <text:p>1.33143286274928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2E-05</text:p>
          </table:table-cell>
          <table:table-cell office:value-type="float" office:value="0.429695712677742" calcext:value-type="float">
            <text:p>0.429695712677742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E-06</text:p>
          </table:table-cell>
          <table:table-cell office:value-type="float" office:value="1.42403693181964" calcext:value-type="float">
            <text:p>1.42403693181964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-2.60117373487793E-054" calcext:value-type="float">
            <text:p>-2.60E-54</text:p>
          </table:table-cell>
          <table:table-cell table:style-name="ce258" office:value-type="float" office:value="0.0000710151246078971" calcext:value-type="float">
            <text:p>7.10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table:style-name="Default" office:value-type="float" office:value="-2.37669192810996" calcext:value-type="float">
            <text:p>-2.37669192810996</text:p>
          </table:table-cell>
          <table:table-cell office:value-type="float" office:value="3.87087791742171" calcext:value-type="float">
            <text:p>3.87087791742171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table:style-name="Default" office:value-type="float" office:value="0.000574856722407099" calcext:value-type="float">
            <text:p>0.000574856722407</text:p>
          </table:table-cell>
          <table:table-cell office:value-type="float" office:value="0.230009188263143" calcext:value-type="float">
            <text:p>0.230009188263143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table:style-name="Default" office:value-type="float" office:value="-0.665864009258967" calcext:value-type="float">
            <text:p>-0.665864009258967</text:p>
          </table:table-cell>
          <table:table-cell office:value-type="float" office:value="0.503177558852671" calcext:value-type="float">
            <text:p>0.503177558852671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table:style-name="Default" office:value-type="float" office:value="-0.665981886037444" calcext:value-type="float">
            <text:p>-0.665981886037444</text:p>
          </table:table-cell>
          <table:table-cell office:value-type="float" office:value="0.503177546081487" calcext:value-type="float">
            <text:p>0.503177546081487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table:style-name="Default" office:value-type="float" office:value="-0.000175302526836628" calcext:value-type="float">
            <text:p>-0.000175302526837</text:p>
          </table:table-cell>
          <table:table-cell office:value-type="float" office:value="0.000426751480320819" calcext:value-type="float">
            <text:p>0.000426751480321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7E-08</text:p>
          </table:table-cell>
          <table:table-cell table:style-name="ce258" office:value-type="float" office:value="0.0000659641461669325" calcext:value-type="float">
            <text:p>6.60E-05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table:style-name="Default" office:value-type="float" office:value="-0.000174759275203015" calcext:value-type="float">
            <text:p>-0.000174759275203</text:p>
          </table:table-cell>
          <table:table-cell office:value-type="float" office:value="0.000426022569592791" calcext:value-type="float">
            <text:p>0.000426022569593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E-13</text:p>
          </table:table-cell>
          <table:table-cell table:style-name="ce258" office:value-type="float" office:value="0.0000544835739887019" calcext:value-type="float">
            <text:p>5.45E-05</text:p>
          </table:table-cell>
        </table:table-row>
      </table:table>
      <table:table table:name="Sheet3" table:style-name="ta1">
        <table:table-column table:style-name="co13" table:default-cell-style-name="ce240"/>
        <table:table-column table:style-name="co8" table:default-cell-style-name="ce240"/>
        <table:table-column table:style-name="co10" table:default-cell-style-name="ce240"/>
        <table:table-column table:style-name="co11" table:default-cell-style-name="ce240"/>
        <table:table-column table:style-name="co12" table:default-cell-style-name="ce240"/>
        <table:table-row table:style-name="ro1">
          <table:table-cell table:style-name="ce222" office:value-type="string" calcext:value-type="string">
            <text:p>Stochiometric_NAME</text:p>
          </table:table-cell>
          <table:table-cell table:style-name="ce222" office:value-type="string" calcext:value-type="string">
            <text:p>Comment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</table:table-row>
        <table:table-row table:style-name="ro1">
          <table:table-cell table:style-name="ce223" office:value-type="string" calcext:value-type="string">
            <text:p>EX_glc_LPAREN_e_RPAREN_</text:p>
          </table:table-cell>
          <table:table-cell table:style-name="ce249" office:value-type="string" calcext:value-type="string">
            <text:p>sam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table:style-name="ce223" office:value-type="string" calcext:value-type="string">
            <text:p>EX_ac_LPAREN_e_RPAREN_</text:p>
          </table:table-cell>
          <table:table-cell table:style-name="ce249" office:value-type="string" calcext:value-type="string">
            <text:p>sam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224" office:value-type="string" calcext:value-type="string">
            <text:p>GLCtexi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22407</text:p>
          </table:table-cell>
          <table:table-cell office:value-type="float" office:value="0.230009188263143" calcext:value-type="float">
            <text:p>0.230009188263143</text:p>
          </table:table-cell>
        </table:table-row>
        <table:table-row table:style-name="ro1">
          <table:table-cell table:style-name="ce225" office:value-type="string" calcext:value-type="string">
            <text:p>PIte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037444</text:p>
          </table:table-cell>
          <table:table-cell office:value-type="float" office:value="0.503177546081487" calcext:value-type="float">
            <text:p>0.503177546081487</text:p>
          </table:table-cell>
        </table:table-row>
        <table:table-row table:style-name="ro1">
          <table:table-cell table:style-name="ce226" office:value-type="string" calcext:value-type="string">
            <text:p>ACt2rpp</text:p>
          </table:table-cell>
          <table:table-cell office:value-type="string" calcext:value-type="string">
            <text:p>plus 2*H+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26837</text:p>
          </table:table-cell>
          <table:table-cell office:value-type="float" office:value="0.000426751480320819" calcext:value-type="float">
            <text:p>0.000426751480321</text:p>
          </table:table-cell>
        </table:table-row>
        <table:table-row table:style-name="ro1">
          <table:table-cell table:style-name="ce227" office:value-type="string" calcext:value-type="string">
            <text:p>ACACtex</text:p>
          </table:table-cell>
          <table:table-cell table:style-name="ce251" office:value-type="string" calcext:value-type="string">
            <text:p>It’s reversed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275203</text:p>
          </table:table-cell>
          <table:table-cell office:value-type="float" office:value="0.000426022569592791" calcext:value-type="float">
            <text:p>0.000426022569593</text:p>
          </table:table-cell>
        </table:table-row>
        <table:table-row table:style-name="ro1">
          <table:table-cell table:style-name="ce196" office:value-type="string" calcext:value-type="string">
            <text:p>GLCptspp</text:p>
          </table:table-cell>
          <table:table-cell table:style-name="ce251" office:value-type="string" calcext:value-type="string">
            <text:p>PTS_0+PTS_4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32741</text:p>
          </table:table-cell>
        </table:table-row>
        <table:table-row table:style-name="ro1">
          <table:table-cell table:style-name="ce196" office:value-type="string" calcext:value-type="string">
            <text:p>GLCptspp</text:p>
          </table:table-cell>
          <table:table-cell table:style-name="ce251" office:value-type="string" calcext:value-type="string">
            <text:p>PTS_0+PTS_4</text:p>
          </table:table-cell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2962933027342E-06</text:p>
          </table:table-cell>
          <table:table-cell office:value-type="float" office:value="0.230009204891174" calcext:value-type="float">
            <text:p>0.230009204891174</text:p>
          </table:table-cell>
        </table:table-row>
        <table:table-row table:style-name="ro1">
          <table:table-cell table:style-name="ce223" office:value-type="string" calcext:value-type="string">
            <text:p>PIt2rpp</text:p>
          </table:table-cell>
          <table:table-cell table:style-name="ce249" office:value-type="string" calcext:value-type="string">
            <text:p>same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258967</text:p>
          </table:table-cell>
          <table:table-cell office:value-type="float" office:value="0.503177558852671" calcext:value-type="float">
            <text:p>0.503177558852671</text:p>
          </table:table-cell>
        </table:table-row>
        <table:table-row table:style-name="ro1">
          <table:table-cell table:style-name="ce224" office:value-type="string" calcext:value-type="string">
            <text:p>PGI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00963</text:p>
          </table:table-cell>
          <table:table-cell office:value-type="float" office:value="0.228552851076405" calcext:value-type="float">
            <text:p>0.228552851076405</text:p>
          </table:table-cell>
        </table:table-row>
        <table:table-row table:style-name="ro1">
          <table:table-cell table:style-name="ce225" office:value-type="string" calcext:value-type="string">
            <text:p>PF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773813</text:p>
          </table:table-cell>
        </table:table-row>
        <table:table-row table:style-name="ro1">
          <table:table-cell table:style-name="ce226" office:value-type="string" calcext:value-type="string">
            <text:p>FBP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17872</text:p>
          </table:table-cell>
        </table:table-row>
        <table:table-row table:style-name="ro1">
          <table:table-cell table:style-name="ce225" office:value-type="string" calcext:value-type="string">
            <text:p>F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11226</text:p>
          </table:table-cell>
        </table:table-row>
        <table:table-row table:style-name="ro1">
          <table:table-cell table:style-name="ce225" office:value-type="string" calcext:value-type="string">
            <text:p>TP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12261</text:p>
          </table:table-cell>
        </table:table-row>
        <table:table-row table:style-name="ro1">
          <table:table-cell table:style-name="ce226" office:value-type="string" calcext:value-type="string">
            <text:p>GAPD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25177</text:p>
          </table:table-cell>
        </table:table-row>
        <table:table-row table:style-name="ro1">
          <table:table-cell table:style-name="ce226" office:value-type="string" calcext:value-type="string">
            <text:p>PGK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790395</text:p>
          </table:table-cell>
        </table:table-row>
        <table:table-row table:style-name="ro1">
          <table:table-cell table:style-name="ce226" office:value-type="string" calcext:value-type="string">
            <text:p>PGM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044</text:p>
          </table:table-cell>
        </table:table-row>
        <table:table-row table:style-name="ro1">
          <table:table-cell table:style-name="ce226" office:value-type="string" calcext:value-type="string">
            <text:p>ENO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01661</text:p>
          </table:table-cell>
        </table:table-row>
        <table:table-row table:style-name="ro1">
          <table:table-cell table:style-name="ce226" office:value-type="string" calcext:value-type="string">
            <text:p>PYK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068805</text:p>
          </table:table-cell>
        </table:table-row>
        <table:table-row table:style-name="ro1">
          <table:table-cell table:style-name="ce226" office:value-type="string" calcext:value-type="string">
            <text:p>PPS</text:p>
          </table:table-cell>
          <table:table-cell office:value-type="string" calcext:value-type="string">
            <text:p>plus H2O and 2*H+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27558</text:p>
          </table:table-cell>
          <table:table-cell office:value-type="float" office:value="0.00134484651356249" calcext:value-type="float">
            <text:p>0.001344846513562</text:p>
          </table:table-cell>
        </table:table-row>
        <table:table-row table:style-name="ro1">
          <table:table-cell table:style-name="ce227" office:value-type="string" calcext:value-type="string">
            <text:p>PDH</text:p>
          </table:table-cell>
          <table:table-cell table:style-name="ce251" office:value-type="string" calcext:value-type="string">
            <text:p>HCO3 → CO2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27377</text:p>
          </table:table-cell>
        </table:table-row>
        <table:table-row table:style-name="ro1">
          <table:table-cell table:style-name="ce230" office:value-type="string" calcext:value-type="string">
            <text:p>G6PDH2r</text:p>
          </table:table-cell>
          <table:table-cell table:style-name="ce250" office:value-type="string" calcext:value-type="string">
            <text:p>plus H+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4.31502854730746E-06</text:p>
          </table:table-cell>
          <table:table-cell office:value-type="float" office:value="0.319963139680334" calcext:value-type="float">
            <text:p>0.319963139680334</text:p>
          </table:table-cell>
        </table:table-row>
        <table:table-row table:style-name="ro1">
          <table:table-cell table:style-name="ce231" office:value-type="string" calcext:value-type="string">
            <text:p>PGL</text:p>
          </table:table-cell>
          <table:table-cell office:value-type="string" calcext:value-type="string">
            <text:p>same as GL6P_HYDRO plus H2O and H+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4.31502826989289E-06</text:p>
          </table:table-cell>
          <table:table-cell office:value-type="float" office:value="0.319962503713797" calcext:value-type="float">
            <text:p>0.319962503713797</text:p>
          </table:table-cell>
        </table:table-row>
        <table:table-row table:style-name="ro1">
          <table:table-cell table:style-name="ce2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372353783448E-13</text:p>
          </table:table-cell>
          <table:table-cell office:value-type="float" office:value="0.0000544835739887019" calcext:value-type="float">
            <text:p>5.44835739887019E-05</text:p>
          </table:table-cell>
        </table:table-row>
        <table:table-row table:style-name="ro1">
          <table:table-cell table:style-name="ce226" office:value-type="string" calcext:value-type="string">
            <text:p>GND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856518</text:p>
          </table:table-cell>
          <table:table-cell office:value-type="float" office:value="0.257004198747215" calcext:value-type="float">
            <text:p>0.257004198747215</text:p>
          </table:table-cell>
        </table:table-row>
        <table:table-row table:style-name="ro1">
          <table:table-cell table:style-name="ce225" office:value-type="string" calcext:value-type="string">
            <text:p>RP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883869</text:p>
          </table:table-cell>
          <table:table-cell office:value-type="float" office:value="0.164551437630362" calcext:value-type="float">
            <text:p>0.164551437630362</text:p>
          </table:table-cell>
        </table:table-row>
        <table:table-row table:style-name="ro1">
          <table:table-cell table:style-name="ce226" office:value-type="string" calcext:value-type="string">
            <text:p>RPI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04678</text:p>
          </table:table-cell>
        </table:table-row>
        <table:table-row table:style-name="ro1">
          <table:table-cell table:style-name="ce245" office:value-type="string" calcext:value-type="string" table:number-columns-spanned="1" table:number-rows-spanned="2">
            <text:p>TKT2</text:p>
          </table:table-cell>
          <table:table-cell table:style-name="ce252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385026</text:p>
          </table:table-cell>
          <table:table-cell office:value-type="float" office:value="0.16454784701382" calcext:value-type="float">
            <text:p>0.16454784701382</text:p>
          </table:table-cell>
        </table:table-row>
        <table:table-row table:style-name="ro1">
          <table:covered-table-cell table:style-name="ce246"/>
          <table:covered-table-cell/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42081</text:p>
          </table:table-cell>
          <table:table-cell office:value-type="float" office:value="0.0805635822308593" calcext:value-type="float">
            <text:p>0.080563582230859</text:p>
          </table:table-cell>
        </table:table-row>
        <table:table-row table:style-name="ro1">
          <table:table-cell table:style-name="ce247" office:value-type="string" calcext:value-type="string" table:number-columns-spanned="1" table:number-rows-spanned="2">
            <text:p>TKT1</text:p>
          </table:table-cell>
          <table:table-cell table:style-name="ce252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251134</text:p>
          </table:table-cell>
          <table:table-cell office:value-type="float" office:value="0.0839842620951936" calcext:value-type="float">
            <text:p>0.083984262095194</text:p>
          </table:table-cell>
        </table:table-row>
        <table:table-row table:style-name="ro1">
          <table:covered-table-cell table:style-name="ce246"/>
          <table:covered-table-cell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385026</text:p>
          </table:table-cell>
          <table:table-cell office:value-type="float" office:value="0.16454784701382" calcext:value-type="float">
            <text:p>0.16454784701382</text:p>
          </table:table-cell>
        </table:table-row>
        <table:table-row table:style-name="ro1">
          <table:table-cell table:style-name="ce247" office:value-type="string" calcext:value-type="string" table:number-columns-spanned="1" table:number-rows-spanned="2">
            <text:p>TALA</text:p>
          </table:table-cell>
          <table:table-cell table:style-name="ce252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679423</text:p>
          </table:table-cell>
          <table:table-cell office:value-type="float" office:value="0.0935038938451661" calcext:value-type="float">
            <text:p>0.093503893845166</text:p>
          </table:table-cell>
        </table:table-row>
        <table:table-row table:style-name="ro1">
          <table:covered-table-cell table:style-name="ce248"/>
          <table:covered-table-cell table:style-name="ce251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699912</text:p>
          </table:table-cell>
          <table:table-cell office:value-type="float" office:value="0.0934794112814307" calcext:value-type="float">
            <text:p>0.093479411281431</text:p>
          </table:table-cell>
        </table:table-row>
        <table:table-row table:style-name="ro1">
          <table:table-cell table:style-name="ce230" office:value-type="string" calcext:value-type="string">
            <text:p>EDD</text:p>
          </table:table-cell>
          <table:table-cell table:style-name="ce250" office:value-type="string" calcext:value-type="string">
            <text:p>plus H2O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25211</text:p>
          </table:table-cell>
        </table:table-row>
        <table:table-row table:style-name="ro1">
          <table:table-cell table:style-name="ce236" office:value-type="string" calcext:value-type="string">
            <text:p>EDA</text:p>
          </table:table-cell>
          <table:table-cell table:style-name="ce251" office:value-type="string" calcext:value-type="string">
            <text:p>sam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27449</text:p>
          </table:table-cell>
        </table:table-row>
        <table:table-row table:style-name="ro1">
          <table:table-cell table:style-name="ce230" office:value-type="string" calcext:value-type="string">
            <text:p>PPC</text:p>
          </table:table-cell>
          <table:table-cell table:style-name="ce250" office:value-type="string" calcext:value-type="string">
            <text:p>HCO3→CO2 + H+ but it’s the sam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39589</text:p>
          </table:table-cell>
        </table:table-row>
        <table:table-row table:style-name="ro1">
          <table:table-cell table:style-name="ce226" office:value-type="string" calcext:value-type="string">
            <text:p>PPCK</text:p>
          </table:table-cell>
          <table:table-cell office:value-type="string" calcext:value-type="string">
            <text:p>HCO3→CO2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02417</text:p>
          </table:table-cell>
          <table:table-cell office:value-type="float" office:value="3.9008176739073" calcext:value-type="float">
            <text:p>3.9008176739073</text:p>
          </table:table-cell>
        </table:table-row>
        <table:table-row table:style-name="ro1">
          <table:table-cell table:style-name="ce227" office:value-type="string" calcext:value-type="string">
            <text:p>ME1</text:p>
          </table:table-cell>
          <table:table-cell table:style-name="ce251" office:value-type="string" calcext:value-type="string">
            <text:p>HCO3→CO2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46224</text:p>
          </table:table-cell>
        </table:table-row>
        <table:table-row table:style-name="ro1">
          <table:table-cell table:style-name="ce230" office:value-type="string" calcext:value-type="string">
            <text:p>CS</text:p>
          </table:table-cell>
          <table:table-cell table:style-name="ce250" office:value-type="string" calcext:value-type="string">
            <text:p>plus H2O and H+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262331</text:p>
          </table:table-cell>
        </table:table-row>
        <table:table-row table:style-name="ro1">
          <table:table-cell table:style-name="ce226" office:value-type="string" calcext:value-type="string">
            <text:p>ACONTa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761272</text:p>
          </table:table-cell>
        </table:table-row>
        <table:table-row table:style-name="ro1">
          <table:table-cell table:style-name="ce226" office:value-type="string" calcext:value-type="string">
            <text:p>ACONTb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45913</text:p>
          </table:table-cell>
        </table:table-row>
        <table:table-row table:style-name="ro1">
          <table:table-cell table:style-name="ce226" office:value-type="string" calcext:value-type="string">
            <text:p>ICDHyr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552558</text:p>
          </table:table-cell>
        </table:table-row>
        <table:table-row table:style-name="ro1">
          <table:table-cell table:style-name="ce226" office:value-type="string" calcext:value-type="string">
            <text:p>AKGDH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3.13896034286178E-06</text:p>
          </table:table-cell>
          <table:table-cell office:value-type="float" office:value="0.689925703506458" calcext:value-type="float">
            <text:p>0.689925703506458</text:p>
          </table:table-cell>
        </table:table-row>
        <table:table-row table:style-name="ro1">
          <table:table-cell table:style-name="ce226" office:value-type="string" calcext:value-type="string">
            <text:p>SUCOAS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31056</text:p>
          </table:table-cell>
        </table:table-row>
        <table:table-row table:style-name="ro1">
          <table:table-cell table:style-name="ce197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46893</text:p>
          </table:table-cell>
        </table:table-row>
        <table:table-row table:style-name="ro1">
          <table:table-cell table:style-name="ce226" office:value-type="string" calcext:value-type="string">
            <text:p>FU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4535</text:p>
          </table:table-cell>
        </table:table-row>
        <table:table-row table:style-name="ro1">
          <table:table-cell table:style-name="ce231" office:value-type="string" calcext:value-type="string">
            <text:p>MDH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0937</text:p>
          </table:table-cell>
        </table:table-row>
        <table:table-row table:style-name="ro1">
          <table:table-cell table:style-name="ce231" office:value-type="string" calcext:value-type="string">
            <text:p>MDH2</text:p>
          </table:table-cell>
          <table:table-cell table:style-name="ce251" office:value-type="string" calcext:value-type="string">
            <text:p>reverse from the top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02211</text:p>
          </table:table-cell>
        </table:table-row>
        <table:table-row table:style-name="ro1">
          <table:table-cell table:style-name="ce224" office:value-type="string" calcext:value-type="string">
            <text:p>ICL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492263</text:p>
          </table:table-cell>
        </table:table-row>
        <table:table-row table:style-name="ro1">
          <table:table-cell table:style-name="ce227" office:value-type="string" calcext:value-type="string">
            <text:p>MALS</text:p>
          </table:table-cell>
          <table:table-cell table:style-name="ce251" office:value-type="string" calcext:value-type="string">
            <text:p>plus H+ H2O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1994922</text:p>
          </table:table-cell>
        </table:table-row>
        <table:table-row table:style-name="ro1">
          <table:table-cell table:style-name="ce224" office:value-type="string" calcext:value-type="string">
            <text:p>PTAr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472007</text:p>
          </table:table-cell>
        </table:table-row>
        <table:table-row table:style-name="ro1">
          <table:table-cell table:style-name="ce226" office:value-type="string" calcext:value-type="string">
            <text:p>ACKr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153257</text:p>
          </table:table-cell>
        </table:table-row>
        <table:table-row table:style-name="ro1">
          <table:table-cell table:style-name="ce236" office:value-type="string" calcext:value-type="string">
            <text:p>ACS"</text:p>
          </table:table-cell>
          <table:table-cell table:style-name="ce251" office:value-type="string" calcext:value-type="string">
            <text:p>sam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2.35304846216521E-06</text:p>
          </table:table-cell>
          <table:table-cell office:value-type="float" office:value="0.352054182501867" calcext:value-type="float">
            <text:p>0.352054182501867</text:p>
          </table:table-cell>
        </table:table-row>
        <table:table-row table:style-name="ro1">
          <table:table-cell table:style-name="ce230" office:value-type="string" calcext:value-type="string">
            <text:p>NADH16pp</text:p>
          </table:table-cell>
          <table:table-cell table:style-name="ce250" office:value-type="string" calcext:value-type="string">
            <text:p>different H+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2.1109780305725E-06</text:p>
          </table:table-cell>
          <table:table-cell office:value-type="float" office:value="1.28815457793542" calcext:value-type="float">
            <text:p>1.28815457793542</text:p>
          </table:table-cell>
        </table:table-row>
        <table:table-row table:style-name="ro1">
          <table:table-cell table:style-name="ce226" office:value-type="string" calcext:value-type="string">
            <text:p>NADH5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1964</text:p>
          </table:table-cell>
        </table:table-row>
        <table:table-row table:style-name="ro1">
          <table:table-cell table:style-name="ce197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677742</text:p>
          </table:table-cell>
        </table:table-row>
        <table:table-row table:style-name="ro1">
          <table:table-cell table:style-name="ce238" office:value-type="string" calcext:value-type="string">
            <text:p>CYTBO3_4pp</text:p>
          </table:table-cell>
          <table:table-cell office:value-type="string" calcext:value-type="string">
            <text:p>its half, different stochiometry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4928</text:p>
          </table:table-cell>
        </table:table-row>
        <table:table-row table:style-name="ro1">
          <table:table-cell table:style-name="ce227" office:value-type="string" calcext:value-type="string">
            <text:p>ATPS4rpp</text:p>
          </table:table-cell>
          <table:table-cell table:style-name="ce251" office:value-type="string" calcext:value-type="string">
            <text:p>minus H+ plus H2O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0596</text:p>
          </table:table-cell>
        </table:table-row>
        <table:table-row table:style-name="ro1">
          <table:table-cell table:style-name="ce224" office:value-type="string" calcext:value-type="string">
            <text:p>NADTRHD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169854</text:p>
          </table:table-cell>
          <table:table-cell office:value-type="float" office:value="0.558179141806176" calcext:value-type="float">
            <text:p>0.558179141806176</text:p>
          </table:table-cell>
        </table:table-row>
        <table:table-row table:style-name="ro1">
          <table:table-cell table:style-name="ce225" office:value-type="string" calcext:value-type="string">
            <text:p>ADK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36043</text:p>
          </table:table-cell>
        </table:table-row>
        <table:table-row table:style-name="ro1">
          <table:table-cell table:style-name="ce226" office:value-type="string" calcext:value-type="string">
            <text:p>ATP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0996</text:p>
          </table:table-cell>
          <table:table-cell office:value-type="float" office:value="3.87087791742171" calcext:value-type="float">
            <text:p>3.87087791742171</text:p>
          </table:table-cell>
        </table:table-row>
        <table:table-row table:style-name="ro1">
          <table:table-cell table:style-name="ce225" office:value-type="string" calcext:value-type="string">
            <text:p>ADNCY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5999276</text:p>
          </table:table-cell>
        </table:table-row>
        <table:table-row table:style-name="ro1">
          <table:table-cell table:style-name="ce227" office:value-type="string" calcext:value-type="string">
            <text:p>PDE4</text:p>
          </table:table-cell>
          <table:table-cell table:style-name="ce251" office:value-type="string" calcext:value-type="string">
            <text:p>plus H2O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387917</text:p>
          </table:table-cell>
        </table:table-row>
        <table:table-row table:style-name="ro1" table:number-rows-repeated="10485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table:table-column table:style-name="co13" table:default-cell-style-name="ce240"/>
        <table:table-column table:style-name="co8" table:default-cell-style-name="ce240"/>
        <table:table-column table:style-name="co10" table:default-cell-style-name="ce240"/>
        <table:table-column table:style-name="co11" table:default-cell-style-name="ce240"/>
        <table:table-column table:style-name="co12" table:default-cell-style-name="ce240"/>
        <table:table-column table:style-name="co11" table:number-columns-repeated="3" table:default-cell-style-name="Default"/>
        <table:table-row table:style-name="ro1">
          <table:table-cell table:style-name="ce222" office:value-type="string" calcext:value-type="string">
            <text:p>Stochiometric_NAME</text:p>
          </table:table-cell>
          <table:table-cell table:style-name="ce222" office:value-type="string" calcext:value-type="string">
            <text:p>Comment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EX_glc_LPAREN_e_RPAREN_</text:p>
          </table:table-cell>
          <table:table-cell table:style-name="ce249" office:value-type="string" calcext:value-type="string">
            <text:p>sam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  <table:table-cell table:style-name="ce223" office:value-type="string" calcext:value-type="string">
            <text:p>EX_glc_LPAREN_e_RPAREN_</text:p>
          </table:table-cell>
          <table:table-cell table:number-columns-repeated="2" table:style-name="ce240" office:value-type="float" office:value="0.23" calcext:value-type="float">
            <text:p>0.23</text:p>
          </table:table-cell>
        </table:table-row>
        <table:table-row table:style-name="ro1">
          <table:table-cell table:style-name="ce223" office:value-type="string" calcext:value-type="string">
            <text:p>EX_ac_LPAREN_e_RPAREN_</text:p>
          </table:table-cell>
          <table:table-cell table:style-name="ce249" office:value-type="string" calcext:value-type="string">
            <text:p>sam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table:style-name="ce223" office:value-type="string" calcext:value-type="string">
            <text:p>EX_ac_LPAREN_e_RPAREN_</text:p>
          </table:table-cell>
          <table:table-cell table:style-name="ce240" office:value-type="float" office:value="0.0000000116955129547707" calcext:value-type="float">
            <text:p>1.16955129547707E-08</text:p>
          </table:table-cell>
          <table:table-cell table:style-name="ce240"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224" office:value-type="string" calcext:value-type="string">
            <text:p>GLCtexi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22407</text:p>
          </table:table-cell>
          <table:table-cell office:value-type="float" office:value="0.230009188263143" calcext:value-type="float">
            <text:p>0.230009188263143</text:p>
          </table:table-cell>
          <table:table-cell table:style-name="ce224" office:value-type="string" calcext:value-type="string">
            <text:p>GLCtexi</text:p>
          </table:table-cell>
          <table:table-cell table:style-name="ce240" office:value-type="float" office:value="0.000574856722407099" calcext:value-type="float">
            <text:p>0.000574856722407</text:p>
          </table:table-cell>
          <table:table-cell table:style-name="ce240" office:value-type="float" office:value="0.230009188263143" calcext:value-type="float">
            <text:p>0.230009188263143</text:p>
          </table:table-cell>
        </table:table-row>
        <table:table-row table:style-name="ro1">
          <table:table-cell table:style-name="ce225" office:value-type="string" calcext:value-type="string">
            <text:p>PIte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037444</text:p>
          </table:table-cell>
          <table:table-cell office:value-type="float" office:value="0.503177546081487" calcext:value-type="float">
            <text:p>0.503177546081487</text:p>
          </table:table-cell>
          <table:table-cell table:style-name="ce225" office:value-type="string" calcext:value-type="string">
            <text:p>PItex</text:p>
          </table:table-cell>
          <table:table-cell table:style-name="ce240" office:value-type="float" office:value="-0.665981886037444" calcext:value-type="float">
            <text:p>-0.665981886037444</text:p>
          </table:table-cell>
          <table:table-cell table:style-name="ce240" office:value-type="float" office:value="0.503177546081487" calcext:value-type="float">
            <text:p>0.503177546081487</text:p>
          </table:table-cell>
        </table:table-row>
        <table:table-row table:style-name="ro1">
          <table:table-cell table:style-name="ce226" office:value-type="string" calcext:value-type="string">
            <text:p>ACt2rpp</text:p>
          </table:table-cell>
          <table:table-cell office:value-type="string" calcext:value-type="string">
            <text:p>plus 2*H+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26837</text:p>
          </table:table-cell>
          <table:table-cell office:value-type="float" office:value="0.000426751480320819" calcext:value-type="float">
            <text:p>0.000426751480321</text:p>
          </table:table-cell>
          <table:table-cell table:style-name="ce226" office:value-type="string" calcext:value-type="string">
            <text:p>ACt2rpp</text:p>
          </table:table-cell>
          <table:table-cell table:style-name="ce240" office:value-type="float" office:value="-0.000175302526836628" calcext:value-type="float">
            <text:p>-0.000175302526837</text:p>
          </table:table-cell>
          <table:table-cell table:style-name="ce240" office:value-type="float" office:value="0.000426751480320819" calcext:value-type="float">
            <text:p>0.000426751480321</text:p>
          </table:table-cell>
        </table:table-row>
        <table:table-row table:style-name="ro1">
          <table:table-cell table:style-name="ce227" office:value-type="string" calcext:value-type="string">
            <text:p>ACACtex</text:p>
          </table:table-cell>
          <table:table-cell table:style-name="ce259" office:value-type="string" calcext:value-type="string">
            <text:p>It’s reversed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275203</text:p>
          </table:table-cell>
          <table:table-cell office:value-type="float" office:value="0.000426022569592791" calcext:value-type="float">
            <text:p>0.000426022569593</text:p>
          </table:table-cell>
          <table:table-cell table:style-name="ce227" office:value-type="string" calcext:value-type="string">
            <text:p>ACACtex</text:p>
          </table:table-cell>
          <table:table-cell table:style-name="ce240" office:value-type="float" office:value="-0.000426022569592791" calcext:value-type="float">
            <text:p>-0.000426022569593</text:p>
          </table:table-cell>
          <table:table-cell table:style-name="ce240" office:value-type="float" office:value="0.000174759275203015" calcext:value-type="float">
            <text:p>0.000174759275203</text:p>
          </table:table-cell>
        </table:table-row>
        <table:table-row table:style-name="ro1">
          <table:table-cell table:style-name="ce196" office:value-type="string" calcext:value-type="string">
            <text:p>GLCptspp</text:p>
          </table:table-cell>
          <table:table-cell table:style-name="ce251" office:value-type="string" calcext:value-type="string">
            <text:p>PTS_0+PTS_4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32741</text:p>
          </table:table-cell>
          <table:table-cell table:style-name="ce196" office:value-type="string" calcext:value-type="string">
            <text:p>GLCptspp</text:p>
          </table:table-cell>
          <table:table-cell table:style-name="ce240" office:value-type="float" office:value="0.00000129627469550063" calcext:value-type="float">
            <text:p>1.29627469550063E-06</text:p>
          </table:table-cell>
          <table:table-cell table:style-name="ce240" office:value-type="float" office:value="0.230031779232741" calcext:value-type="float">
            <text:p>0.230031779232741</text:p>
          </table:table-cell>
        </table:table-row>
        <table:table-row table:style-name="ro1">
          <table:table-cell table:style-name="ce223" office:value-type="string" calcext:value-type="string">
            <text:p>PIt2rpp</text:p>
          </table:table-cell>
          <table:table-cell table:style-name="ce249" office:value-type="string" calcext:value-type="string">
            <text:p>same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258967</text:p>
          </table:table-cell>
          <table:table-cell office:value-type="float" office:value="0.503177558852671" calcext:value-type="float">
            <text:p>0.503177558852671</text:p>
          </table:table-cell>
          <table:table-cell table:style-name="ce223" office:value-type="string" calcext:value-type="string">
            <text:p>PIt2rpp</text:p>
          </table:table-cell>
          <table:table-cell table:style-name="ce240" office:value-type="float" office:value="-0.665864009258967" calcext:value-type="float">
            <text:p>-0.665864009258967</text:p>
          </table:table-cell>
          <table:table-cell table:style-name="ce240" office:value-type="float" office:value="0.503177558852671" calcext:value-type="float">
            <text:p>0.503177558852671</text:p>
          </table:table-cell>
        </table:table-row>
        <table:table-row table:style-name="ro1">
          <table:table-cell table:style-name="ce224" office:value-type="string" calcext:value-type="string">
            <text:p>PGI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00963</text:p>
          </table:table-cell>
          <table:table-cell office:value-type="float" office:value="0.228552851076405" calcext:value-type="float">
            <text:p>0.228552851076405</text:p>
          </table:table-cell>
          <table:table-cell table:style-name="ce224" office:value-type="string" calcext:value-type="string">
            <text:p>PGI</text:p>
          </table:table-cell>
          <table:table-cell table:style-name="ce240" office:value-type="float" office:value="-0.100550868800963" calcext:value-type="float">
            <text:p>-0.100550868800963</text:p>
          </table:table-cell>
          <table:table-cell table:style-name="ce240" office:value-type="float" office:value="0.228552851076405" calcext:value-type="float">
            <text:p>0.228552851076405</text:p>
          </table:table-cell>
        </table:table-row>
        <table:table-row table:style-name="ro1">
          <table:table-cell table:style-name="ce225" office:value-type="string" calcext:value-type="string">
            <text:p>PF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773813</text:p>
          </table:table-cell>
          <table:table-cell table:style-name="ce225" office:value-type="string" calcext:value-type="string">
            <text:p>PFK</text:p>
          </table:table-cell>
          <table:table-cell table:style-name="ce240" office:value-type="float" office:value="-0.000000000443546261898166" calcext:value-type="float">
            <text:p>-4.43546261898166E-10</text:p>
          </table:table-cell>
          <table:table-cell table:style-name="ce240" office:value-type="float" office:value="0.224378869773813" calcext:value-type="float">
            <text:p>0.224378869773813</text:p>
          </table:table-cell>
        </table:table-row>
        <table:table-row table:style-name="ro1">
          <table:table-cell table:style-name="ce226" office:value-type="string" calcext:value-type="string">
            <text:p>FBP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17872</text:p>
          </table:table-cell>
          <table:table-cell table:style-name="ce226" office:value-type="string" calcext:value-type="string">
            <text:p>FBP</text:p>
          </table:table-cell>
          <table:table-cell table:style-name="ce240" office:value-type="float" office:value="2.88327758394733E-017" calcext:value-type="float">
            <text:p>2.88327758394733E-17</text:p>
          </table:table-cell>
          <table:table-cell table:style-name="ce240" office:value-type="float" office:value="0.00193556421787186" calcext:value-type="float">
            <text:p>0.001935564217872</text:p>
          </table:table-cell>
        </table:table-row>
        <table:table-row table:style-name="ro1">
          <table:table-cell table:style-name="ce225" office:value-type="string" calcext:value-type="string">
            <text:p>F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11226</text:p>
          </table:table-cell>
          <table:table-cell table:style-name="ce225" office:value-type="string" calcext:value-type="string">
            <text:p>FBA</text:p>
          </table:table-cell>
          <table:table-cell table:style-name="ce240" office:value-type="float" office:value="-0.00000000132395752241987" calcext:value-type="float">
            <text:p>-1.32395752241987E-09</text:p>
          </table:table-cell>
          <table:table-cell table:style-name="ce240" office:value-type="float" office:value="0.224334395111226" calcext:value-type="float">
            <text:p>0.224334395111226</text:p>
          </table:table-cell>
        </table:table-row>
        <table:table-row table:style-name="ro1">
          <table:table-cell table:style-name="ce225" office:value-type="string" calcext:value-type="string">
            <text:p>TP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12261</text:p>
          </table:table-cell>
          <table:table-cell table:style-name="ce225" office:value-type="string" calcext:value-type="string">
            <text:p>TPI</text:p>
          </table:table-cell>
          <table:table-cell table:style-name="ce240" office:value-type="float" office:value="-0.0000000364301592068572" calcext:value-type="float">
            <text:p>-3.64301592068572E-08</text:p>
          </table:table-cell>
          <table:table-cell table:style-name="ce240" office:value-type="float" office:value="0.224334395112261" calcext:value-type="float">
            <text:p>0.224334395112261</text:p>
          </table:table-cell>
        </table:table-row>
        <table:table-row table:style-name="ro1">
          <table:table-cell table:style-name="ce226" office:value-type="string" calcext:value-type="string">
            <text:p>GAPD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25177</text:p>
          </table:table-cell>
          <table:table-cell table:style-name="ce226" office:value-type="string" calcext:value-type="string">
            <text:p>GAPD</text:p>
          </table:table-cell>
          <table:table-cell table:style-name="ce240" office:value-type="float" office:value="0.00000129623931761516" calcext:value-type="float">
            <text:p>1.29623931761516E-06</text:p>
          </table:table-cell>
          <table:table-cell table:style-name="ce240" office:value-type="float" office:value="0.449486472525177" calcext:value-type="float">
            <text:p>0.449486472525177</text:p>
          </table:table-cell>
        </table:table-row>
        <table:table-row table:style-name="ro1">
          <table:table-cell table:style-name="ce226" office:value-type="string" calcext:value-type="string">
            <text:p>PGK</text:p>
          </table:table-cell>
          <table:table-cell table:style-name="ce260" office:value-type="string" calcext:value-type="string">
            <text:p>It’s reversed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790395</text:p>
          </table:table-cell>
          <table:table-cell table:style-name="ce226" office:value-type="string" calcext:value-type="string">
            <text:p>PGK</text:p>
          </table:table-cell>
          <table:table-cell table:style-name="ce240" office:value-type="float" office:value="-0.505300292790395" calcext:value-type="float">
            <text:p>-0.505300292790395</text:p>
          </table:table-cell>
          <table:table-cell table:style-name="ce240" office:value-type="float" office:value="0.0000000164007038365006" calcext:value-type="float">
            <text:p>1.64007038365006E-08</text:p>
          </table:table-cell>
        </table:table-row>
        <table:table-row table:style-name="ro1">
          <table:table-cell table:style-name="ce226" office:value-type="string" calcext:value-type="string">
            <text:p>PGM</text:p>
          </table:table-cell>
          <table:table-cell table:style-name="ce261" office:value-type="string" calcext:value-type="string">
            <text:p>It’s reversed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044</text:p>
          </table:table-cell>
          <table:table-cell table:style-name="ce226" office:value-type="string" calcext:value-type="string">
            <text:p>PGM</text:p>
          </table:table-cell>
          <table:table-cell table:style-name="ce240" office:value-type="float" office:value="-0.4484969661044" calcext:value-type="float">
            <text:p>-0.4484969661044</text:p>
          </table:table-cell>
          <table:table-cell table:style-name="ce240" office:value-type="float" office:value="0.0000000161032508051582" calcext:value-type="float">
            <text:p>1.61032508051582E-08</text:p>
          </table:table-cell>
        </table:table-row>
        <table:table-row table:style-name="ro1">
          <table:table-cell table:style-name="ce226" office:value-type="string" calcext:value-type="string">
            <text:p>ENO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01661</text:p>
          </table:table-cell>
          <table:table-cell table:style-name="ce226" office:value-type="string" calcext:value-type="string">
            <text:p>ENO</text:p>
          </table:table-cell>
          <table:table-cell table:style-name="ce240" office:value-type="float" office:value="-0.0000000159349469476826" calcext:value-type="float">
            <text:p>-1.59349469476826E-08</text:p>
          </table:table-cell>
          <table:table-cell table:style-name="ce240" office:value-type="float" office:value="0.450063090701661" calcext:value-type="float">
            <text:p>0.450063090701661</text:p>
          </table:table-cell>
        </table:table-row>
        <table:table-row table:style-name="ro1">
          <table:table-cell table:style-name="ce226" office:value-type="string" calcext:value-type="string">
            <text:p>PYK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068805</text:p>
          </table:table-cell>
          <table:table-cell table:style-name="ce226" office:value-type="string" calcext:value-type="string">
            <text:p>PYK</text:p>
          </table:table-cell>
          <table:table-cell table:style-name="ce240" office:value-type="float" office:value="-3.02352247465757E-019" calcext:value-type="float">
            <text:p>-3.02352247465757E-19</text:p>
          </table:table-cell>
          <table:table-cell table:style-name="ce240" office:value-type="float" office:value="0.494068666068805" calcext:value-type="float">
            <text:p>0.494068666068805</text:p>
          </table:table-cell>
        </table:table-row>
        <table:table-row table:style-name="ro1">
          <table:table-cell table:style-name="ce226" office:value-type="string" calcext:value-type="string">
            <text:p>PPS</text:p>
          </table:table-cell>
          <table:table-cell office:value-type="string" calcext:value-type="string">
            <text:p>plus H2O and 2*H+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27558</text:p>
          </table:table-cell>
          <table:table-cell office:value-type="float" office:value="0.00134484651356249" calcext:value-type="float">
            <text:p>0.001344846513562</text:p>
          </table:table-cell>
          <table:table-cell table:style-name="ce226" office:value-type="string" calcext:value-type="string">
            <text:p>PPS</text:p>
          </table:table-cell>
          <table:table-cell table:style-name="ce240" office:value-type="float" office:value="-0.282208581227558" calcext:value-type="float">
            <text:p>-0.282208581227558</text:p>
          </table:table-cell>
          <table:table-cell table:style-name="ce240" office:value-type="float" office:value="0.00134484651356249" calcext:value-type="float">
            <text:p>0.001344846513562</text:p>
          </table:table-cell>
        </table:table-row>
        <table:table-row table:style-name="ro1">
          <table:table-cell table:style-name="ce227" office:value-type="string" calcext:value-type="string">
            <text:p>PDH</text:p>
          </table:table-cell>
          <table:table-cell table:style-name="ce251" office:value-type="string" calcext:value-type="string">
            <text:p>HCO3 → CO2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27377</text:p>
          </table:table-cell>
          <table:table-cell table:style-name="ce227" office:value-type="string" calcext:value-type="string">
            <text:p>PDH</text:p>
          </table:table-cell>
          <table:table-cell table:style-name="ce240" office:value-type="float" office:value="-0.00000270554113115516" calcext:value-type="float">
            <text:p>-2.70554113115516E-06</text:p>
          </table:table-cell>
          <table:table-cell table:style-name="ce240" office:value-type="float" office:value="0.759661600227377" calcext:value-type="float">
            <text:p>0.759661600227377</text:p>
          </table:table-cell>
        </table:table-row>
        <table:table-row table:style-name="ro1">
          <table:table-cell table:style-name="ce230" office:value-type="string" calcext:value-type="string">
            <text:p>G6PDH2r</text:p>
          </table:table-cell>
          <table:table-cell table:style-name="ce250" office:value-type="string" calcext:value-type="string">
            <text:p>plus H+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4.31502854730746E-06</text:p>
          </table:table-cell>
          <table:table-cell office:value-type="float" office:value="0.319963139680334" calcext:value-type="float">
            <text:p>0.319963139680334</text:p>
          </table:table-cell>
          <table:table-cell table:style-name="ce230" office:value-type="string" calcext:value-type="string">
            <text:p>G6PDH2r</text:p>
          </table:table-cell>
          <table:table-cell table:style-name="ce240" office:value-type="float" office:value="0.00000431502854730746" calcext:value-type="float">
            <text:p>4.31502854730746E-06</text:p>
          </table:table-cell>
          <table:table-cell table:style-name="ce240" office:value-type="float" office:value="0.319963139680334" calcext:value-type="float">
            <text:p>0.319963139680334</text:p>
          </table:table-cell>
        </table:table-row>
        <table:table-row table:style-name="ro1">
          <table:table-cell table:style-name="ce231" office:value-type="string" calcext:value-type="string">
            <text:p>PGL</text:p>
          </table:table-cell>
          <table:table-cell office:value-type="string" calcext:value-type="string">
            <text:p>same as GL6P_HYDRO plus H2O and H+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4.31502826989289E-06</text:p>
          </table:table-cell>
          <table:table-cell office:value-type="float" office:value="0.319962503713797" calcext:value-type="float">
            <text:p>0.319962503713797</text:p>
          </table:table-cell>
          <table:table-cell table:style-name="ce231" office:value-type="string" calcext:value-type="string">
            <text:p>PGL</text:p>
          </table:table-cell>
          <table:table-cell table:style-name="ce240" office:value-type="float" office:value="0.00000431502826989289" calcext:value-type="float">
            <text:p>4.31502826989289E-06</text:p>
          </table:table-cell>
          <table:table-cell table:style-name="ce240" office:value-type="float" office:value="0.319962503713797" calcext:value-type="float">
            <text:p>0.319962503713797</text:p>
          </table:table-cell>
        </table:table-row>
        <table:table-row table:style-name="ro1">
          <table:table-cell table:style-name="ce226" office:value-type="string" calcext:value-type="string">
            <text:p>GND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856518</text:p>
          </table:table-cell>
          <table:table-cell office:value-type="float" office:value="0.257004198747215" calcext:value-type="float">
            <text:p>0.257004198747215</text:p>
          </table:table-cell>
          <table:table-cell table:style-name="ce226" office:value-type="string" calcext:value-type="string">
            <text:p>GND</text:p>
          </table:table-cell>
          <table:table-cell table:style-name="ce240" office:value-type="float" office:value="-0.0154491108565178" calcext:value-type="float">
            <text:p>-0.015449110856518</text:p>
          </table:table-cell>
          <table:table-cell table:style-name="ce240" office:value-type="float" office:value="0.257004198747215" calcext:value-type="float">
            <text:p>0.257004198747215</text:p>
          </table:table-cell>
        </table:table-row>
        <table:table-row table:style-name="ro1">
          <table:table-cell table:style-name="ce225" office:value-type="string" calcext:value-type="string">
            <text:p>RP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883869</text:p>
          </table:table-cell>
          <table:table-cell office:value-type="float" office:value="0.164551437630362" calcext:value-type="float">
            <text:p>0.164551437630362</text:p>
          </table:table-cell>
          <table:table-cell table:style-name="ce225" office:value-type="string" calcext:value-type="string">
            <text:p>RPE</text:p>
          </table:table-cell>
          <table:table-cell table:style-name="ce240" office:value-type="float" office:value="-0.030508666883869" calcext:value-type="float">
            <text:p>-0.030508666883869</text:p>
          </table:table-cell>
          <table:table-cell table:style-name="ce240" office:value-type="float" office:value="0.164551437630362" calcext:value-type="float">
            <text:p>0.164551437630362</text:p>
          </table:table-cell>
        </table:table-row>
        <table:table-row table:style-name="ro1">
          <table:table-cell table:style-name="ce226" office:value-type="string" calcext:value-type="string">
            <text:p>RPI</text:p>
          </table:table-cell>
          <table:table-cell table:style-name="ce261" office:value-type="string" calcext:value-type="string">
            <text:p>It’s reversed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04678</text:p>
          </table:table-cell>
          <table:table-cell table:style-name="ce226" office:value-type="string" calcext:value-type="string">
            <text:p>RPI</text:p>
          </table:table-cell>
          <table:table-cell table:style-name="ce240" office:value-type="float" office:value="-0.101632323704678" calcext:value-type="float">
            <text:p>-0.101632323704678</text:p>
          </table:table-cell>
          <table:table-cell table:style-name="ce240" office:value-type="float" office:value="0.0000887734027675204" calcext:value-type="float">
            <text:p>8.87734027675204E-05</text:p>
          </table:table-cell>
        </table:table-row>
        <table:table-row table:style-name="ro1">
          <table:table-cell table:style-name="ce245" office:value-type="string" calcext:value-type="string" table:number-columns-spanned="1" table:number-rows-spanned="2">
            <text:p>TKT2</text:p>
          </table:table-cell>
          <table:table-cell table:style-name="ce252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385026</text:p>
          </table:table-cell>
          <table:table-cell office:value-type="float" office:value="0.16454784701382" calcext:value-type="float">
            <text:p>0.16454784701382</text:p>
          </table:table-cell>
          <table:table-cell table:number-columns-repeated="3"/>
        </table:table-row>
        <table:table-row table:style-name="ro1">
          <table:covered-table-cell table:style-name="ce246"/>
          <table:covered-table-cell/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42081</text:p>
          </table:table-cell>
          <table:table-cell office:value-type="float" office:value="0.0805635822308593" calcext:value-type="float">
            <text:p>0.080563582230859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 table:number-columns-spanned="1" table:number-rows-spanned="2">
            <text:p>TKT1</text:p>
          </table:table-cell>
          <table:table-cell table:style-name="ce252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251134</text:p>
          </table:table-cell>
          <table:table-cell office:value-type="float" office:value="0.0839842620951936" calcext:value-type="float">
            <text:p>0.083984262095194</text:p>
          </table:table-cell>
          <table:table-cell table:number-columns-repeated="3"/>
        </table:table-row>
        <table:table-row table:style-name="ro1">
          <table:covered-table-cell table:style-name="ce246"/>
          <table:covered-table-cell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385026</text:p>
          </table:table-cell>
          <table:table-cell office:value-type="float" office:value="0.16454784701382" calcext:value-type="float">
            <text:p>0.16454784701382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 table:number-columns-spanned="1" table:number-rows-spanned="2">
            <text:p>TALA</text:p>
          </table:table-cell>
          <table:table-cell table:style-name="ce252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679423</text:p>
          </table:table-cell>
          <table:table-cell office:value-type="float" office:value="0.0935038938451661" calcext:value-type="float">
            <text:p>0.093503893845166</text:p>
          </table:table-cell>
          <table:table-cell table:number-columns-repeated="3"/>
        </table:table-row>
        <table:table-row table:style-name="ro1">
          <table:covered-table-cell table:style-name="ce248"/>
          <table:covered-table-cell table:style-name="ce251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699912</text:p>
          </table:table-cell>
          <table:table-cell office:value-type="float" office:value="0.0934794112814307" calcext:value-type="float">
            <text:p>0.093479411281431</text:p>
          </table:table-cell>
          <table:table-cell table:number-columns-repeated="3"/>
        </table:table-row>
        <table:table-row table:style-name="ro1">
          <table:table-cell table:style-name="ce230" office:value-type="string" calcext:value-type="string">
            <text:p>EDD</text:p>
          </table:table-cell>
          <table:table-cell table:style-name="ce250" office:value-type="string" calcext:value-type="string">
            <text:p>plus H2O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25211</text:p>
          </table:table-cell>
          <table:table-cell table:style-name="ce230" office:value-type="string" calcext:value-type="string">
            <text:p>EDD</text:p>
          </table:table-cell>
          <table:table-cell table:style-name="ce240" office:value-type="float" office:value="0.000000125694785471711" calcext:value-type="float">
            <text:p>1.25694785471711E-07</text:p>
          </table:table-cell>
          <table:table-cell table:style-name="ce240" office:value-type="float" office:value="0.10782272225211" calcext:value-type="float">
            <text:p>0.10782272225211</text:p>
          </table:table-cell>
        </table:table-row>
        <table:table-row table:style-name="ro1">
          <table:table-cell table:style-name="ce236" office:value-type="string" calcext:value-type="string">
            <text:p>EDA</text:p>
          </table:table-cell>
          <table:table-cell table:style-name="ce251" office:value-type="string" calcext:value-type="string">
            <text:p>sam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27449</text:p>
          </table:table-cell>
          <table:table-cell table:style-name="ce236" office:value-type="string" calcext:value-type="string">
            <text:p>EDA</text:p>
          </table:table-cell>
          <table:table-cell table:style-name="ce240" office:value-type="float" office:value="0.000000125696958126635" calcext:value-type="float">
            <text:p>1.25696958126635E-07</text:p>
          </table:table-cell>
          <table:table-cell table:style-name="ce240" office:value-type="float" office:value="0.107814670327449" calcext:value-type="float">
            <text:p>0.107814670327449</text:p>
          </table:table-cell>
        </table:table-row>
        <table:table-row table:style-name="ro1">
          <table:table-cell table:style-name="ce230" office:value-type="string" calcext:value-type="string">
            <text:p>PPC</text:p>
          </table:table-cell>
          <table:table-cell table:style-name="ce250" office:value-type="string" calcext:value-type="string">
            <text:p>HCO3→CO2 + H+ but it’s the sam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39589</text:p>
          </table:table-cell>
          <table:table-cell table:style-name="ce230" office:value-type="string" calcext:value-type="string">
            <text:p>PPC</text:p>
          </table:table-cell>
          <table:table-cell table:style-name="ce240" office:value-type="float" office:value="-0.000002820770550459" calcext:value-type="float">
            <text:p>-2.820770550459E-06</text:p>
          </table:table-cell>
          <table:table-cell table:style-name="ce240" office:value-type="float" office:value="3.85485294239589" calcext:value-type="float">
            <text:p>3.85485294239589</text:p>
          </table:table-cell>
        </table:table-row>
        <table:table-row table:style-name="ro1">
          <table:table-cell table:style-name="ce226" office:value-type="string" calcext:value-type="string">
            <text:p>PPCK</text:p>
          </table:table-cell>
          <table:table-cell office:value-type="string" calcext:value-type="string">
            <text:p>HCO3→CO2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02417</text:p>
          </table:table-cell>
          <table:table-cell office:value-type="float" office:value="3.9008176739073" calcext:value-type="float">
            <text:p>3.9008176739073</text:p>
          </table:table-cell>
          <table:table-cell table:style-name="ce226" office:value-type="string" calcext:value-type="string">
            <text:p>PPCK</text:p>
          </table:table-cell>
          <table:table-cell table:style-name="ce240" office:value-type="float" office:value="-0.213703848702417" calcext:value-type="float">
            <text:p>-0.213703848702417</text:p>
          </table:table-cell>
          <table:table-cell table:style-name="ce240" office:value-type="float" office:value="3.9008176739073" calcext:value-type="float">
            <text:p>3.9008176739073</text:p>
          </table:table-cell>
        </table:table-row>
        <table:table-row table:style-name="ro1">
          <table:table-cell table:style-name="ce227" office:value-type="string" calcext:value-type="string">
            <text:p>ME1</text:p>
          </table:table-cell>
          <table:table-cell table:style-name="ce251" office:value-type="string" calcext:value-type="string">
            <text:p>HCO3→CO2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46224</text:p>
          </table:table-cell>
          <table:table-cell table:style-name="ce227" office:value-type="string" calcext:value-type="string">
            <text:p>ME1</text:p>
          </table:table-cell>
          <table:table-cell table:style-name="ce240" office:value-type="float" office:value="-0.00000754377525898197" calcext:value-type="float">
            <text:p>-7.54377525898197E-06</text:p>
          </table:table-cell>
          <table:table-cell table:style-name="ce240" office:value-type="float" office:value="0.351111495146224" calcext:value-type="float">
            <text:p>0.351111495146224</text:p>
          </table:table-cell>
        </table:table-row>
        <table:table-row table:style-name="ro1">
          <table:table-cell table:style-name="ce230" office:value-type="string" calcext:value-type="string">
            <text:p>CS</text:p>
          </table:table-cell>
          <table:table-cell table:style-name="ce250" office:value-type="string" calcext:value-type="string">
            <text:p>plus H2O and H+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262331</text:p>
          </table:table-cell>
          <table:table-cell table:style-name="ce230" office:value-type="string" calcext:value-type="string">
            <text:p>CS</text:p>
          </table:table-cell>
          <table:table-cell table:style-name="ce240" office:value-type="float" office:value="-0.00000303562266248668" calcext:value-type="float">
            <text:p>-3.03562266248668E-06</text:p>
          </table:table-cell>
          <table:table-cell table:style-name="ce240" office:value-type="float" office:value="0.430928326262331" calcext:value-type="float">
            <text:p>0.430928326262331</text:p>
          </table:table-cell>
        </table:table-row>
        <table:table-row table:style-name="ro1">
          <table:table-cell table:style-name="ce226" office:value-type="string" calcext:value-type="string">
            <text:p>ACONTa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761272</text:p>
          </table:table-cell>
          <table:table-cell table:style-name="ce226" office:value-type="string" calcext:value-type="string">
            <text:p>ACONTa</text:p>
          </table:table-cell>
          <table:table-cell table:style-name="ce240" office:value-type="float" office:value="-0.00000306991638234588" calcext:value-type="float">
            <text:p>-3.06991638234588E-06</text:p>
          </table:table-cell>
          <table:table-cell table:style-name="ce240" office:value-type="float" office:value="0.430903692761272" calcext:value-type="float">
            <text:p>0.430903692761272</text:p>
          </table:table-cell>
        </table:table-row>
        <table:table-row table:style-name="ro1">
          <table:table-cell table:style-name="ce226" office:value-type="string" calcext:value-type="string">
            <text:p>ACONTb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45913</text:p>
          </table:table-cell>
          <table:table-cell table:style-name="ce226" office:value-type="string" calcext:value-type="string">
            <text:p>ACONTb</text:p>
          </table:table-cell>
          <table:table-cell table:style-name="ce240" office:value-type="float" office:value="-0.00000307454995022945" calcext:value-type="float">
            <text:p>-3.07454995022945E-06</text:p>
          </table:table-cell>
          <table:table-cell table:style-name="ce240" office:value-type="float" office:value="0.430895164845913" calcext:value-type="float">
            <text:p>0.430895164845913</text:p>
          </table:table-cell>
        </table:table-row>
        <table:table-row table:style-name="ro1">
          <table:table-cell table:style-name="ce226" office:value-type="string" calcext:value-type="string">
            <text:p>ICDHyr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552558</text:p>
          </table:table-cell>
          <table:table-cell table:style-name="ce226" office:value-type="string" calcext:value-type="string">
            <text:p>ICDHyr</text:p>
          </table:table-cell>
          <table:table-cell table:style-name="ce240" office:value-type="float" office:value="-0.00000238954141299037" calcext:value-type="float">
            <text:p>-2.38954141299037E-06</text:p>
          </table:table-cell>
          <table:table-cell table:style-name="ce240" office:value-type="float" office:value="0.728639776552558" calcext:value-type="float">
            <text:p>0.728639776552558</text:p>
          </table:table-cell>
        </table:table-row>
        <table:table-row table:style-name="ro1">
          <table:table-cell table:style-name="ce226" office:value-type="string" calcext:value-type="string">
            <text:p>AKGDH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3.13896034286178E-06</text:p>
          </table:table-cell>
          <table:table-cell office:value-type="float" office:value="0.689925703506458" calcext:value-type="float">
            <text:p>0.689925703506458</text:p>
          </table:table-cell>
          <table:table-cell table:style-name="ce226" office:value-type="string" calcext:value-type="string">
            <text:p>AKGDH</text:p>
          </table:table-cell>
          <table:table-cell table:style-name="ce240" office:value-type="float" office:value="-0.00000313896034286178" calcext:value-type="float">
            <text:p>-3.13896034286178E-06</text:p>
          </table:table-cell>
          <table:table-cell table:style-name="ce240" office:value-type="float" office:value="0.689925703506458" calcext:value-type="float">
            <text:p>0.689925703506458</text:p>
          </table:table-cell>
        </table:table-row>
        <table:table-row table:style-name="ro1">
          <table:table-cell table:style-name="ce226" office:value-type="string" calcext:value-type="string">
            <text:p>SUCOAS</text:p>
          </table:table-cell>
          <table:table-cell table:style-name="ce261" office:value-type="string" calcext:value-type="string">
            <text:p>It’s reversed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31056</text:p>
          </table:table-cell>
          <table:table-cell table:style-name="ce226" office:value-type="string" calcext:value-type="string">
            <text:p>SUCOAS</text:p>
          </table:table-cell>
          <table:table-cell table:style-name="ce240" office:value-type="float" office:value="-0.628595668531056" calcext:value-type="float">
            <text:p>-0.628595668531056</text:p>
          </table:table-cell>
          <table:table-cell table:style-name="ce240" office:value-type="float" office:value="0.00000291347769625047" calcext:value-type="float">
            <text:p>2.91347769625047E-06</text:p>
          </table:table-cell>
        </table:table-row>
        <table:table-row table:style-name="ro1">
          <table:table-cell table:style-name="ce197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46893</text:p>
          </table:table-cell>
          <table:table-cell table:style-name="ce197" office:value-type="string" calcext:value-type="string">
            <text:p>SUCDi</text:p>
          </table:table-cell>
          <table:table-cell table:style-name="ce240" office:value-type="float" office:value="-0.0000057234064317452" calcext:value-type="float">
            <text:p>-5.7234064317452E-06</text:p>
          </table:table-cell>
          <table:table-cell table:style-name="ce240" office:value-type="float" office:value="0.429704885246893" calcext:value-type="float">
            <text:p>0.429704885246893</text:p>
          </table:table-cell>
        </table:table-row>
        <table:table-row table:style-name="ro1">
          <table:table-cell table:style-name="ce226" office:value-type="string" calcext:value-type="string">
            <text:p>FU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4535</text:p>
          </table:table-cell>
          <table:table-cell table:style-name="ce226" office:value-type="string" calcext:value-type="string">
            <text:p>FUM</text:p>
          </table:table-cell>
          <table:table-cell table:style-name="ce240" office:value-type="float" office:value="-0.00000618124371891676" calcext:value-type="float">
            <text:p>-6.18124371891676E-06</text:p>
          </table:table-cell>
          <table:table-cell table:style-name="ce240" office:value-type="float" office:value="0.42969379674535" calcext:value-type="float">
            <text:p>0.42969379674535</text:p>
          </table:table-cell>
        </table:table-row>
        <table:table-row table:style-name="ro1">
          <table:table-cell table:style-name="ce231" office:value-type="string" calcext:value-type="string">
            <text:p>MDH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0937</text:p>
          </table:table-cell>
          <table:table-cell table:style-name="ce231" office:value-type="string" calcext:value-type="string">
            <text:p>MDH2</text:p>
          </table:table-cell>
          <table:table-cell table:style-name="ce240" table:formula="of:=[.D46]-[.E47]" office:value-type="float" office:value="-9.84653898859517" calcext:value-type="float">
            <text:p>-9.84653898859517</text:p>
          </table:table-cell>
          <table:table-cell table:style-name="ce240" table:formula="of:=[.E46]-[.D47]" office:value-type="float" office:value="10.1713439906374" calcext:value-type="float">
            <text:p>10.1713439906374</text:p>
          </table:table-cell>
        </table:table-row>
        <table:table-row table:style-name="ro1">
          <table:table-cell table:style-name="ce231" office:value-type="string" calcext:value-type="string">
            <text:p>MDH2</text:p>
          </table:table-cell>
          <table:table-cell table:style-name="ce251" office:value-type="string" calcext:value-type="string">
            <text:p>reverse from the top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02211</text:p>
          </table:table-cell>
          <table:table-cell table:number-columns-repeated="3"/>
        </table:table-row>
        <table:table-row table:style-name="ro1">
          <table:table-cell table:style-name="ce224" office:value-type="string" calcext:value-type="string">
            <text:p>ICL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492263</text:p>
          </table:table-cell>
          <table:table-cell table:style-name="ce224" office:value-type="string" calcext:value-type="string">
            <text:p>ICL</text:p>
          </table:table-cell>
          <table:table-cell table:style-name="ce240" office:value-type="float" office:value="-0.000000691165476520435" calcext:value-type="float">
            <text:p>-6.91165476520435E-07</text:p>
          </table:table-cell>
          <table:table-cell table:style-name="ce240" office:value-type="float" office:value="0.324793856492263" calcext:value-type="float">
            <text:p>0.324793856492263</text:p>
          </table:table-cell>
        </table:table-row>
        <table:table-row table:style-name="ro1">
          <table:table-cell table:style-name="ce227" office:value-type="string" calcext:value-type="string">
            <text:p>MALS</text:p>
          </table:table-cell>
          <table:table-cell table:style-name="ce251" office:value-type="string" calcext:value-type="string">
            <text:p>plus H+ H2O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1994922</text:p>
          </table:table-cell>
          <table:table-cell table:style-name="ce227" office:value-type="string" calcext:value-type="string">
            <text:p>MALS</text:p>
          </table:table-cell>
          <table:table-cell table:style-name="ce240" office:value-type="float" office:value="-0.000000708904685159966" calcext:value-type="float">
            <text:p>-7.08904685159966E-07</text:p>
          </table:table-cell>
          <table:table-cell table:style-name="ce240" office:value-type="float" office:value="0.324793611994922" calcext:value-type="float">
            <text:p>0.324793611994922</text:p>
          </table:table-cell>
        </table:table-row>
        <table:table-row table:style-name="ro1">
          <table:table-cell table:style-name="ce224" office:value-type="string" calcext:value-type="string">
            <text:p>PTAr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472007</text:p>
          </table:table-cell>
          <table:table-cell table:style-name="ce224" office:value-type="string" calcext:value-type="string">
            <text:p>PTAr</text:p>
          </table:table-cell>
          <table:table-cell table:style-name="ce240" office:value-type="float" office:value="-0.00000424330291143847" calcext:value-type="float">
            <text:p>-4.24330291143847E-06</text:p>
          </table:table-cell>
          <table:table-cell table:style-name="ce240" office:value-type="float" office:value="0.366628807472007" calcext:value-type="float">
            <text:p>0.366628807472007</text:p>
          </table:table-cell>
        </table:table-row>
        <table:table-row table:style-name="ro1">
          <table:table-cell table:style-name="ce226" office:value-type="string" calcext:value-type="string">
            <text:p>ACKr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153257</text:p>
          </table:table-cell>
          <table:table-cell table:style-name="ce226" office:value-type="string" calcext:value-type="string">
            <text:p>ACKr</text:p>
          </table:table-cell>
          <table:table-cell table:style-name="ce240" office:value-type="float" office:value="-0.00000001405278063481" calcext:value-type="float">
            <text:p>-1.405278063481E-08</text:p>
          </table:table-cell>
          <table:table-cell table:style-name="ce240" office:value-type="float" office:value="0.352082266153257" calcext:value-type="float">
            <text:p>0.352082266153257</text:p>
          </table:table-cell>
        </table:table-row>
        <table:table-row table:style-name="ro1">
          <table:table-cell table:style-name="ce236" office:value-type="string" calcext:value-type="string">
            <text:p>ACS"</text:p>
          </table:table-cell>
          <table:table-cell table:style-name="ce251" office:value-type="string" calcext:value-type="string">
            <text:p>sam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2.35304846216521E-06</text:p>
          </table:table-cell>
          <table:table-cell office:value-type="float" office:value="0.352054182501867" calcext:value-type="float">
            <text:p>0.352054182501867</text:p>
          </table:table-cell>
          <table:table-cell table:style-name="ce236" office:value-type="string" calcext:value-type="string">
            <text:p>ACS</text:p>
          </table:table-cell>
          <table:table-cell table:style-name="ce240" office:value-type="float" office:value="-0.00000235304846216521" calcext:value-type="float">
            <text:p>-2.35304846216521E-06</text:p>
          </table:table-cell>
          <table:table-cell table:style-name="ce240" office:value-type="float" office:value="0.352054182501867" calcext:value-type="float">
            <text:p>0.352054182501867</text:p>
          </table:table-cell>
        </table:table-row>
        <table:table-row table:style-name="ro1">
          <table:table-cell table:style-name="ce230" office:value-type="string" calcext:value-type="string">
            <text:p>NADH16pp</text:p>
          </table:table-cell>
          <table:table-cell table:style-name="ce250" office:value-type="string" calcext:value-type="string">
            <text:p>different H+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2.1109780305725E-06</text:p>
          </table:table-cell>
          <table:table-cell office:value-type="float" office:value="1.28815457793542" calcext:value-type="float">
            <text:p>1.28815457793542</text:p>
          </table:table-cell>
          <table:table-cell table:style-name="ce230" office:value-type="string" calcext:value-type="string">
            <text:p>NADH16pp</text:p>
          </table:table-cell>
          <table:table-cell table:style-name="ce240" office:value-type="float" office:value="0.0000021109780305725" calcext:value-type="float">
            <text:p>2.1109780305725E-06</text:p>
          </table:table-cell>
          <table:table-cell table:style-name="ce240" office:value-type="float" office:value="1.28815457793542" calcext:value-type="float">
            <text:p>1.28815457793542</text:p>
          </table:table-cell>
        </table:table-row>
        <table:table-row table:style-name="ro1">
          <table:table-cell table:style-name="ce226" office:value-type="string" calcext:value-type="string">
            <text:p>NADH5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1964</text:p>
          </table:table-cell>
          <table:table-cell table:style-name="ce226" office:value-type="string" calcext:value-type="string">
            <text:p>NADH5</text:p>
          </table:table-cell>
          <table:table-cell table:style-name="ce240" office:value-type="float" office:value="0.00000208264083985641" calcext:value-type="float">
            <text:p>2.08264083985641E-06</text:p>
          </table:table-cell>
          <table:table-cell table:style-name="ce240" office:value-type="float" office:value="1.42403693181964" calcext:value-type="float">
            <text:p>1.42403693181964</text:p>
          </table:table-cell>
        </table:table-row>
        <table:table-row table:style-name="ro1">
          <table:table-cell table:style-name="ce197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677742</text:p>
          </table:table-cell>
          <table:table-cell table:number-columns-repeated="3"/>
        </table:table-row>
        <table:table-row table:style-name="ro1">
          <table:table-cell table:style-name="ce238" office:value-type="string" calcext:value-type="string">
            <text:p>CYTBO3_4pp</text:p>
          </table:table-cell>
          <table:table-cell office:value-type="string" calcext:value-type="string">
            <text:p>its half, different stochiometry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4928</text:p>
          </table:table-cell>
          <table:table-cell table:style-name="ce238" office:value-type="string" calcext:value-type="string">
            <text:p>CYTBO3_4pp</text:p>
          </table:table-cell>
          <table:table-cell table:style-name="ce240" office:value-type="float" office:value="0.000000351438451007501" calcext:value-type="float">
            <text:p>3.51438451007501E-07</text:p>
          </table:table-cell>
          <table:table-cell table:style-name="ce240" office:value-type="float" office:value="1.33143286274928" calcext:value-type="float">
            <text:p>1.33143286274928</text:p>
          </table:table-cell>
        </table:table-row>
        <table:table-row table:style-name="ro1">
          <table:table-cell table:style-name="ce227" office:value-type="string" calcext:value-type="string">
            <text:p>ATPS4rpp</text:p>
          </table:table-cell>
          <table:table-cell table:style-name="ce251" office:value-type="string" calcext:value-type="string">
            <text:p>minus H+ plus H2O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0596</text:p>
          </table:table-cell>
          <table:table-cell table:style-name="ce227" office:value-type="string" calcext:value-type="string">
            <text:p>ATPS4rpp</text:p>
          </table:table-cell>
          <table:table-cell table:style-name="ce240" office:value-type="float" office:value="-0.00000430551197927912" calcext:value-type="float">
            <text:p>-4.30551197927912E-06</text:p>
          </table:table-cell>
          <table:table-cell table:style-name="ce240" office:value-type="float" office:value="3.72743597590596" calcext:value-type="float">
            <text:p>3.72743597590596</text:p>
          </table:table-cell>
        </table:table-row>
        <table:table-row table:style-name="ro1">
          <table:table-cell table:style-name="ce224" office:value-type="string" calcext:value-type="string">
            <text:p>NADTRHD</text:p>
          </table:table-cell>
          <table:table-cell table:style-name="ce250" office:value-type="string" calcext:value-type="string">
            <text:p>sam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169854</text:p>
          </table:table-cell>
          <table:table-cell office:value-type="float" office:value="0.558179141806176" calcext:value-type="float">
            <text:p>0.558179141806176</text:p>
          </table:table-cell>
          <table:table-cell table:style-name="ce224" office:value-type="string" calcext:value-type="string">
            <text:p>NADTRHD</text:p>
          </table:table-cell>
          <table:table-cell table:style-name="ce240" office:value-type="float" office:value="-0.259014139169854" calcext:value-type="float">
            <text:p>-0.259014139169854</text:p>
          </table:table-cell>
          <table:table-cell table:style-name="ce240" office:value-type="float" office:value="0.558179141806176" calcext:value-type="float">
            <text:p>0.558179141806176</text:p>
          </table:table-cell>
        </table:table-row>
        <table:table-row table:style-name="ro1">
          <table:table-cell table:style-name="ce225" office:value-type="string" calcext:value-type="string">
            <text:p>ADK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36043</text:p>
          </table:table-cell>
          <table:table-cell table:style-name="ce225" office:value-type="string" calcext:value-type="string">
            <text:p>ADK1</text:p>
          </table:table-cell>
          <table:table-cell table:style-name="ce240" office:value-type="float" office:value="-0.00000139537292816542" calcext:value-type="float">
            <text:p>-1.39537292816542E-06</text:p>
          </table:table-cell>
          <table:table-cell table:style-name="ce240" office:value-type="float" office:value="0.360832298136043" calcext:value-type="float">
            <text:p>0.360832298136043</text:p>
          </table:table-cell>
        </table:table-row>
        <table:table-row table:style-name="ro1">
          <table:table-cell table:style-name="ce226" office:value-type="string" calcext:value-type="string">
            <text:p>ATP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0996</text:p>
          </table:table-cell>
          <table:table-cell office:value-type="float" office:value="3.87087791742171" calcext:value-type="float">
            <text:p>3.87087791742171</text:p>
          </table:table-cell>
          <table:table-cell table:style-name="ce226" office:value-type="string" calcext:value-type="string">
            <text:p>ATPM</text:p>
          </table:table-cell>
          <table:table-cell table:style-name="ce240" office:value-type="float" office:value="-2.37669192810996" calcext:value-type="float">
            <text:p>-2.37669192810996</text:p>
          </table:table-cell>
          <table:table-cell table:style-name="ce240" office:value-type="float" office:value="3.87087791742171" calcext:value-type="float">
            <text:p>3.87087791742171</text:p>
          </table:table-cell>
        </table:table-row>
        <table:table-row table:style-name="ro1">
          <table:table-cell table:style-name="ce225" office:value-type="string" calcext:value-type="string">
            <text:p>ADNCY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5999276</text:p>
          </table:table-cell>
          <table:table-cell table:style-name="ce225" office:value-type="string" calcext:value-type="string">
            <text:p>ADNCYC</text:p>
          </table:table-cell>
          <table:table-cell table:style-name="ce240" office:value-type="float" office:value="-0.000000524819405608619" calcext:value-type="float">
            <text:p>-5.24819405608619E-07</text:p>
          </table:table-cell>
          <table:table-cell table:style-name="ce240" office:value-type="float" office:value="0.0307184459992762" calcext:value-type="float">
            <text:p>0.030718445999276</text:p>
          </table:table-cell>
        </table:table-row>
        <table:table-row table:style-name="ro1">
          <table:table-cell table:style-name="ce227" office:value-type="string" calcext:value-type="string">
            <text:p>PDE4</text:p>
          </table:table-cell>
          <table:table-cell table:style-name="ce251" office:value-type="string" calcext:value-type="string">
            <text:p>plus H2O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387917</text:p>
          </table:table-cell>
          <table:table-cell table:style-name="ce227" office:value-type="string" calcext:value-type="string">
            <text:p>PDE4</text:p>
          </table:table-cell>
          <table:table-cell table:style-name="ce240" office:value-type="float" office:value="-0.000000525181970539795" calcext:value-type="float">
            <text:p>-5.25181970539795E-07</text:p>
          </table:table-cell>
          <table:table-cell table:style-name="ce240" office:value-type="float" office:value="0.0307041273879167" calcext:value-type="float">
            <text:p>0.030704127387917</text:p>
          </table:table-cell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5" table:style-name="ta1">
        <table:table-column table:style-name="co11" table:default-cell-style-name="ce226"/>
        <table:table-column table:style-name="co11" table:number-columns-repeated="2" table:default-cell-style-name="ce240"/>
        <table:table-row table:style-name="ro1">
          <table:table-cell table:style-name="ce223" office:value-type="string" calcext:value-type="string">
            <text:p>EX_glc_LPAREN_e_RPAREN_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table:style-name="ce223" office:value-type="string" calcext:value-type="string">
            <text:p>EX_ac_LPAREN_e_RPAREN_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224" office:value-type="string" calcext:value-type="string">
            <text:p>GLCtexi</text:p>
          </table:table-cell>
          <table:table-cell office:value-type="float" office:value="0.000574856722407099" calcext:value-type="float">
            <text:p>0.000574856722407</text:p>
          </table:table-cell>
          <table:table-cell office:value-type="float" office:value="0.230009188263143" calcext:value-type="float">
            <text:p>0.230009188263143</text:p>
          </table:table-cell>
        </table:table-row>
        <table:table-row table:style-name="ro1">
          <table:table-cell table:style-name="ce225" office:value-type="string" calcext:value-type="string">
            <text:p>PItex</text:p>
          </table:table-cell>
          <table:table-cell office:value-type="float" office:value="-0.665981886037444" calcext:value-type="float">
            <text:p>-0.665981886037444</text:p>
          </table:table-cell>
          <table:table-cell office:value-type="float" office:value="0.503177546081487" calcext:value-type="float">
            <text:p>0.503177546081487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175302526836628" calcext:value-type="float">
            <text:p>-0.000175302526837</text:p>
          </table:table-cell>
          <table:table-cell office:value-type="float" office:value="0.000426751480320819" calcext:value-type="float">
            <text:p>0.000426751480321</text:p>
          </table:table-cell>
        </table:table-row>
        <table:table-row table:style-name="ro1">
          <table:table-cell table:style-name="ce227" office:value-type="string" calcext:value-type="string">
            <text:p>ACACtex</text:p>
          </table:table-cell>
          <table:table-cell office:value-type="float" office:value="-0.000426022569592791" calcext:value-type="float">
            <text:p>-0.000426022569593</text:p>
          </table:table-cell>
          <table:table-cell office:value-type="float" office:value="0.000174759275203015" calcext:value-type="float">
            <text:p>0.000174759275203</text:p>
          </table:table-cell>
        </table:table-row>
        <table:table-row table:style-name="ro1">
          <table:table-cell table:style-name="ce196" office:value-type="string" calcext:value-type="string">
            <text:p>GLCptspp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32741</text:p>
          </table:table-cell>
        </table:table-row>
        <table:table-row table:style-name="ro1">
          <table:table-cell table:style-name="ce223" office:value-type="string" calcext:value-type="string">
            <text:p>PIt2rpp</text:p>
          </table:table-cell>
          <table:table-cell office:value-type="float" office:value="-0.665864009258967" calcext:value-type="float">
            <text:p>-0.665864009258967</text:p>
          </table:table-cell>
          <table:table-cell office:value-type="float" office:value="0.503177558852671" calcext:value-type="float">
            <text:p>0.503177558852671</text:p>
          </table:table-cell>
        </table:table-row>
        <table:table-row table:style-name="ro1">
          <table:table-cell table:style-name="ce224" office:value-type="string" calcext:value-type="string">
            <text:p>PGI</text:p>
          </table:table-cell>
          <table:table-cell office:value-type="float" office:value="-0.100550868800963" calcext:value-type="float">
            <text:p>-0.100550868800963</text:p>
          </table:table-cell>
          <table:table-cell office:value-type="float" office:value="0.228552851076405" calcext:value-type="float">
            <text:p>0.228552851076405</text:p>
          </table:table-cell>
        </table:table-row>
        <table:table-row table:style-name="ro1">
          <table:table-cell table:style-name="ce225"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773813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17872</text:p>
          </table:table-cell>
        </table:table-row>
        <table:table-row table:style-name="ro1">
          <table:table-cell table:style-name="ce225"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11226</text:p>
          </table:table-cell>
        </table:table-row>
        <table:table-row table:style-name="ro1">
          <table:table-cell table:style-name="ce225"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12261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25177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505300292790395" calcext:value-type="float">
            <text:p>-0.505300292790395</text:p>
          </table:table-cell>
          <table:table-cell office:value-type="float" office:value="0.0000000164007038365006" calcext:value-type="float">
            <text:p>1.64007038365006E-08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484969661044" calcext:value-type="float">
            <text:p>-0.4484969661044</text:p>
          </table:table-cell>
          <table:table-cell office:value-type="float" office:value="0.0000000161032508051582" calcext:value-type="float">
            <text:p>1.61032508051582E-08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01661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068805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27558</text:p>
          </table:table-cell>
          <table:table-cell office:value-type="float" office:value="0.00134484651356249" calcext:value-type="float">
            <text:p>0.001344846513562</text:p>
          </table:table-cell>
        </table:table-row>
        <table:table-row table:style-name="ro1">
          <table:table-cell table:style-name="ce227"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27377</text:p>
          </table:table-cell>
        </table:table-row>
        <table:table-row table:style-name="ro1">
          <table:table-cell table:style-name="ce230" office:value-type="string" calcext:value-type="string">
            <text:p>G6PDH2r</text:p>
          </table:table-cell>
          <table:table-cell office:value-type="float" office:value="0.00000431502854730746" calcext:value-type="float">
            <text:p>4.31502854730746E-06</text:p>
          </table:table-cell>
          <table:table-cell office:value-type="float" office:value="0.319963139680334" calcext:value-type="float">
            <text:p>0.319963139680334</text:p>
          </table:table-cell>
        </table:table-row>
        <table:table-row table:style-name="ro1">
          <table:table-cell table:style-name="ce231" office:value-type="string" calcext:value-type="string">
            <text:p>PGL</text:p>
          </table:table-cell>
          <table:table-cell office:value-type="float" office:value="0.00000431502826989289" calcext:value-type="float">
            <text:p>4.31502826989289E-06</text:p>
          </table:table-cell>
          <table:table-cell office:value-type="float" office:value="0.319962503713797" calcext:value-type="float">
            <text:p>0.31996250371379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856518</text:p>
          </table:table-cell>
          <table:table-cell office:value-type="float" office:value="0.257004198747215" calcext:value-type="float">
            <text:p>0.257004198747215</text:p>
          </table:table-cell>
        </table:table-row>
        <table:table-row table:style-name="ro1">
          <table:table-cell table:style-name="ce225" office:value-type="string" calcext:value-type="string">
            <text:p>RPE</text:p>
          </table:table-cell>
          <table:table-cell office:value-type="float" office:value="-0.030508666883869" calcext:value-type="float">
            <text:p>-0.030508666883869</text:p>
          </table:table-cell>
          <table:table-cell office:value-type="float" office:value="0.164551437630362" calcext:value-type="float">
            <text:p>0.164551437630362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101632323704678" calcext:value-type="float">
            <text:p>-0.101632323704678</text:p>
          </table:table-cell>
          <table:table-cell office:value-type="float" office:value="0.0000887734027675204" calcext:value-type="float">
            <text:p>8.87734027675204E-05</text:p>
          </table:table-cell>
        </table:table-row>
        <table:table-row table:style-name="ro1">
          <table:table-cell table:style-name="ce230"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25211</text:p>
          </table:table-cell>
        </table:table-row>
        <table:table-row table:style-name="ro1">
          <table:table-cell table:style-name="ce236"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27449</text:p>
          </table:table-cell>
        </table:table-row>
        <table:table-row table:style-name="ro1">
          <table:table-cell table:style-name="ce230"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39589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213703848702417" calcext:value-type="float">
            <text:p>-0.213703848702417</text:p>
          </table:table-cell>
          <table:table-cell office:value-type="float" office:value="3.9008176739073" calcext:value-type="float">
            <text:p>3.9008176739073</text:p>
          </table:table-cell>
        </table:table-row>
        <table:table-row table:style-name="ro1">
          <table:table-cell table:style-name="ce227" office:value-type="string" calcext:value-type="string">
            <text:p>ME1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46224</text:p>
          </table:table-cell>
        </table:table-row>
        <table:table-row table:style-name="ro1">
          <table:table-cell table:style-name="ce230" office:value-type="string" calcext:value-type="string">
            <text:p>CS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262331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761272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45913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552558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-0.00000313896034286178" calcext:value-type="float">
            <text:p>-3.13896034286178E-06</text:p>
          </table:table-cell>
          <table:table-cell office:value-type="float" office:value="0.689925703506458" calcext:value-type="float">
            <text:p>0.689925703506458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628595668531056" calcext:value-type="float">
            <text:p>-0.628595668531056</text:p>
          </table:table-cell>
          <table:table-cell office:value-type="float" office:value="0.00000291347769625047" calcext:value-type="float">
            <text:p>2.91347769625047E-06</text:p>
          </table:table-cell>
        </table:table-row>
        <table:table-row table:style-name="ro1">
          <table:table-cell table:style-name="ce197" office:value-type="string" calcext:value-type="string">
            <text:p>SUCDi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46893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4535</text:p>
          </table:table-cell>
        </table:table-row>
        <table:table-row table:style-name="ro1">
          <table:table-cell table:style-name="ce231" office:value-type="string" calcext:value-type="string">
            <text:p>MDH2</text:p>
          </table:table-cell>
          <table:table-cell office:value-type="float" office:value="-9.84652331402211" calcext:value-type="float">
            <text:p>-9.84652331402211</text:p>
          </table:table-cell>
          <table:table-cell office:value-type="float" office:value="10.1713285290937" calcext:value-type="float">
            <text:p>10.1713285290937</text:p>
          </table:table-cell>
        </table:table-row>
        <table:table-row table:style-name="ro1">
          <table:table-cell table:style-name="ce224" office:value-type="string" calcext:value-type="string">
            <text:p>ICL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492263</text:p>
          </table:table-cell>
        </table:table-row>
        <table:table-row table:style-name="ro1">
          <table:table-cell table:style-name="ce227" office:value-type="string" calcext:value-type="string">
            <text:p>MALS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1994922</text:p>
          </table:table-cell>
        </table:table-row>
        <table:table-row table:style-name="ro1">
          <table:table-cell table:style-name="ce224" office:value-type="string" calcext:value-type="string">
            <text:p>PTAr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472007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153257</text:p>
          </table:table-cell>
        </table:table-row>
        <table:table-row table:style-name="ro1">
          <table:table-cell table:style-name="ce236" office:value-type="string" calcext:value-type="string">
            <text:p>ACS</text:p>
          </table:table-cell>
          <table:table-cell office:value-type="float" office:value="-0.00000235304846216521" calcext:value-type="float">
            <text:p>-2.35304846216521E-06</text:p>
          </table:table-cell>
          <table:table-cell office:value-type="float" office:value="0.352054182501867" calcext:value-type="float">
            <text:p>0.352054182501867</text:p>
          </table:table-cell>
        </table:table-row>
        <table:table-row table:style-name="ro1">
          <table:table-cell table:style-name="ce230" office:value-type="string" calcext:value-type="string">
            <text:p>NADH16pp</text:p>
          </table:table-cell>
          <table:table-cell office:value-type="float" office:value="0.0000021109780305725" calcext:value-type="float">
            <text:p>2.1109780305725E-06</text:p>
          </table:table-cell>
          <table:table-cell office:value-type="float" office:value="1.28815457793542" calcext:value-type="float">
            <text:p>1.28815457793542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1964</text:p>
          </table:table-cell>
        </table:table-row>
        <table:table-row table:style-name="ro1">
          <table:table-cell table:style-name="ce238" office:value-type="string" calcext:value-type="string">
            <text:p>CYTBO3_4pp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4928</text:p>
          </table:table-cell>
        </table:table-row>
        <table:table-row table:style-name="ro1">
          <table:table-cell table:style-name="ce227" office:value-type="string" calcext:value-type="string">
            <text:p>ATPS4rpp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0596</text:p>
          </table:table-cell>
        </table:table-row>
        <table:table-row table:style-name="ro1">
          <table:table-cell table:style-name="ce224" office:value-type="string" calcext:value-type="string">
            <text:p>NADTRHD</text:p>
          </table:table-cell>
          <table:table-cell office:value-type="float" office:value="-0.259014139169854" calcext:value-type="float">
            <text:p>-0.259014139169854</text:p>
          </table:table-cell>
          <table:table-cell office:value-type="float" office:value="0.558179141806176" calcext:value-type="float">
            <text:p>0.558179141806176</text:p>
          </table:table-cell>
        </table:table-row>
        <table:table-row table:style-name="ro1">
          <table:table-cell table:style-name="ce225" office:value-type="string" calcext:value-type="string">
            <text:p>ADK1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36043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2.37669192810996" calcext:value-type="float">
            <text:p>-2.37669192810996</text:p>
          </table:table-cell>
          <table:table-cell office:value-type="float" office:value="3.87087791742171" calcext:value-type="float">
            <text:p>3.87087791742171</text:p>
          </table:table-cell>
        </table:table-row>
        <table:table-row table:style-name="ro1">
          <table:table-cell table:style-name="ce225" office:value-type="string" calcext:value-type="string">
            <text:p>ADNCYC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5999276</text:p>
          </table:table-cell>
        </table:table-row>
        <table:table-row table:style-name="ro1">
          <table:table-cell table:style-name="ce227" office:value-type="string" calcext:value-type="string">
            <text:p>PDE4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387917</text:p>
          </table:table-cell>
        </table:table-row>
      </table:table>
      <table:named-expressions/>
      <table:database-ranges>
        <table:database-range table:name="Fluxess" table:target-range-address="Fluxes.A1:Fluxes.C6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 style:data-style-name="N2" text:time-value="12:49:43.252501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31:08.471434565</meta:creation-date>
    <dc:date>2017-09-14T17:12:24.175705452</dc:date>
    <meta:editing-duration>PT9H17M3S</meta:editing-duration>
    <meta:editing-cycles>11</meta:editing-cycles>
    <meta:generator>LibreOffice/6.0.5.2$Linux_X86_64 LibreOffice_project/00m0$Build-2</meta:generator>
    <meta:document-statistic meta:table-count="5" meta:cell-count="1921" meta:object-count="0"/>
  </office:meta>
</office:document-meta>
</file>